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2.2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2.6091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3.6382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1.6118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1.5in"/>
    </style:style>
    <style:style style:name="co18" style:family="table-column">
      <style:table-column-properties fo:break-before="auto" style:column-width="0.9972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2.4984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8717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1.172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2.1264in"/>
    </style:style>
    <style:style style:name="co28" style:family="table-column">
      <style:table-column-properties fo:break-before="auto" style:column-width="1.5654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4.9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dddddd" style:vertical-align="top"/>
    </style:style>
    <style:style style:name="ce13" style:family="table-cell" style:parent-style-name="Default">
      <style:table-cell-properties fo:background-color="#afd095" style:vertical-align="top"/>
    </style:style>
    <style:style style:name="ce14" style:family="table-cell" style:parent-style-name="Default">
      <style:table-cell-properties fo:background-color="#ffd7d7" style:vertical-align="top"/>
    </style:style>
    <style:style style:name="ce15" style:family="table-cell" style:parent-style-name="Default">
      <style:table-cell-properties fo:background-color="#ffd7d7" fo:wrap-option="wrap" style:vertical-align="top"/>
    </style:style>
    <style:style style:name="ce16" style:family="table-cell" style:parent-style-name="Default">
      <style:table-cell-properties fo:background-color="#77bc65" style:vertical-align="top"/>
    </style:style>
    <style:style style:name="ce17" style:family="table-cell" style:parent-style-name="Default" style:data-style-name="N100">
      <style:table-cell-properties fo:background-color="#77bc65" style:vertical-align="top"/>
    </style:style>
    <style:style style:name="ce18" style:family="table-cell" style:parent-style-name="Default">
      <style:table-cell-properties fo:background-color="#ff6d6d" style:vertical-align="top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file_names.C107"/>
    </style:style>
    <style:style style:name="ce20" style:family="table-cell" style:parent-style-name="Default" style:data-style-name="N0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1" style:family="table-cell" style:parent-style-name="Default">
      <style:table-cell-properties fo:background-color="#ff6d6d" style:text-align-source="fix" style:repeat-content="false" fo:wrap-option="wrap" style:vertical-align="top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ff6d6d" style:vertical-align="top"/>
    </style:style>
    <style:style style:name="ce4" style:family="table-cell" style:parent-style-name="Default">
      <style:table-cell-properties fo:background-color="#dddddd" style:vertical-align="top"/>
    </style:style>
    <style:style style:name="ce23" style:family="table-cell" style:parent-style-name="Default">
      <style:table-cell-properties fo:background-color="#afd095" fo:wrap-option="wrap" style:vertical-align="top"/>
    </style:style>
    <style:style style:name="ce46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</style:style>
    <style:style style:name="ce25" style:family="table-cell" style:parent-style-name="Default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28" style:family="table-cell" style:parent-style-name="Default">
      <style:table-cell-properties fo:background-color="#b3cac7"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>
      <style:table-cell-properties fo:background-color="#81aca6" style:text-align-source="fix" style:repeat-content="false" style:vertical-align="top"/>
      <style:paragraph-properties fo:text-align="start" fo:margin-left="0in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dub_selection.D2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dub_selection.D2"/>
    </style:style>
    <style:style style:name="ce30" style:family="table-cell" style:parent-style-name="Default">
      <style:table-cell-properties fo:background-color="#ffd7d7" style:text-align-source="fix" style:repeat-content="false" fo:wrap-option="wrap" style:vertical-align="top"/>
      <style:paragraph-properties fo:text-align="start" fo:margin-left="0in"/>
    </style:style>
    <style:style style:name="ce31" style:family="table-cell" style:parent-style-name="Default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dub_selection.C7"/>
    </style:style>
    <style:style style:name="ce48" style:family="table-cell" style:parent-style-name="Default">
      <style:table-cell-properties fo:background-color="#dddddd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2]&lt;&gt;&quot;&quot;)" style:apply-style-name="Warning_20_Custom" style:base-cell-address="sub_selection.D2"/>
    </style:style>
    <style:style style:name="ce5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map style:condition="is-true-formula([.D2]&lt;&gt;&quot;&quot;)" style:apply-style-name="Warning_20_Custom" style:base-cell-address="sub_selection.D2"/>
    </style:style>
    <style:style style:name="ce35" style:family="table-cell" style:parent-style-name="Default" style:data-style-name="N0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36" style:family="table-cell" style:parent-style-name="Default" style:data-style-name="N99">
      <style:table-cell-properties fo:background-color="#ff6d6d" style:text-align-source="fix" style:repeat-content="false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5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sub_selection.C8"/>
    </style:style>
    <style:style style:name="ce63" style:family="table-cell" style:parent-style-name="Default" style:data-style-name="N100">
      <style:table-cell-properties fo:background-color="#77bc65" style:text-align-source="fix" style:repeat-content="false" style:vertical-align="top"/>
      <style:paragraph-properties fo:text-align="start" fo:margin-left="0in"/>
    </style:style>
    <style:style style:name="ce60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 fo:margin-left="0in"/>
      <style:map style:condition="cell-content()=&quot;Yes&quot;" style:apply-style-name="File_20_Input_20_Valid" style:base-cell-address="miscellaneous.C16"/>
    </style:style>
    <style:style style:name="ce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0]&lt;&gt;&quot;&quot;)" style:apply-style-name="Warning_20_Custom" style:base-cell-address="miscellaneous.D10"/>
    </style:style>
    <style:style style:name="ce62" style:family="table-cell" style:parent-style-name="Default" style:data-style-name="N99">
      <style:table-cell-properties fo:background-color="#dddddd"/>
    </style:style>
    <style:style style:name="ce6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map style:condition="is-true-formula([.D16]&lt;&gt;&quot;&quot;)" style:apply-style-name="Warning_20_Custom" style:base-cell-address="miscellaneous.D16"/>
    </style:style>
    <style:style style:name="ce83" style:family="table-cell" style:parent-style-name="Default">
      <style:table-cell-properties fo:background-color="#b7b3ca"/>
    </style:style>
    <style:style style:name="ce10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ackground-color="#6b5e9b" style:text-align-source="fix" style:repeat-content="false" fo:wrap-option="wrap" style:vertical-align="top"/>
      <style:paragraph-properties fo:text-align="start" fo:margin-left="0in"/>
      <style:text-properties style:font-name="Lucida Console" style:font-name-asian="Microsoft YaHei" style:font-name-complex="Arial"/>
    </style:style>
    <style:style style:name="ce111" style:family="table-cell" style:parent-style-name="Default" style:data-style-name="N0">
      <style:table-cell-properties fo:background-color="#6b5e9b" style:text-align-source="fix" style:repeat-content="false" fo:wrap-option="wrap" style:vertical-align="top"/>
      <style:paragraph-properties fo:text-align="start" fo:margin-left="0in"/>
    </style:style>
    <style:style style:name="ce112" style:family="table-cell" style:parent-style-name="Default">
      <style:table-cell-properties fo:background-color="#6b5e9b"/>
    </style:style>
    <style:style style:name="ce113" style:family="table-cell" style:parent-style-name="Default">
      <style:table-cell-properties fo:background-color="#6b5e9b"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fo:background-color="#ff972f" style:text-align-source="fix" style:repeat-content="false" fo:wrap-option="wrap" style:vertical-align="top"/>
      <style:paragraph-properties fo:text-align="start" fo:margin-left="0in"/>
    </style:style>
    <style:style style:name="ce115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116" style:family="table-cell" style:parent-style-name="Default">
      <style:table-cell-properties fo:background-color="#ff972f" style:text-align-source="fix" style:repeat-content="false" style:vertical-align="top"/>
      <style:paragraph-properties fo:text-align="start" fo:margin-left="0in"/>
    </style:style>
    <style:style style:name="ce85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/>
    </style:style>
    <style:style style:name="ce86" style:family="table-cell" style:parent-style-name="Default">
      <style:table-cell-properties fo:background-color="#ffb66c"/>
    </style:style>
    <style:style style:name="ce80" style:family="table-cell" style:parent-style-name="Default">
      <style:table-cell-properties fo:background-color="#dddddd" style:rotation-align="bottom" style:shrink-to-fit="false"/>
    </style:style>
    <style:style style:name="ce88" style:family="table-cell" style:parent-style-name="Default">
      <style:table-cell-properties fo:background-color="#ffdbb6" style:rotation-align="bottom" style:shrink-to-fit="false"/>
    </style:style>
    <style:style style:name="ce84" style:family="table-cell" style:parent-style-name="Default" style:data-style-name="N99">
      <style:table-cell-properties fo:background-color="#ffaa95" style:text-align-source="fix" style:repeat-content="false"/>
      <style:paragraph-properties fo:text-align="start" fo:margin-left="0in"/>
    </style:style>
    <style:style style:name="ce87" style:family="table-cell" style:parent-style-name="Default">
      <style:table-cell-properties fo:background-color="#ff7b59"/>
    </style:style>
    <style:style style:name="ce94" style:family="table-cell" style:parent-style-name="Default">
      <style:table-cell-properties fo:background-color="#ff860d"/>
    </style:style>
    <style:style style:name="ce91" style:family="table-cell" style:parent-style-name="Default" style:data-style-name="N99">
      <style:table-cell-properties fo:background-color="#ffaa95"/>
    </style:style>
    <style:style style:name="ce92" style:family="table-cell" style:parent-style-name="Default" style:data-style-name="N0">
      <style:table-cell-properties fo:background-color="#ffaa95"/>
    </style:style>
    <style:style style:name="ce93" style:family="table-cell" style:parent-style-name="Default">
      <style:table-cell-properties fo:background-color="#8e86ae" style:text-align-source="fix" style:repeat-content="false" style:vertical-align="top"/>
      <style:paragraph-properties fo:text-align="start" fo:margin-left="0in"/>
    </style:style>
    <style:style style:name="ce97" style:family="table-cell" style:parent-style-name="Default" style:data-style-name="N99">
      <style:table-cell-properties fo:background-color="#b7b3ca"/>
    </style:style>
    <style:style style:name="ce98" style:family="table-cell" style:parent-style-name="Default">
      <style:table-cell-properties fo:background-color="#8e86ae"/>
    </style:style>
    <style:style style:name="ce99" style:family="table-cell" style:parent-style-name="Default">
      <style:table-cell-properties fo:background-color="#e16173" style:text-align-source="fix" style:repeat-content="false" style:vertical-align="top"/>
      <style:paragraph-properties fo:text-align="start" fo:margin-left="0in"/>
    </style:style>
    <style:style style:name="ce100" style:family="table-cell" style:parent-style-name="Default">
      <style:table-cell-properties fo:background-color="#ec9ba4"/>
    </style:style>
    <style:style style:name="ce119" style:family="table-cell" style:parent-style-name="Default">
      <style:table-cell-properties fo:background-color="#e16173"/>
    </style:style>
    <style:style style:name="ce105" style:family="table-cell" style:parent-style-name="Default" style:data-style-name="N99">
      <style:table-cell-properties fo:background-color="#ec9ba4"/>
    </style:style>
    <style:style style:name="ce106" style:family="table-cell" style:parent-style-name="Default">
      <style:table-cell-properties fo:background-color="#a1467e" style:text-align-source="fix" style:repeat-content="false" style:vertical-align="top"/>
      <style:paragraph-properties fo:text-align="start" fo:margin-left="0in"/>
    </style:style>
    <style:style style:name="ce107" style:family="table-cell" style:parent-style-name="Default" style:data-style-name="N0">
      <style:table-cell-properties fo:background-color="#bf819e"/>
    </style:style>
    <style:style style:name="ce108" style:family="table-cell" style:parent-style-name="Default">
      <style:table-cell-properties fo:background-color="#a1467e"/>
    </style:style>
    <style:style style:name="ce109" style:family="table-cell" style:parent-style-name="Default" style:data-style-name="N99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stants.$G$3:.$G$5])" table:allow-empty-cell="true" table:display-list="unsorted" table:base-cell-address="file_names.C2">
          <table:error-message table:message-type="stop" table:display="true"/>
        </table:content-validation>
        <table:content-validation table:name="val2" table:condition="of:cell-content-is-in-list(&quot;BD&quot;;&quot;DVD&quot;)" table:allow-empty-cell="true" table:display-list="unsorted" table:base-cell-address="file_names.C2">
          <table:error-message table:message-type="stop" table:display="true"/>
        </table:content-validation>
        <table:content-validation table:name="val3" table:base-cell-address="dub_selection.C3">
          <table:error-message table:message-type="stop" table:display="true"/>
        </table:content-validation>
        <table:content-validation table:name="val4" table:condition="of:cell-content-is-in-list([$constants.$L$3:.$L$4])" table:allow-empty-cell="true" table:display-list="unsorted" table:base-cell-address="dub_selection.D10">
          <table:error-message table:message-type="stop" table:display="true"/>
        </table:content-validation>
        <table:content-validation table:name="val5" table:condition="of:cell-content-is-in-list([$constants.$N$3:.$N$4])" table:allow-empty-cell="true" table:display-list="unsorted" table:base-cell-address="video_encoding.C4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iscellaneous.C2">
          <table:error-message table:message-type="stop" table:display="true"/>
        </table:content-validation>
      </table:content-validations>
      <table:table table:name="file_nam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Media source</text:p>
          </table:table-cell>
          <table:table-cell table:style-name="ce16" table:content-validation-name="val1" office:value-type="string" calcext:value-type="string">
            <text:p>B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content-validation-name="val2"/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Input file name prefix</text:p>
          </table:table-cell>
          <table:table-cell table:style-name="ce17" office:value-type="string" calcext:value-type="string">
            <text:p>00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extension</text:p>
          </table:table-cell>
          <table:table-cell table:style-name="ce18" table:formula="of:=VLOOKUP([.$C$2];[constants.$G$2:.$H$5];MATCH([constants.$H$2];[constants.$G$2:.$H$2];0);FALSE())" office:value-type="string" office:string-value="m2ts" calcext:value-type="string">
            <text:p>m2t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nput file name entry 01</text:p>
          </table:table-cell>
          <table:table-cell table:style-name="ce17" office:value-type="string" calcext:value-type="string">
            <text:p>000</text:p>
          </table:table-cell>
          <table:table-cell table:style-name="ce22" table:formula="of:=IF([.C7]&lt;&gt;&quot;&quot;;CONCATENATE(input_file_name_prefix;[.C7]);&quot;&quot;)" office:value-type="string" office:string-value="00000" calcext:value-type="string">
            <text:p>00000</text:p>
          </table:table-cell>
          <table:table-cell table:style-name="ce22" table:formula="of:=IF([.C7]&lt;&gt;&quot;&quot;;input_file_name_prefix&amp;[.C7]&amp;&quot;.&quot;&amp;input_file_name_extension;&quot;&quot;)" office:value-type="string" office:string-value="00000.m2ts" calcext:value-type="string">
            <text:p>00000.m2ts</text:p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2</text:p>
          </table:table-cell>
          <table:table-cell table:style-name="ce17"/>
          <table:table-cell table:style-name="ce22" table:formula="of:=IF([.C8]&lt;&gt;&quot;&quot;;CONCATENATE(input_file_name_prefix;[.C8]);&quot;&quot;)">
            <text:p/>
          </table:table-cell>
          <table:table-cell table:style-name="ce22" table:formula="of:=IF([.C8]&lt;&gt;&quot;&quot;;input_file_name_prefix&amp;[.C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3</text:p>
          </table:table-cell>
          <table:table-cell table:style-name="ce17"/>
          <table:table-cell table:style-name="ce22" table:formula="of:=IF([.C9]&lt;&gt;&quot;&quot;;CONCATENATE(input_file_name_prefix;[.C9]);&quot;&quot;)">
            <text:p/>
          </table:table-cell>
          <table:table-cell table:style-name="ce22" table:formula="of:=IF([.C9]&lt;&gt;&quot;&quot;;input_file_name_prefix&amp;[.C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4</text:p>
          </table:table-cell>
          <table:table-cell table:style-name="ce17"/>
          <table:table-cell table:style-name="ce22" table:formula="of:=IF([.C10]&lt;&gt;&quot;&quot;;CONCATENATE(input_file_name_prefix;[.C10]);&quot;&quot;)">
            <text:p/>
          </table:table-cell>
          <table:table-cell table:style-name="ce22" table:formula="of:=IF([.C10]&lt;&gt;&quot;&quot;;input_file_name_prefix&amp;[.C1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5</text:p>
          </table:table-cell>
          <table:table-cell table:style-name="ce17"/>
          <table:table-cell table:style-name="ce22" table:formula="of:=IF([.C11]&lt;&gt;&quot;&quot;;CONCATENATE(input_file_name_prefix;[.C11]);&quot;&quot;)">
            <text:p/>
          </table:table-cell>
          <table:table-cell table:style-name="ce22" table:formula="of:=IF([.C11]&lt;&gt;&quot;&quot;;input_file_name_prefix&amp;[.C1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6</text:p>
          </table:table-cell>
          <table:table-cell table:style-name="ce17"/>
          <table:table-cell table:style-name="ce22" table:formula="of:=IF([.C12]&lt;&gt;&quot;&quot;;CONCATENATE(input_file_name_prefix;[.C12]);&quot;&quot;)">
            <text:p/>
          </table:table-cell>
          <table:table-cell table:style-name="ce22" table:formula="of:=IF([.C12]&lt;&gt;&quot;&quot;;input_file_name_prefix&amp;[.C1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7</text:p>
          </table:table-cell>
          <table:table-cell table:style-name="ce17"/>
          <table:table-cell table:style-name="ce22" table:formula="of:=IF([.C13]&lt;&gt;&quot;&quot;;CONCATENATE(input_file_name_prefix;[.C13]);&quot;&quot;)">
            <text:p/>
          </table:table-cell>
          <table:table-cell table:style-name="ce22" table:formula="of:=IF([.C13]&lt;&gt;&quot;&quot;;input_file_name_prefix&amp;[.C1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8</text:p>
          </table:table-cell>
          <table:table-cell table:style-name="ce17"/>
          <table:table-cell table:style-name="ce22" table:formula="of:=IF([.C14]&lt;&gt;&quot;&quot;;CONCATENATE(input_file_name_prefix;[.C14]);&quot;&quot;)">
            <text:p/>
          </table:table-cell>
          <table:table-cell table:style-name="ce22" table:formula="of:=IF([.C14]&lt;&gt;&quot;&quot;;input_file_name_prefix&amp;[.C1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09</text:p>
          </table:table-cell>
          <table:table-cell table:style-name="ce17"/>
          <table:table-cell table:style-name="ce22" table:formula="of:=IF([.C15]&lt;&gt;&quot;&quot;;CONCATENATE(input_file_name_prefix;[.C15]);&quot;&quot;)">
            <text:p/>
          </table:table-cell>
          <table:table-cell table:style-name="ce22" table:formula="of:=IF([.C15]&lt;&gt;&quot;&quot;;input_file_name_prefix&amp;[.C1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0</text:p>
          </table:table-cell>
          <table:table-cell table:style-name="ce17"/>
          <table:table-cell table:style-name="ce22" table:formula="of:=IF([.C16]&lt;&gt;&quot;&quot;;CONCATENATE(input_file_name_prefix;[.C16]);&quot;&quot;)">
            <text:p/>
          </table:table-cell>
          <table:table-cell table:style-name="ce22" table:formula="of:=IF([.C16]&lt;&gt;&quot;&quot;;input_file_name_prefix&amp;[.C1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1</text:p>
          </table:table-cell>
          <table:table-cell table:style-name="ce17"/>
          <table:table-cell table:style-name="ce22" table:formula="of:=IF([.C17]&lt;&gt;&quot;&quot;;CONCATENATE(input_file_name_prefix;[.C17]);&quot;&quot;)">
            <text:p/>
          </table:table-cell>
          <table:table-cell table:style-name="ce22" table:formula="of:=IF([.C17]&lt;&gt;&quot;&quot;;input_file_name_prefix&amp;[.C1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2</text:p>
          </table:table-cell>
          <table:table-cell table:style-name="ce17"/>
          <table:table-cell table:style-name="ce22" table:formula="of:=IF([.C18]&lt;&gt;&quot;&quot;;CONCATENATE(input_file_name_prefix;[.C18]);&quot;&quot;)">
            <text:p/>
          </table:table-cell>
          <table:table-cell table:style-name="ce22" table:formula="of:=IF([.C18]&lt;&gt;&quot;&quot;;input_file_name_prefix&amp;[.C1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3</text:p>
          </table:table-cell>
          <table:table-cell table:style-name="ce17"/>
          <table:table-cell table:style-name="ce22" table:formula="of:=IF([.C19]&lt;&gt;&quot;&quot;;CONCATENATE(input_file_name_prefix;[.C19]);&quot;&quot;)">
            <text:p/>
          </table:table-cell>
          <table:table-cell table:style-name="ce22" table:formula="of:=IF([.C19]&lt;&gt;&quot;&quot;;input_file_name_prefix&amp;[.C1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4</text:p>
          </table:table-cell>
          <table:table-cell table:style-name="ce17"/>
          <table:table-cell table:style-name="ce22" table:formula="of:=IF([.C20]&lt;&gt;&quot;&quot;;CONCATENATE(input_file_name_prefix;[.C20]);&quot;&quot;)">
            <text:p/>
          </table:table-cell>
          <table:table-cell table:style-name="ce22" table:formula="of:=IF([.C20]&lt;&gt;&quot;&quot;;input_file_name_prefix&amp;[.C2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5</text:p>
          </table:table-cell>
          <table:table-cell table:style-name="ce17"/>
          <table:table-cell table:style-name="ce22" table:formula="of:=IF([.C21]&lt;&gt;&quot;&quot;;CONCATENATE(input_file_name_prefix;[.C21]);&quot;&quot;)">
            <text:p/>
          </table:table-cell>
          <table:table-cell table:style-name="ce22" table:formula="of:=IF([.C21]&lt;&gt;&quot;&quot;;input_file_name_prefix&amp;[.C2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6</text:p>
          </table:table-cell>
          <table:table-cell table:style-name="ce17"/>
          <table:table-cell table:style-name="ce22" table:formula="of:=IF([.C22]&lt;&gt;&quot;&quot;;CONCATENATE(input_file_name_prefix;[.C22]);&quot;&quot;)">
            <text:p/>
          </table:table-cell>
          <table:table-cell table:style-name="ce22" table:formula="of:=IF([.C22]&lt;&gt;&quot;&quot;;input_file_name_prefix&amp;[.C2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7</text:p>
          </table:table-cell>
          <table:table-cell table:style-name="ce17"/>
          <table:table-cell table:style-name="ce22" table:formula="of:=IF([.C23]&lt;&gt;&quot;&quot;;CONCATENATE(input_file_name_prefix;[.C23]);&quot;&quot;)">
            <text:p/>
          </table:table-cell>
          <table:table-cell table:style-name="ce22" table:formula="of:=IF([.C23]&lt;&gt;&quot;&quot;;input_file_name_prefix&amp;[.C2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8</text:p>
          </table:table-cell>
          <table:table-cell table:style-name="ce17"/>
          <table:table-cell table:style-name="ce22" table:formula="of:=IF([.C24]&lt;&gt;&quot;&quot;;CONCATENATE(input_file_name_prefix;[.C24]);&quot;&quot;)">
            <text:p/>
          </table:table-cell>
          <table:table-cell table:style-name="ce22" table:formula="of:=IF([.C24]&lt;&gt;&quot;&quot;;input_file_name_prefix&amp;[.C2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19</text:p>
          </table:table-cell>
          <table:table-cell table:style-name="ce17"/>
          <table:table-cell table:style-name="ce22" table:formula="of:=IF([.C25]&lt;&gt;&quot;&quot;;CONCATENATE(input_file_name_prefix;[.C25]);&quot;&quot;)">
            <text:p/>
          </table:table-cell>
          <table:table-cell table:style-name="ce22" table:formula="of:=IF([.C25]&lt;&gt;&quot;&quot;;input_file_name_prefix&amp;[.C25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0</text:p>
          </table:table-cell>
          <table:table-cell table:style-name="ce17"/>
          <table:table-cell table:style-name="ce22" table:formula="of:=IF([.C26]&lt;&gt;&quot;&quot;;CONCATENATE(input_file_name_prefix;[.C26]);&quot;&quot;)">
            <text:p/>
          </table:table-cell>
          <table:table-cell table:style-name="ce22" table:formula="of:=IF([.C26]&lt;&gt;&quot;&quot;;input_file_name_prefix&amp;[.C26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1</text:p>
          </table:table-cell>
          <table:table-cell table:style-name="ce17"/>
          <table:table-cell table:style-name="ce22" table:formula="of:=IF([.C27]&lt;&gt;&quot;&quot;;CONCATENATE(input_file_name_prefix;[.C27]);&quot;&quot;)">
            <text:p/>
          </table:table-cell>
          <table:table-cell table:style-name="ce22" table:formula="of:=IF([.C27]&lt;&gt;&quot;&quot;;input_file_name_prefix&amp;[.C27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2</text:p>
          </table:table-cell>
          <table:table-cell table:style-name="ce17"/>
          <table:table-cell table:style-name="ce22" table:formula="of:=IF([.C28]&lt;&gt;&quot;&quot;;CONCATENATE(input_file_name_prefix;[.C28]);&quot;&quot;)">
            <text:p/>
          </table:table-cell>
          <table:table-cell table:style-name="ce22" table:formula="of:=IF([.C28]&lt;&gt;&quot;&quot;;input_file_name_prefix&amp;[.C28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3</text:p>
          </table:table-cell>
          <table:table-cell table:style-name="ce17"/>
          <table:table-cell table:style-name="ce22" table:formula="of:=IF([.C29]&lt;&gt;&quot;&quot;;CONCATENATE(input_file_name_prefix;[.C29]);&quot;&quot;)">
            <text:p/>
          </table:table-cell>
          <table:table-cell table:style-name="ce22" table:formula="of:=IF([.C29]&lt;&gt;&quot;&quot;;input_file_name_prefix&amp;[.C29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4</text:p>
          </table:table-cell>
          <table:table-cell table:style-name="ce17"/>
          <table:table-cell table:style-name="ce22" table:formula="of:=IF([.C30]&lt;&gt;&quot;&quot;;CONCATENATE(input_file_name_prefix;[.C30]);&quot;&quot;)">
            <text:p/>
          </table:table-cell>
          <table:table-cell table:style-name="ce22" table:formula="of:=IF([.C30]&lt;&gt;&quot;&quot;;input_file_name_prefix&amp;[.C30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5</text:p>
          </table:table-cell>
          <table:table-cell table:style-name="ce17"/>
          <table:table-cell table:style-name="ce22" table:formula="of:=IF([.C31]&lt;&gt;&quot;&quot;;CONCATENATE(input_file_name_prefix;[.C31]);&quot;&quot;)">
            <text:p/>
          </table:table-cell>
          <table:table-cell table:style-name="ce22" table:formula="of:=IF([.C31]&lt;&gt;&quot;&quot;;input_file_name_prefix&amp;[.C31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6</text:p>
          </table:table-cell>
          <table:table-cell table:style-name="ce17"/>
          <table:table-cell table:style-name="ce22" table:formula="of:=IF([.C32]&lt;&gt;&quot;&quot;;CONCATENATE(input_file_name_prefix;[.C32]);&quot;&quot;)">
            <text:p/>
          </table:table-cell>
          <table:table-cell table:style-name="ce22" table:formula="of:=IF([.C32]&lt;&gt;&quot;&quot;;input_file_name_prefix&amp;[.C32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7</text:p>
          </table:table-cell>
          <table:table-cell table:style-name="ce17"/>
          <table:table-cell table:style-name="ce22" table:formula="of:=IF([.C33]&lt;&gt;&quot;&quot;;CONCATENATE(input_file_name_prefix;[.C33]);&quot;&quot;)">
            <text:p/>
          </table:table-cell>
          <table:table-cell table:style-name="ce22" table:formula="of:=IF([.C33]&lt;&gt;&quot;&quot;;input_file_name_prefix&amp;[.C33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28</text:p>
          </table:table-cell>
          <table:table-cell table:style-name="ce17"/>
          <table:table-cell table:style-name="ce22" table:formula="of:=IF([.C34]&lt;&gt;&quot;&quot;;CONCATENATE(input_file_name_prefix;[.C34]);&quot;&quot;)">
            <text:p/>
          </table:table-cell>
          <table:table-cell table:style-name="ce22" table:formula="of:=IF([.C34]&lt;&gt;&quot;&quot;;input_file_name_prefix&amp;[.C3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29</text:p>
          </table:table-cell>
          <table:table-cell table:style-name="ce17"/>
          <table:table-cell table:style-name="ce22" table:formula="of:=IF([.C35]&lt;&gt;&quot;&quot;;CONCATENATE(input_file_name_prefix;[.C35]);&quot;&quot;)">
            <text:p/>
          </table:table-cell>
          <table:table-cell table:style-name="ce22" table:formula="of:=IF([.C35]&lt;&gt;&quot;&quot;;input_file_name_prefix&amp;[.C3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0</text:p>
          </table:table-cell>
          <table:table-cell table:style-name="ce17"/>
          <table:table-cell table:style-name="ce22" table:formula="of:=IF([.C36]&lt;&gt;&quot;&quot;;CONCATENATE(input_file_name_prefix;[.C36]);&quot;&quot;)">
            <text:p/>
          </table:table-cell>
          <table:table-cell table:style-name="ce22" table:formula="of:=IF([.C36]&lt;&gt;&quot;&quot;;input_file_name_prefix&amp;[.C3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1</text:p>
          </table:table-cell>
          <table:table-cell table:style-name="ce17"/>
          <table:table-cell table:style-name="ce22" table:formula="of:=IF([.C37]&lt;&gt;&quot;&quot;;CONCATENATE(input_file_name_prefix;[.C37]);&quot;&quot;)">
            <text:p/>
          </table:table-cell>
          <table:table-cell table:style-name="ce22" table:formula="of:=IF([.C37]&lt;&gt;&quot;&quot;;input_file_name_prefix&amp;[.C3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2</text:p>
          </table:table-cell>
          <table:table-cell table:style-name="ce17"/>
          <table:table-cell table:style-name="ce22" table:formula="of:=IF([.C38]&lt;&gt;&quot;&quot;;CONCATENATE(input_file_name_prefix;[.C38]);&quot;&quot;)">
            <text:p/>
          </table:table-cell>
          <table:table-cell table:style-name="ce22" table:formula="of:=IF([.C38]&lt;&gt;&quot;&quot;;input_file_name_prefix&amp;[.C3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3</text:p>
          </table:table-cell>
          <table:table-cell table:style-name="ce17"/>
          <table:table-cell table:style-name="ce22" table:formula="of:=IF([.C39]&lt;&gt;&quot;&quot;;CONCATENATE(input_file_name_prefix;[.C39]);&quot;&quot;)">
            <text:p/>
          </table:table-cell>
          <table:table-cell table:style-name="ce22" table:formula="of:=IF([.C39]&lt;&gt;&quot;&quot;;input_file_name_prefix&amp;[.C3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4</text:p>
          </table:table-cell>
          <table:table-cell table:style-name="ce17"/>
          <table:table-cell table:style-name="ce22" table:formula="of:=IF([.C40]&lt;&gt;&quot;&quot;;CONCATENATE(input_file_name_prefix;[.C40]);&quot;&quot;)">
            <text:p/>
          </table:table-cell>
          <table:table-cell table:style-name="ce22" table:formula="of:=IF([.C40]&lt;&gt;&quot;&quot;;input_file_name_prefix&amp;[.C4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5</text:p>
          </table:table-cell>
          <table:table-cell table:style-name="ce17"/>
          <table:table-cell table:style-name="ce22" table:formula="of:=IF([.C41]&lt;&gt;&quot;&quot;;CONCATENATE(input_file_name_prefix;[.C41]);&quot;&quot;)">
            <text:p/>
          </table:table-cell>
          <table:table-cell table:style-name="ce22" table:formula="of:=IF([.C41]&lt;&gt;&quot;&quot;;input_file_name_prefix&amp;[.C4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6</text:p>
          </table:table-cell>
          <table:table-cell table:style-name="ce17"/>
          <table:table-cell table:style-name="ce22" table:formula="of:=IF([.C42]&lt;&gt;&quot;&quot;;CONCATENATE(input_file_name_prefix;[.C42]);&quot;&quot;)">
            <text:p/>
          </table:table-cell>
          <table:table-cell table:style-name="ce22" table:formula="of:=IF([.C42]&lt;&gt;&quot;&quot;;input_file_name_prefix&amp;[.C4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7</text:p>
          </table:table-cell>
          <table:table-cell table:style-name="ce17"/>
          <table:table-cell table:style-name="ce22" table:formula="of:=IF([.C43]&lt;&gt;&quot;&quot;;CONCATENATE(input_file_name_prefix;[.C43]);&quot;&quot;)">
            <text:p/>
          </table:table-cell>
          <table:table-cell table:style-name="ce22" table:formula="of:=IF([.C43]&lt;&gt;&quot;&quot;;input_file_name_prefix&amp;[.C4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8</text:p>
          </table:table-cell>
          <table:table-cell table:style-name="ce17"/>
          <table:table-cell table:style-name="ce22" table:formula="of:=IF([.C44]&lt;&gt;&quot;&quot;;CONCATENATE(input_file_name_prefix;[.C44]);&quot;&quot;)">
            <text:p/>
          </table:table-cell>
          <table:table-cell table:style-name="ce22" table:formula="of:=IF([.C44]&lt;&gt;&quot;&quot;;input_file_name_prefix&amp;[.C4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39</text:p>
          </table:table-cell>
          <table:table-cell table:style-name="ce17"/>
          <table:table-cell table:style-name="ce22" table:formula="of:=IF([.C45]&lt;&gt;&quot;&quot;;CONCATENATE(input_file_name_prefix;[.C45]);&quot;&quot;)">
            <text:p/>
          </table:table-cell>
          <table:table-cell table:style-name="ce22" table:formula="of:=IF([.C45]&lt;&gt;&quot;&quot;;input_file_name_prefix&amp;[.C4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0</text:p>
          </table:table-cell>
          <table:table-cell table:style-name="ce17"/>
          <table:table-cell table:style-name="ce22" table:formula="of:=IF([.C46]&lt;&gt;&quot;&quot;;CONCATENATE(input_file_name_prefix;[.C46]);&quot;&quot;)">
            <text:p/>
          </table:table-cell>
          <table:table-cell table:style-name="ce22" table:formula="of:=IF([.C46]&lt;&gt;&quot;&quot;;input_file_name_prefix&amp;[.C4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1</text:p>
          </table:table-cell>
          <table:table-cell table:style-name="ce17"/>
          <table:table-cell table:style-name="ce22" table:formula="of:=IF([.C47]&lt;&gt;&quot;&quot;;CONCATENATE(input_file_name_prefix;[.C47]);&quot;&quot;)">
            <text:p/>
          </table:table-cell>
          <table:table-cell table:style-name="ce22" table:formula="of:=IF([.C47]&lt;&gt;&quot;&quot;;input_file_name_prefix&amp;[.C4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2</text:p>
          </table:table-cell>
          <table:table-cell table:style-name="ce17"/>
          <table:table-cell table:style-name="ce22" table:formula="of:=IF([.C48]&lt;&gt;&quot;&quot;;CONCATENATE(input_file_name_prefix;[.C48]);&quot;&quot;)">
            <text:p/>
          </table:table-cell>
          <table:table-cell table:style-name="ce22" table:formula="of:=IF([.C48]&lt;&gt;&quot;&quot;;input_file_name_prefix&amp;[.C4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3</text:p>
          </table:table-cell>
          <table:table-cell table:style-name="ce17"/>
          <table:table-cell table:style-name="ce22" table:formula="of:=IF([.C49]&lt;&gt;&quot;&quot;;CONCATENATE(input_file_name_prefix;[.C49]);&quot;&quot;)">
            <text:p/>
          </table:table-cell>
          <table:table-cell table:style-name="ce22" table:formula="of:=IF([.C49]&lt;&gt;&quot;&quot;;input_file_name_prefix&amp;[.C4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4</text:p>
          </table:table-cell>
          <table:table-cell table:style-name="ce17"/>
          <table:table-cell table:style-name="ce22" table:formula="of:=IF([.C50]&lt;&gt;&quot;&quot;;CONCATENATE(input_file_name_prefix;[.C50]);&quot;&quot;)">
            <text:p/>
          </table:table-cell>
          <table:table-cell table:style-name="ce22" table:formula="of:=IF([.C50]&lt;&gt;&quot;&quot;;input_file_name_prefix&amp;[.C5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5</text:p>
          </table:table-cell>
          <table:table-cell table:style-name="ce17"/>
          <table:table-cell table:style-name="ce22" table:formula="of:=IF([.C51]&lt;&gt;&quot;&quot;;CONCATENATE(input_file_name_prefix;[.C51]);&quot;&quot;)">
            <text:p/>
          </table:table-cell>
          <table:table-cell table:style-name="ce22" table:formula="of:=IF([.C51]&lt;&gt;&quot;&quot;;input_file_name_prefix&amp;[.C5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6</text:p>
          </table:table-cell>
          <table:table-cell table:style-name="ce17"/>
          <table:table-cell table:style-name="ce22" table:formula="of:=IF([.C52]&lt;&gt;&quot;&quot;;CONCATENATE(input_file_name_prefix;[.C52]);&quot;&quot;)">
            <text:p/>
          </table:table-cell>
          <table:table-cell table:style-name="ce22" table:formula="of:=IF([.C52]&lt;&gt;&quot;&quot;;input_file_name_prefix&amp;[.C5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7</text:p>
          </table:table-cell>
          <table:table-cell table:style-name="ce17"/>
          <table:table-cell table:style-name="ce22" table:formula="of:=IF([.C53]&lt;&gt;&quot;&quot;;CONCATENATE(input_file_name_prefix;[.C53]);&quot;&quot;)">
            <text:p/>
          </table:table-cell>
          <table:table-cell table:style-name="ce22" table:formula="of:=IF([.C53]&lt;&gt;&quot;&quot;;input_file_name_prefix&amp;[.C5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8</text:p>
          </table:table-cell>
          <table:table-cell table:style-name="ce17"/>
          <table:table-cell table:style-name="ce22" table:formula="of:=IF([.C54]&lt;&gt;&quot;&quot;;CONCATENATE(input_file_name_prefix;[.C54]);&quot;&quot;)">
            <text:p/>
          </table:table-cell>
          <table:table-cell table:style-name="ce22" table:formula="of:=IF([.C54]&lt;&gt;&quot;&quot;;input_file_name_prefix&amp;[.C5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49</text:p>
          </table:table-cell>
          <table:table-cell table:style-name="ce17"/>
          <table:table-cell table:style-name="ce22" table:formula="of:=IF([.C55]&lt;&gt;&quot;&quot;;CONCATENATE(input_file_name_prefix;[.C55]);&quot;&quot;)">
            <text:p/>
          </table:table-cell>
          <table:table-cell table:style-name="ce22" table:formula="of:=IF([.C55]&lt;&gt;&quot;&quot;;input_file_name_prefix&amp;[.C5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0</text:p>
          </table:table-cell>
          <table:table-cell table:style-name="ce17"/>
          <table:table-cell table:style-name="ce22" table:formula="of:=IF([.C56]&lt;&gt;&quot;&quot;;CONCATENATE(input_file_name_prefix;[.C56]);&quot;&quot;)">
            <text:p/>
          </table:table-cell>
          <table:table-cell table:style-name="ce22" table:formula="of:=IF([.C56]&lt;&gt;&quot;&quot;;input_file_name_prefix&amp;[.C5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1</text:p>
          </table:table-cell>
          <table:table-cell table:style-name="ce17"/>
          <table:table-cell table:style-name="ce22" table:formula="of:=IF([.C57]&lt;&gt;&quot;&quot;;CONCATENATE(input_file_name_prefix;[.C57]);&quot;&quot;)">
            <text:p/>
          </table:table-cell>
          <table:table-cell table:style-name="ce22" table:formula="of:=IF([.C57]&lt;&gt;&quot;&quot;;input_file_name_prefix&amp;[.C5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2</text:p>
          </table:table-cell>
          <table:table-cell table:style-name="ce17"/>
          <table:table-cell table:style-name="ce22" table:formula="of:=IF([.C58]&lt;&gt;&quot;&quot;;CONCATENATE(input_file_name_prefix;[.C58]);&quot;&quot;)">
            <text:p/>
          </table:table-cell>
          <table:table-cell table:style-name="ce22" table:formula="of:=IF([.C58]&lt;&gt;&quot;&quot;;input_file_name_prefix&amp;[.C5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3</text:p>
          </table:table-cell>
          <table:table-cell table:style-name="ce17"/>
          <table:table-cell table:style-name="ce22" table:formula="of:=IF([.C59]&lt;&gt;&quot;&quot;;CONCATENATE(input_file_name_prefix;[.C59]);&quot;&quot;)">
            <text:p/>
          </table:table-cell>
          <table:table-cell table:style-name="ce22" table:formula="of:=IF([.C59]&lt;&gt;&quot;&quot;;input_file_name_prefix&amp;[.C5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4</text:p>
          </table:table-cell>
          <table:table-cell table:style-name="ce17"/>
          <table:table-cell table:style-name="ce22" table:formula="of:=IF([.C60]&lt;&gt;&quot;&quot;;CONCATENATE(input_file_name_prefix;[.C60]);&quot;&quot;)">
            <text:p/>
          </table:table-cell>
          <table:table-cell table:style-name="ce22" table:formula="of:=IF([.C60]&lt;&gt;&quot;&quot;;input_file_name_prefix&amp;[.C6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5</text:p>
          </table:table-cell>
          <table:table-cell table:style-name="ce17"/>
          <table:table-cell table:style-name="ce22" table:formula="of:=IF([.C61]&lt;&gt;&quot;&quot;;CONCATENATE(input_file_name_prefix;[.C61]);&quot;&quot;)">
            <text:p/>
          </table:table-cell>
          <table:table-cell table:style-name="ce22" table:formula="of:=IF([.C61]&lt;&gt;&quot;&quot;;input_file_name_prefix&amp;[.C6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6</text:p>
          </table:table-cell>
          <table:table-cell table:style-name="ce17"/>
          <table:table-cell table:style-name="ce22" table:formula="of:=IF([.C62]&lt;&gt;&quot;&quot;;CONCATENATE(input_file_name_prefix;[.C62]);&quot;&quot;)">
            <text:p/>
          </table:table-cell>
          <table:table-cell table:style-name="ce22" table:formula="of:=IF([.C62]&lt;&gt;&quot;&quot;;input_file_name_prefix&amp;[.C6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7</text:p>
          </table:table-cell>
          <table:table-cell table:style-name="ce17"/>
          <table:table-cell table:style-name="ce22" table:formula="of:=IF([.C63]&lt;&gt;&quot;&quot;;CONCATENATE(input_file_name_prefix;[.C63]);&quot;&quot;)">
            <text:p/>
          </table:table-cell>
          <table:table-cell table:style-name="ce22" table:formula="of:=IF([.C63]&lt;&gt;&quot;&quot;;input_file_name_prefix&amp;[.C6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8</text:p>
          </table:table-cell>
          <table:table-cell table:style-name="ce17"/>
          <table:table-cell table:style-name="ce22" table:formula="of:=IF([.C64]&lt;&gt;&quot;&quot;;CONCATENATE(input_file_name_prefix;[.C64]);&quot;&quot;)">
            <text:p/>
          </table:table-cell>
          <table:table-cell table:style-name="ce22" table:formula="of:=IF([.C64]&lt;&gt;&quot;&quot;;input_file_name_prefix&amp;[.C6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59</text:p>
          </table:table-cell>
          <table:table-cell table:style-name="ce17"/>
          <table:table-cell table:style-name="ce22" table:formula="of:=IF([.C65]&lt;&gt;&quot;&quot;;CONCATENATE(input_file_name_prefix;[.C65]);&quot;&quot;)">
            <text:p/>
          </table:table-cell>
          <table:table-cell table:style-name="ce22" table:formula="of:=IF([.C65]&lt;&gt;&quot;&quot;;input_file_name_prefix&amp;[.C6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0</text:p>
          </table:table-cell>
          <table:table-cell table:style-name="ce17"/>
          <table:table-cell table:style-name="ce22" table:formula="of:=IF([.C66]&lt;&gt;&quot;&quot;;CONCATENATE(input_file_name_prefix;[.C66]);&quot;&quot;)">
            <text:p/>
          </table:table-cell>
          <table:table-cell table:style-name="ce22" table:formula="of:=IF([.C66]&lt;&gt;&quot;&quot;;input_file_name_prefix&amp;[.C6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1</text:p>
          </table:table-cell>
          <table:table-cell table:style-name="ce17"/>
          <table:table-cell table:style-name="ce22" table:formula="of:=IF([.C67]&lt;&gt;&quot;&quot;;CONCATENATE(input_file_name_prefix;[.C67]);&quot;&quot;)">
            <text:p/>
          </table:table-cell>
          <table:table-cell table:style-name="ce22" table:formula="of:=IF([.C67]&lt;&gt;&quot;&quot;;input_file_name_prefix&amp;[.C6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2</text:p>
          </table:table-cell>
          <table:table-cell table:style-name="ce17"/>
          <table:table-cell table:style-name="ce22" table:formula="of:=IF([.C68]&lt;&gt;&quot;&quot;;CONCATENATE(input_file_name_prefix;[.C68]);&quot;&quot;)">
            <text:p/>
          </table:table-cell>
          <table:table-cell table:style-name="ce22" table:formula="of:=IF([.C68]&lt;&gt;&quot;&quot;;input_file_name_prefix&amp;[.C6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3</text:p>
          </table:table-cell>
          <table:table-cell table:style-name="ce17"/>
          <table:table-cell table:style-name="ce22" table:formula="of:=IF([.C69]&lt;&gt;&quot;&quot;;CONCATENATE(input_file_name_prefix;[.C69]);&quot;&quot;)">
            <text:p/>
          </table:table-cell>
          <table:table-cell table:style-name="ce22" table:formula="of:=IF([.C69]&lt;&gt;&quot;&quot;;input_file_name_prefix&amp;[.C6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4</text:p>
          </table:table-cell>
          <table:table-cell table:style-name="ce17"/>
          <table:table-cell table:style-name="ce22" table:formula="of:=IF([.C70]&lt;&gt;&quot;&quot;;CONCATENATE(input_file_name_prefix;[.C70]);&quot;&quot;)">
            <text:p/>
          </table:table-cell>
          <table:table-cell table:style-name="ce22" table:formula="of:=IF([.C70]&lt;&gt;&quot;&quot;;input_file_name_prefix&amp;[.C7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5</text:p>
          </table:table-cell>
          <table:table-cell table:style-name="ce17"/>
          <table:table-cell table:style-name="ce22" table:formula="of:=IF([.C71]&lt;&gt;&quot;&quot;;CONCATENATE(input_file_name_prefix;[.C71]);&quot;&quot;)">
            <text:p/>
          </table:table-cell>
          <table:table-cell table:style-name="ce22" table:formula="of:=IF([.C71]&lt;&gt;&quot;&quot;;input_file_name_prefix&amp;[.C7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6</text:p>
          </table:table-cell>
          <table:table-cell table:style-name="ce17"/>
          <table:table-cell table:style-name="ce22" table:formula="of:=IF([.C72]&lt;&gt;&quot;&quot;;CONCATENATE(input_file_name_prefix;[.C72]);&quot;&quot;)">
            <text:p/>
          </table:table-cell>
          <table:table-cell table:style-name="ce22" table:formula="of:=IF([.C72]&lt;&gt;&quot;&quot;;input_file_name_prefix&amp;[.C7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7</text:p>
          </table:table-cell>
          <table:table-cell table:style-name="ce17"/>
          <table:table-cell table:style-name="ce22" table:formula="of:=IF([.C73]&lt;&gt;&quot;&quot;;CONCATENATE(input_file_name_prefix;[.C73]);&quot;&quot;)">
            <text:p/>
          </table:table-cell>
          <table:table-cell table:style-name="ce22" table:formula="of:=IF([.C73]&lt;&gt;&quot;&quot;;input_file_name_prefix&amp;[.C7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8</text:p>
          </table:table-cell>
          <table:table-cell table:style-name="ce17"/>
          <table:table-cell table:style-name="ce22" table:formula="of:=IF([.C74]&lt;&gt;&quot;&quot;;CONCATENATE(input_file_name_prefix;[.C74]);&quot;&quot;)">
            <text:p/>
          </table:table-cell>
          <table:table-cell table:style-name="ce22" table:formula="of:=IF([.C74]&lt;&gt;&quot;&quot;;input_file_name_prefix&amp;[.C7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69</text:p>
          </table:table-cell>
          <table:table-cell table:style-name="ce17"/>
          <table:table-cell table:style-name="ce22" table:formula="of:=IF([.C75]&lt;&gt;&quot;&quot;;CONCATENATE(input_file_name_prefix;[.C75]);&quot;&quot;)">
            <text:p/>
          </table:table-cell>
          <table:table-cell table:style-name="ce22" table:formula="of:=IF([.C75]&lt;&gt;&quot;&quot;;input_file_name_prefix&amp;[.C7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0</text:p>
          </table:table-cell>
          <table:table-cell table:style-name="ce17"/>
          <table:table-cell table:style-name="ce22" table:formula="of:=IF([.C76]&lt;&gt;&quot;&quot;;CONCATENATE(input_file_name_prefix;[.C76]);&quot;&quot;)">
            <text:p/>
          </table:table-cell>
          <table:table-cell table:style-name="ce22" table:formula="of:=IF([.C76]&lt;&gt;&quot;&quot;;input_file_name_prefix&amp;[.C7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1</text:p>
          </table:table-cell>
          <table:table-cell table:style-name="ce17"/>
          <table:table-cell table:style-name="ce22" table:formula="of:=IF([.C77]&lt;&gt;&quot;&quot;;CONCATENATE(input_file_name_prefix;[.C77]);&quot;&quot;)">
            <text:p/>
          </table:table-cell>
          <table:table-cell table:style-name="ce22" table:formula="of:=IF([.C77]&lt;&gt;&quot;&quot;;input_file_name_prefix&amp;[.C7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2</text:p>
          </table:table-cell>
          <table:table-cell table:style-name="ce17"/>
          <table:table-cell table:style-name="ce22" table:formula="of:=IF([.C78]&lt;&gt;&quot;&quot;;CONCATENATE(input_file_name_prefix;[.C78]);&quot;&quot;)">
            <text:p/>
          </table:table-cell>
          <table:table-cell table:style-name="ce22" table:formula="of:=IF([.C78]&lt;&gt;&quot;&quot;;input_file_name_prefix&amp;[.C7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3</text:p>
          </table:table-cell>
          <table:table-cell table:style-name="ce17"/>
          <table:table-cell table:style-name="ce22" table:formula="of:=IF([.C79]&lt;&gt;&quot;&quot;;CONCATENATE(input_file_name_prefix;[.C79]);&quot;&quot;)">
            <text:p/>
          </table:table-cell>
          <table:table-cell table:style-name="ce22" table:formula="of:=IF([.C79]&lt;&gt;&quot;&quot;;input_file_name_prefix&amp;[.C7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4</text:p>
          </table:table-cell>
          <table:table-cell table:style-name="ce17"/>
          <table:table-cell table:style-name="ce22" table:formula="of:=IF([.C80]&lt;&gt;&quot;&quot;;CONCATENATE(input_file_name_prefix;[.C80]);&quot;&quot;)">
            <text:p/>
          </table:table-cell>
          <table:table-cell table:style-name="ce22" table:formula="of:=IF([.C80]&lt;&gt;&quot;&quot;;input_file_name_prefix&amp;[.C8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5</text:p>
          </table:table-cell>
          <table:table-cell table:style-name="ce17"/>
          <table:table-cell table:style-name="ce22" table:formula="of:=IF([.C81]&lt;&gt;&quot;&quot;;CONCATENATE(input_file_name_prefix;[.C81]);&quot;&quot;)">
            <text:p/>
          </table:table-cell>
          <table:table-cell table:style-name="ce22" table:formula="of:=IF([.C81]&lt;&gt;&quot;&quot;;input_file_name_prefix&amp;[.C8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6</text:p>
          </table:table-cell>
          <table:table-cell table:style-name="ce17"/>
          <table:table-cell table:style-name="ce22" table:formula="of:=IF([.C82]&lt;&gt;&quot;&quot;;CONCATENATE(input_file_name_prefix;[.C82]);&quot;&quot;)">
            <text:p/>
          </table:table-cell>
          <table:table-cell table:style-name="ce22" table:formula="of:=IF([.C82]&lt;&gt;&quot;&quot;;input_file_name_prefix&amp;[.C8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7</text:p>
          </table:table-cell>
          <table:table-cell table:style-name="ce17"/>
          <table:table-cell table:style-name="ce22" table:formula="of:=IF([.C83]&lt;&gt;&quot;&quot;;CONCATENATE(input_file_name_prefix;[.C83]);&quot;&quot;)">
            <text:p/>
          </table:table-cell>
          <table:table-cell table:style-name="ce22" table:formula="of:=IF([.C83]&lt;&gt;&quot;&quot;;input_file_name_prefix&amp;[.C8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8</text:p>
          </table:table-cell>
          <table:table-cell table:style-name="ce17"/>
          <table:table-cell table:style-name="ce22" table:formula="of:=IF([.C84]&lt;&gt;&quot;&quot;;CONCATENATE(input_file_name_prefix;[.C84]);&quot;&quot;)">
            <text:p/>
          </table:table-cell>
          <table:table-cell table:style-name="ce22" table:formula="of:=IF([.C84]&lt;&gt;&quot;&quot;;input_file_name_prefix&amp;[.C8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79</text:p>
          </table:table-cell>
          <table:table-cell table:style-name="ce17"/>
          <table:table-cell table:style-name="ce22" table:formula="of:=IF([.C85]&lt;&gt;&quot;&quot;;CONCATENATE(input_file_name_prefix;[.C85]);&quot;&quot;)">
            <text:p/>
          </table:table-cell>
          <table:table-cell table:style-name="ce22" table:formula="of:=IF([.C85]&lt;&gt;&quot;&quot;;input_file_name_prefix&amp;[.C8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0</text:p>
          </table:table-cell>
          <table:table-cell table:style-name="ce17"/>
          <table:table-cell table:style-name="ce22" table:formula="of:=IF([.C86]&lt;&gt;&quot;&quot;;CONCATENATE(input_file_name_prefix;[.C86]);&quot;&quot;)">
            <text:p/>
          </table:table-cell>
          <table:table-cell table:style-name="ce22" table:formula="of:=IF([.C86]&lt;&gt;&quot;&quot;;input_file_name_prefix&amp;[.C8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1</text:p>
          </table:table-cell>
          <table:table-cell table:style-name="ce17"/>
          <table:table-cell table:style-name="ce22" table:formula="of:=IF([.C87]&lt;&gt;&quot;&quot;;CONCATENATE(input_file_name_prefix;[.C87]);&quot;&quot;)">
            <text:p/>
          </table:table-cell>
          <table:table-cell table:style-name="ce22" table:formula="of:=IF([.C87]&lt;&gt;&quot;&quot;;input_file_name_prefix&amp;[.C8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2</text:p>
          </table:table-cell>
          <table:table-cell table:style-name="ce17"/>
          <table:table-cell table:style-name="ce22" table:formula="of:=IF([.C88]&lt;&gt;&quot;&quot;;CONCATENATE(input_file_name_prefix;[.C88]);&quot;&quot;)">
            <text:p/>
          </table:table-cell>
          <table:table-cell table:style-name="ce22" table:formula="of:=IF([.C88]&lt;&gt;&quot;&quot;;input_file_name_prefix&amp;[.C8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3</text:p>
          </table:table-cell>
          <table:table-cell table:style-name="ce17"/>
          <table:table-cell table:style-name="ce22" table:formula="of:=IF([.C89]&lt;&gt;&quot;&quot;;CONCATENATE(input_file_name_prefix;[.C89]);&quot;&quot;)">
            <text:p/>
          </table:table-cell>
          <table:table-cell table:style-name="ce22" table:formula="of:=IF([.C89]&lt;&gt;&quot;&quot;;input_file_name_prefix&amp;[.C8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4</text:p>
          </table:table-cell>
          <table:table-cell table:style-name="ce17"/>
          <table:table-cell table:style-name="ce22" table:formula="of:=IF([.C90]&lt;&gt;&quot;&quot;;CONCATENATE(input_file_name_prefix;[.C90]);&quot;&quot;)">
            <text:p/>
          </table:table-cell>
          <table:table-cell table:style-name="ce22" table:formula="of:=IF([.C90]&lt;&gt;&quot;&quot;;input_file_name_prefix&amp;[.C9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5</text:p>
          </table:table-cell>
          <table:table-cell table:style-name="ce17"/>
          <table:table-cell table:style-name="ce22" table:formula="of:=IF([.C91]&lt;&gt;&quot;&quot;;CONCATENATE(input_file_name_prefix;[.C91]);&quot;&quot;)">
            <text:p/>
          </table:table-cell>
          <table:table-cell table:style-name="ce22" table:formula="of:=IF([.C91]&lt;&gt;&quot;&quot;;input_file_name_prefix&amp;[.C9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6</text:p>
          </table:table-cell>
          <table:table-cell table:style-name="ce17"/>
          <table:table-cell table:style-name="ce22" table:formula="of:=IF([.C92]&lt;&gt;&quot;&quot;;CONCATENATE(input_file_name_prefix;[.C92]);&quot;&quot;)">
            <text:p/>
          </table:table-cell>
          <table:table-cell table:style-name="ce22" table:formula="of:=IF([.C92]&lt;&gt;&quot;&quot;;input_file_name_prefix&amp;[.C9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7</text:p>
          </table:table-cell>
          <table:table-cell table:style-name="ce17"/>
          <table:table-cell table:style-name="ce22" table:formula="of:=IF([.C93]&lt;&gt;&quot;&quot;;CONCATENATE(input_file_name_prefix;[.C93]);&quot;&quot;)">
            <text:p/>
          </table:table-cell>
          <table:table-cell table:style-name="ce22" table:formula="of:=IF([.C93]&lt;&gt;&quot;&quot;;input_file_name_prefix&amp;[.C9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8</text:p>
          </table:table-cell>
          <table:table-cell table:style-name="ce17"/>
          <table:table-cell table:style-name="ce22" table:formula="of:=IF([.C94]&lt;&gt;&quot;&quot;;CONCATENATE(input_file_name_prefix;[.C94]);&quot;&quot;)">
            <text:p/>
          </table:table-cell>
          <table:table-cell table:style-name="ce22" table:formula="of:=IF([.C94]&lt;&gt;&quot;&quot;;input_file_name_prefix&amp;[.C94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89</text:p>
          </table:table-cell>
          <table:table-cell table:style-name="ce17"/>
          <table:table-cell table:style-name="ce22" table:formula="of:=IF([.C95]&lt;&gt;&quot;&quot;;CONCATENATE(input_file_name_prefix;[.C95]);&quot;&quot;)">
            <text:p/>
          </table:table-cell>
          <table:table-cell table:style-name="ce22" table:formula="of:=IF([.C95]&lt;&gt;&quot;&quot;;input_file_name_prefix&amp;[.C95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0</text:p>
          </table:table-cell>
          <table:table-cell table:style-name="ce17"/>
          <table:table-cell table:style-name="ce22" table:formula="of:=IF([.C96]&lt;&gt;&quot;&quot;;CONCATENATE(input_file_name_prefix;[.C96]);&quot;&quot;)">
            <text:p/>
          </table:table-cell>
          <table:table-cell table:style-name="ce22" table:formula="of:=IF([.C96]&lt;&gt;&quot;&quot;;input_file_name_prefix&amp;[.C96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1</text:p>
          </table:table-cell>
          <table:table-cell table:style-name="ce17"/>
          <table:table-cell table:style-name="ce22" table:formula="of:=IF([.C97]&lt;&gt;&quot;&quot;;CONCATENATE(input_file_name_prefix;[.C97]);&quot;&quot;)">
            <text:p/>
          </table:table-cell>
          <table:table-cell table:style-name="ce22" table:formula="of:=IF([.C97]&lt;&gt;&quot;&quot;;input_file_name_prefix&amp;[.C97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2</text:p>
          </table:table-cell>
          <table:table-cell table:style-name="ce17"/>
          <table:table-cell table:style-name="ce22" table:formula="of:=IF([.C98]&lt;&gt;&quot;&quot;;CONCATENATE(input_file_name_prefix;[.C98]);&quot;&quot;)">
            <text:p/>
          </table:table-cell>
          <table:table-cell table:style-name="ce22" table:formula="of:=IF([.C98]&lt;&gt;&quot;&quot;;input_file_name_prefix&amp;[.C98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3</text:p>
          </table:table-cell>
          <table:table-cell table:style-name="ce17"/>
          <table:table-cell table:style-name="ce22" table:formula="of:=IF([.C99]&lt;&gt;&quot;&quot;;CONCATENATE(input_file_name_prefix;[.C99]);&quot;&quot;)">
            <text:p/>
          </table:table-cell>
          <table:table-cell table:style-name="ce22" table:formula="of:=IF([.C99]&lt;&gt;&quot;&quot;;input_file_name_prefix&amp;[.C99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4</text:p>
          </table:table-cell>
          <table:table-cell table:style-name="ce17"/>
          <table:table-cell table:style-name="ce22" table:formula="of:=IF([.C100]&lt;&gt;&quot;&quot;;CONCATENATE(input_file_name_prefix;[.C100]);&quot;&quot;)">
            <text:p/>
          </table:table-cell>
          <table:table-cell table:style-name="ce22" table:formula="of:=IF([.C100]&lt;&gt;&quot;&quot;;input_file_name_prefix&amp;[.C100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5</text:p>
          </table:table-cell>
          <table:table-cell table:style-name="ce17"/>
          <table:table-cell table:style-name="ce22" table:formula="of:=IF([.C101]&lt;&gt;&quot;&quot;;CONCATENATE(input_file_name_prefix;[.C101]);&quot;&quot;)">
            <text:p/>
          </table:table-cell>
          <table:table-cell table:style-name="ce22" table:formula="of:=IF([.C101]&lt;&gt;&quot;&quot;;input_file_name_prefix&amp;[.C101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6</text:p>
          </table:table-cell>
          <table:table-cell table:style-name="ce17"/>
          <table:table-cell table:style-name="ce22" table:formula="of:=IF([.C102]&lt;&gt;&quot;&quot;;CONCATENATE(input_file_name_prefix;[.C102]);&quot;&quot;)">
            <text:p/>
          </table:table-cell>
          <table:table-cell table:style-name="ce22" table:formula="of:=IF([.C102]&lt;&gt;&quot;&quot;;input_file_name_prefix&amp;[.C102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7</text:p>
          </table:table-cell>
          <table:table-cell table:style-name="ce17"/>
          <table:table-cell table:style-name="ce22" table:formula="of:=IF([.C103]&lt;&gt;&quot;&quot;;CONCATENATE(input_file_name_prefix;[.C103]);&quot;&quot;)">
            <text:p/>
          </table:table-cell>
          <table:table-cell table:style-name="ce22" table:formula="of:=IF([.C103]&lt;&gt;&quot;&quot;;input_file_name_prefix&amp;[.C103]&amp;&quot;.&quot;&amp;input_file_name_extension;&quot;&quot;)">
            <text:p/>
          </table:table-cell>
          <table:table-cell table:number-columns-repeated="16379"/>
        </table:table-row>
        <table:table-row table:style-name="ro2" table:visibility="collapse">
          <table:table-cell/>
          <table:table-cell table:style-name="ce13" office:value-type="string" calcext:value-type="string">
            <text:p>Input file name entry 98</text:p>
          </table:table-cell>
          <table:table-cell table:style-name="ce17"/>
          <table:table-cell table:style-name="ce22" table:formula="of:=IF([.C104]&lt;&gt;&quot;&quot;;CONCATENATE(input_file_name_prefix;[.C104]);&quot;&quot;)">
            <text:p/>
          </table:table-cell>
          <table:table-cell table:style-name="ce22" table:formula="of:=IF([.C104]&lt;&gt;&quot;&quot;;input_file_name_prefix&amp;[.C104]&amp;&quot;.&quot;&amp;input_file_name_extension;&quot;&quot;)">
            <text:p/>
          </table:table-cell>
          <table:table-cell table:number-columns-repeated="16379"/>
        </table:table-row>
        <table:table-row table:style-name="ro2">
          <table:table-cell/>
          <table:table-cell table:style-name="ce13" office:value-type="string" calcext:value-type="string">
            <text:p>Input file name entry 99</text:p>
          </table:table-cell>
          <table:table-cell table:style-name="ce17"/>
          <table:table-cell table:style-name="ce22" table:formula="of:=IF([.C105]&lt;&gt;&quot;&quot;;CONCATENATE(input_file_name_prefix;[.C105]);&quot;&quot;)">
            <text:p/>
          </table:table-cell>
          <table:table-cell table:style-name="ce22" table:formula="of:=IF([.C105]&lt;&gt;&quot;&quot;;input_file_name_prefix&amp;[.C105]&amp;&quot;.&quot;&amp;input_file_name_extension;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Input file name valid?</text:p>
          </table:table-cell>
          <table:table-cell table:style-name="ce27" table:formula="of:=IF(output_file_name_combined=&quot;ERROR: MISSING INPUT FILE NAME&quot;;&quot;No&quot;;&quot;Yes&quot;)" office:value-type="string" office:string-value="Yes" calcext:value-type="string">
            <text:p>Yes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nput file name combined</text:p>
          </table:table-cell>
          <table:table-cell table:style-name="ce20" table:formula="of:=IF(COUNTA([.$C$7:.$C$105])=1;input_file_name_first_with_prefix_suffix&amp;&quot; &quot;;IF(COUNTA([.$C$7:.$C$105])&gt;1;&quot;&quot;&quot;concat:&quot;&amp;COM.MICROSOFT.TEXTJOIN(&quot;|&quot;;1;[.$E$7:.$E$105])&amp;&quot;&quot;&quot; &quot;;&quot;ERROR: MISSING INPUT FILE NAME&quot;))" office:value-type="string" office:string-value="00000.m2ts " calcext:value-type="string" table:number-columns-spanned="10" table:number-rows-spanned="1">
            <text:p>00000.m2ts 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5" office:value-type="string" calcext:value-type="string">
            <text:p>Input file name combined documentation</text:p>
          </table:table-cell>
          <table:table-cell table:style-name="ce21" table:formula="of:=IF(COUNTA([.$C$7:.$C$105])&gt;0;COM.MICROSOFT.TEXTJOIN(&quot; &quot;;TRUE();[.$D$7:.$D$105]);&quot;&quot;)" office:value-type="string" office:string-value="00000" calcext:value-type="string" table:number-columns-spanned="10" table:number-rows-spanned="1">
            <text:p>00000</text:p>
          </table:table-cell>
          <table:covered-table-cell table:number-columns-repeated="9" table:style-name="ce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46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ile_names.C107:file_names.C107">
            <calcext:condition calcext:apply-style-name="File Input Valid" calcext:value="=&quot;Yes&quot;" calcext:base-cell-address="file_names.C107"/>
          </calcext:conditional-format>
          <calcext:conditional-format calcext:target-range-address="file_names.C107:file_names.C107">
            <calcext:condition calcext:apply-style-name="Input Invalid" calcext:value="=&quot;No&quot;" calcext:base-cell-address="file_names.C107"/>
          </calcext:conditional-format>
        </calcext:conditional-formats>
      </table:table>
      <table:table table:name="dub_selection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46"/>
        <table:table-column table:style-name="co3" table:default-cell-style-name="ce1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3" table:number-columns-repeated="2" table:default-cell-style-name="ce46"/>
        <table:table-column table:style-name="co12" table:default-cell-style-name="ce46"/>
        <table:table-column table:style-name="co3" table:default-cell-style-name="ce46"/>
        <table:table-column table:style-name="co5" table:default-cell-style-name="ce1"/>
        <table:table-column table:style-name="co3" table:number-columns-repeated="1636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dub index input</text:p>
          </table:table-cell>
          <table:table-cell table:style-name="ce25" table:content-validation-name="val3"/>
          <table:table-cell table:style-name="ce50" table:formula="of:=IF(AND(input_dub_default_index&lt;&gt;&quot;&quot;;output_dub_default_index=&quot;&quot;);&quot;INDEX OUT OF RANGE&quot;;&quot;&quot;)" table:number-columns-spanned="3" table:number-rows-spanned="1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dub code output</text:p>
          </table:table-cell>
          <table:table-cell table:style-name="ce26" table:formula="of:=IF(output_dub_default_index&lt;&gt;&quot;&quot;;IFERROR(VLOOKUP(output_dub_default_index+1;[.$H$9:.$I$41];MATCH([.$I$9];[.$H$9:.$I$9];0);0);&quot;&quot;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index output</text:p>
          </table:table-cell>
          <table:table-cell table:style-name="ce33" table:formula="of:=IF(IFNA(VLOOKUP(input_dub_default_index;[.$C$10:.$I$41];MATCH([.$I$9];[.$C$9:.$I$9];0);FALSE());&quot;&quot;)&lt;&gt;&quot;&quot;;VLOOKUP(input_dub_default_index;[.$C$10:.$I$41];MATCH([.$H$9];[.$C$9:.$I$9];0);0)-1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dub language output</text:p>
          </table:table-cell>
          <table:table-cell table:style-name="ce26" table:formula="of:=IF(output_dub_default_index&lt;&gt;&quot;&quot;;IFERROR(VLOOKUP(output_dub_default_index+1;[.$H$9:.$O$41];MATCH([.$O$9];[.$H$9:.$O$9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39" table:formula="of:=IF(SUM([.L10:.L41])&gt;0;&quot;No&quot;; &quot;Yes&quot;)" office:value-type="string" office:string-value="Yes" calcext:value-type="string">
            <text:p>Yes</text:p>
          </table:table-cell>
          <table:table-cell table:style-name="ce51" table:formula="of:=IF(input_dub_codes_valid=&quot;No&quot;;&quot;LANGUAGE CODES ARE LISTED IN THE 'CONSTANTS' SHEET&quot;;&quot;&quot;)" table:number-columns-spanned="4" table:number-rows-spanned="1">
            <text:p/>
          </table:table-cell>
          <table:covered-table-cell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23" office:value-type="string" calcext:value-type="string">
            <text:p>Replacement</text:p>
            <text:p>Codec</text:p>
          </table:table-cell>
          <table:table-cell table:style-name="ce30" office:value-type="string" calcext:value-type="string">
            <text:p>Channel</text:p>
            <text:p>Encoding</text:p>
            <text:p>Options</text:p>
          </table:table-cell>
          <table:table-cell table:style-name="ce30" office:value-type="string" calcext:value-type="string">
            <text:p>Channel</text:p>
            <text:p>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</text:p>
            <text:p>Name</text:p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16" table:content-validation-name="val4"/>
          <table:table-cell table:style-name="ce31" table:formula="of:=IF([.B10]&lt;&gt;&quot;&quot;;IF([.D10]&lt;&gt;&quot;&quot;;&quot;-c:a:&quot;&amp;[.C10]&amp;&quot; &quot;&amp;[.D10];&quot;-c:a:&quot;&amp;[.C10]&amp;&quot; copy&quot;);&quot;&quot;)">
            <text:p/>
          </table:table-cell>
          <table:table-cell table:style-name="ce31" table:formula="of:=IF([.B10]&lt;&gt;&quot;&quot;;&quot;-metadata:s:a:&quot;&amp;[.H10]-1&amp;&quot; language=&quot;&amp;[.B10];&quot;&quot;)">
            <text:p/>
          </table:table-cell>
          <table:table-cell table:style-name="ce31" table:formula="of:=IF([.B10]&lt;&gt;&quot;&quot;;1;&quot;&quot;)">
            <text:p/>
          </table:table-cell>
          <table:table-cell table:style-name="ce31" table:formula="of:=IF([.B10]&lt;&gt;&quot;&quot;;SUM([.$G$10:.G10]);&quot;&quot;)">
            <text:p/>
          </table:table-cell>
          <table:table-cell table:style-name="ce31" table:formula="of:=IF([.B10]&lt;&gt;&quot;&quot;;[.B10];&quot;&quot;)">
            <text:p/>
          </table:table-cell>
          <table:table-cell table:style-name="ce31" table:formula="of:=IF([.B10]&lt;&gt;&quot;&quot;;ROW()-ROW([.$J$9]);&quot;&quot;)">
            <text:p/>
          </table:table-cell>
          <table:table-cell table:style-name="ce31" table:formula="of:=[.H10]=[.J10]" office:value-type="float" office:value="1" calcext:value-type="float">
            <text:p>1</text:p>
          </table:table-cell>
          <table:table-cell table:style-name="ce31" table:formula="of:=IF(AND(ISERROR(VLOOKUP([.B10];[constants.$B$2:.$B$509];1;0));[.B10]&lt;&gt;&quot;&quot;);1;0)" office:value-type="float" office:value="0" calcext:value-type="float">
            <text:p>0</text:p>
          </table:table-cell>
          <table:table-cell table:style-name="ce31" table:formula="of:=IF([.B10]&lt;&gt;&quot;&quot;;&quot;-map 0:a:&quot;&amp;[.C10];&quot;&quot;)">
            <text:p/>
          </table:table-cell>
          <table:table-cell table:style-name="ce54" table:formula="of:=IF([.B10]=&quot;&quot;;&quot;&quot;;IF([.L10]=0;&quot;Yes&quot;;&quot;No&quot;))">
            <text:p/>
          </table:table-cell>
          <table:table-cell table:style-name="ce31" table:formula="of:=IF([.B10]&lt;&gt;&quot;&quot;;VLOOKUP([.B1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16" table:content-validation-name="val4"/>
          <table:table-cell table:style-name="ce31" table:formula="of:=IF([.B11]&lt;&gt;&quot;&quot;;IF([.D11]&lt;&gt;&quot;&quot;;&quot;-c:a:&quot;&amp;[.C11]&amp;&quot; &quot;&amp;[.D11];&quot;-c:a:&quot;&amp;[.C11]&amp;&quot; copy&quot;);&quot;&quot;)">
            <text:p/>
          </table:table-cell>
          <table:table-cell table:style-name="ce31" table:formula="of:=IF([.B11]&lt;&gt;&quot;&quot;;&quot;-metadata:s:a:&quot;&amp;[.H11]-1&amp;&quot; language=&quot;&amp;[.B11];&quot;&quot;)">
            <text:p/>
          </table:table-cell>
          <table:table-cell table:style-name="ce31" table:formula="of:=IF([.B11]&lt;&gt;&quot;&quot;;1;&quot;&quot;)">
            <text:p/>
          </table:table-cell>
          <table:table-cell table:style-name="ce31" table:formula="of:=IF([.B11]&lt;&gt;&quot;&quot;;SUM([.$G$10:.G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J$9]);&quot;&quot;)">
            <text:p/>
          </table:table-cell>
          <table:table-cell table:style-name="ce31" table:formula="of:=[.H11]=[.J11]" office:value-type="float" office:value="1" calcext:value-type="float">
            <text:p>1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a:&quot;&amp;[.C11];&quot;&quot;)">
            <text:p/>
          </table:table-cell>
          <table:table-cell table:style-name="ce54" table:formula="of:=IF([.B11]=&quot;&quot;;&quot;&quot;;IF([.L11]=0;&quot;Yes&quot;;&quot;No&quot;)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16" table:content-validation-name="val4"/>
          <table:table-cell table:style-name="ce31" table:formula="of:=IF([.B12]&lt;&gt;&quot;&quot;;IF([.D12]&lt;&gt;&quot;&quot;;&quot;-c:a:&quot;&amp;[.C12]&amp;&quot; &quot;&amp;[.D12];&quot;-c:a:&quot;&amp;[.C12]&amp;&quot; copy&quot;);&quot;&quot;)">
            <text:p/>
          </table:table-cell>
          <table:table-cell table:style-name="ce31" table:formula="of:=IF([.B12]&lt;&gt;&quot;&quot;;&quot;-metadata:s:a:&quot;&amp;[.H12]-1&amp;&quot; language=&quot;&amp;[.B12];&quot;&quot;)">
            <text:p/>
          </table:table-cell>
          <table:table-cell table:style-name="ce31" table:formula="of:=IF([.B12]&lt;&gt;&quot;&quot;;1;&quot;&quot;)">
            <text:p/>
          </table:table-cell>
          <table:table-cell table:style-name="ce31" table:formula="of:=IF([.B12]&lt;&gt;&quot;&quot;;SUM([.$G$10:.G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J$9]);&quot;&quot;)">
            <text:p/>
          </table:table-cell>
          <table:table-cell table:style-name="ce31" table:formula="of:=[.H12]=[.J12]" office:value-type="float" office:value="1" calcext:value-type="float">
            <text:p>1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a:&quot;&amp;[.C12];&quot;&quot;)">
            <text:p/>
          </table:table-cell>
          <table:table-cell table:style-name="ce54" table:formula="of:=IF([.B12]=&quot;&quot;;&quot;&quot;;IF([.L12]=0;&quot;Yes&quot;;&quot;No&quot;)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16" table:content-validation-name="val4"/>
          <table:table-cell table:style-name="ce31" table:formula="of:=IF([.B13]&lt;&gt;&quot;&quot;;IF([.D13]&lt;&gt;&quot;&quot;;&quot;-c:a:&quot;&amp;[.C13]&amp;&quot; &quot;&amp;[.D13];&quot;-c:a:&quot;&amp;[.C13]&amp;&quot; copy&quot;);&quot;&quot;)">
            <text:p/>
          </table:table-cell>
          <table:table-cell table:style-name="ce31" table:formula="of:=IF([.B13]&lt;&gt;&quot;&quot;;&quot;-metadata:s:a:&quot;&amp;[.H13]-1&amp;&quot; language=&quot;&amp;[.B13];&quot;&quot;)">
            <text:p/>
          </table:table-cell>
          <table:table-cell table:style-name="ce31" table:formula="of:=IF([.B13]&lt;&gt;&quot;&quot;;1;&quot;&quot;)">
            <text:p/>
          </table:table-cell>
          <table:table-cell table:style-name="ce31" table:formula="of:=IF([.B13]&lt;&gt;&quot;&quot;;SUM([.$G$10:.G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J$9]);&quot;&quot;)">
            <text:p/>
          </table:table-cell>
          <table:table-cell table:style-name="ce31" table:formula="of:=[.H13]=[.J13]" office:value-type="float" office:value="1" calcext:value-type="float">
            <text:p>1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a:&quot;&amp;[.C13];&quot;&quot;)">
            <text:p/>
          </table:table-cell>
          <table:table-cell table:style-name="ce54" table:formula="of:=IF([.B13]=&quot;&quot;;&quot;&quot;;IF([.L13]=0;&quot;Yes&quot;;&quot;No&quot;)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16" table:content-validation-name="val4"/>
          <table:table-cell table:style-name="ce31" table:formula="of:=IF([.B14]&lt;&gt;&quot;&quot;;IF([.D14]&lt;&gt;&quot;&quot;;&quot;-c:a:&quot;&amp;[.C14]&amp;&quot; &quot;&amp;[.D14];&quot;-c:a:&quot;&amp;[.C14]&amp;&quot; copy&quot;);&quot;&quot;)">
            <text:p/>
          </table:table-cell>
          <table:table-cell table:style-name="ce31" table:formula="of:=IF([.B14]&lt;&gt;&quot;&quot;;&quot;-metadata:s:a:&quot;&amp;[.H14]-1&amp;&quot; language=&quot;&amp;[.B14];&quot;&quot;)">
            <text:p/>
          </table:table-cell>
          <table:table-cell table:style-name="ce31" table:formula="of:=IF([.B14]&lt;&gt;&quot;&quot;;1;&quot;&quot;)">
            <text:p/>
          </table:table-cell>
          <table:table-cell table:style-name="ce31" table:formula="of:=IF([.B14]&lt;&gt;&quot;&quot;;SUM([.$G$10:.G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J$9]);&quot;&quot;)">
            <text:p/>
          </table:table-cell>
          <table:table-cell table:style-name="ce31" table:formula="of:=[.H14]=[.J14]" office:value-type="float" office:value="1" calcext:value-type="float">
            <text:p>1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a:&quot;&amp;[.C14];&quot;&quot;)">
            <text:p/>
          </table:table-cell>
          <table:table-cell table:style-name="ce54" table:formula="of:=IF([.B14]=&quot;&quot;;&quot;&quot;;IF([.L14]=0;&quot;Yes&quot;;&quot;No&quot;)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16" table:content-validation-name="val4"/>
          <table:table-cell table:style-name="ce31" table:formula="of:=IF([.B15]&lt;&gt;&quot;&quot;;IF([.D15]&lt;&gt;&quot;&quot;;&quot;-c:a:&quot;&amp;[.C15]&amp;&quot; &quot;&amp;[.D15];&quot;-c:a:&quot;&amp;[.C15]&amp;&quot; copy&quot;);&quot;&quot;)">
            <text:p/>
          </table:table-cell>
          <table:table-cell table:style-name="ce31" table:formula="of:=IF([.B15]&lt;&gt;&quot;&quot;;&quot;-metadata:s:a:&quot;&amp;[.H15]-1&amp;&quot; language=&quot;&amp;[.B15];&quot;&quot;)">
            <text:p/>
          </table:table-cell>
          <table:table-cell table:style-name="ce31" table:formula="of:=IF([.B15]&lt;&gt;&quot;&quot;;1;&quot;&quot;)">
            <text:p/>
          </table:table-cell>
          <table:table-cell table:style-name="ce31" table:formula="of:=IF([.B15]&lt;&gt;&quot;&quot;;SUM([.$G$10:.G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J$9]);&quot;&quot;)">
            <text:p/>
          </table:table-cell>
          <table:table-cell table:style-name="ce31" table:formula="of:=[.H15]=[.J15]" office:value-type="float" office:value="1" calcext:value-type="float">
            <text:p>1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a:&quot;&amp;[.C15];&quot;&quot;)">
            <text:p/>
          </table:table-cell>
          <table:table-cell table:style-name="ce54" table:formula="of:=IF([.B15]=&quot;&quot;;&quot;&quot;;IF([.L15]=0;&quot;Yes&quot;;&quot;No&quot;)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16" table:content-validation-name="val4"/>
          <table:table-cell table:style-name="ce31" table:formula="of:=IF([.B16]&lt;&gt;&quot;&quot;;IF([.D16]&lt;&gt;&quot;&quot;;&quot;-c:a:&quot;&amp;[.C16]&amp;&quot; &quot;&amp;[.D16];&quot;-c:a:&quot;&amp;[.C16]&amp;&quot; copy&quot;);&quot;&quot;)">
            <text:p/>
          </table:table-cell>
          <table:table-cell table:style-name="ce31" table:formula="of:=IF([.B16]&lt;&gt;&quot;&quot;;&quot;-metadata:s:a:&quot;&amp;[.H16]-1&amp;&quot; language=&quot;&amp;[.B16];&quot;&quot;)">
            <text:p/>
          </table:table-cell>
          <table:table-cell table:style-name="ce31" table:formula="of:=IF([.B16]&lt;&gt;&quot;&quot;;1;&quot;&quot;)">
            <text:p/>
          </table:table-cell>
          <table:table-cell table:style-name="ce31" table:formula="of:=IF([.B16]&lt;&gt;&quot;&quot;;SUM([.$G$10:.G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J$9]);&quot;&quot;)">
            <text:p/>
          </table:table-cell>
          <table:table-cell table:style-name="ce31" table:formula="of:=[.H16]=[.J16]" office:value-type="float" office:value="1" calcext:value-type="float">
            <text:p>1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a:&quot;&amp;[.C16];&quot;&quot;)">
            <text:p/>
          </table:table-cell>
          <table:table-cell table:style-name="ce54" table:formula="of:=IF([.B16]=&quot;&quot;;&quot;&quot;;IF([.L16]=0;&quot;Yes&quot;;&quot;No&quot;)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16" table:content-validation-name="val4"/>
          <table:table-cell table:style-name="ce31" table:formula="of:=IF([.B17]&lt;&gt;&quot;&quot;;IF([.D17]&lt;&gt;&quot;&quot;;&quot;-c:a:&quot;&amp;[.C17]&amp;&quot; &quot;&amp;[.D17];&quot;-c:a:&quot;&amp;[.C17]&amp;&quot; copy&quot;);&quot;&quot;)">
            <text:p/>
          </table:table-cell>
          <table:table-cell table:style-name="ce31" table:formula="of:=IF([.B17]&lt;&gt;&quot;&quot;;&quot;-metadata:s:a:&quot;&amp;[.H17]-1&amp;&quot; language=&quot;&amp;[.B17];&quot;&quot;)">
            <text:p/>
          </table:table-cell>
          <table:table-cell table:style-name="ce31" table:formula="of:=IF([.B17]&lt;&gt;&quot;&quot;;1;&quot;&quot;)">
            <text:p/>
          </table:table-cell>
          <table:table-cell table:style-name="ce31" table:formula="of:=IF([.B17]&lt;&gt;&quot;&quot;;SUM([.$G$10:.G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J$9]);&quot;&quot;)">
            <text:p/>
          </table:table-cell>
          <table:table-cell table:style-name="ce31" table:formula="of:=[.H17]=[.J17]" office:value-type="float" office:value="1" calcext:value-type="float">
            <text:p>1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a:&quot;&amp;[.C17];&quot;&quot;)">
            <text:p/>
          </table:table-cell>
          <table:table-cell table:style-name="ce54" table:formula="of:=IF([.B17]=&quot;&quot;;&quot;&quot;;IF([.L17]=0;&quot;Yes&quot;;&quot;No&quot;)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16" table:content-validation-name="val4"/>
          <table:table-cell table:style-name="ce31" table:formula="of:=IF([.B18]&lt;&gt;&quot;&quot;;IF([.D18]&lt;&gt;&quot;&quot;;&quot;-c:a:&quot;&amp;[.C18]&amp;&quot; &quot;&amp;[.D18];&quot;-c:a:&quot;&amp;[.C18]&amp;&quot; copy&quot;);&quot;&quot;)">
            <text:p/>
          </table:table-cell>
          <table:table-cell table:style-name="ce31" table:formula="of:=IF([.B18]&lt;&gt;&quot;&quot;;&quot;-metadata:s:a:&quot;&amp;[.H18]-1&amp;&quot; language=&quot;&amp;[.B18];&quot;&quot;)">
            <text:p/>
          </table:table-cell>
          <table:table-cell table:style-name="ce31" table:formula="of:=IF([.B18]&lt;&gt;&quot;&quot;;1;&quot;&quot;)">
            <text:p/>
          </table:table-cell>
          <table:table-cell table:style-name="ce31" table:formula="of:=IF([.B18]&lt;&gt;&quot;&quot;;SUM([.$G$10:.G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J$9]);&quot;&quot;)">
            <text:p/>
          </table:table-cell>
          <table:table-cell table:style-name="ce31" table:formula="of:=[.H18]=[.J18]" office:value-type="float" office:value="1" calcext:value-type="float">
            <text:p>1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a:&quot;&amp;[.C18];&quot;&quot;)">
            <text:p/>
          </table:table-cell>
          <table:table-cell table:style-name="ce54" table:formula="of:=IF([.B18]=&quot;&quot;;&quot;&quot;;IF([.L18]=0;&quot;Yes&quot;;&quot;No&quot;)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16" table:content-validation-name="val4"/>
          <table:table-cell table:style-name="ce31" table:formula="of:=IF([.B19]&lt;&gt;&quot;&quot;;IF([.D19]&lt;&gt;&quot;&quot;;&quot;-c:a:&quot;&amp;[.C19]&amp;&quot; &quot;&amp;[.D19];&quot;-c:a:&quot;&amp;[.C19]&amp;&quot; copy&quot;);&quot;&quot;)">
            <text:p/>
          </table:table-cell>
          <table:table-cell table:style-name="ce31" table:formula="of:=IF([.B19]&lt;&gt;&quot;&quot;;&quot;-metadata:s:a:&quot;&amp;[.H19]-1&amp;&quot; language=&quot;&amp;[.B19];&quot;&quot;)">
            <text:p/>
          </table:table-cell>
          <table:table-cell table:style-name="ce31" table:formula="of:=IF([.B19]&lt;&gt;&quot;&quot;;1;&quot;&quot;)">
            <text:p/>
          </table:table-cell>
          <table:table-cell table:style-name="ce31" table:formula="of:=IF([.B19]&lt;&gt;&quot;&quot;;SUM([.$G$10:.G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J$9]);&quot;&quot;)">
            <text:p/>
          </table:table-cell>
          <table:table-cell table:style-name="ce31" table:formula="of:=[.H19]=[.J19]" office:value-type="float" office:value="1" calcext:value-type="float">
            <text:p>1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a:&quot;&amp;[.C19];&quot;&quot;)">
            <text:p/>
          </table:table-cell>
          <table:table-cell table:style-name="ce54" table:formula="of:=IF([.B19]=&quot;&quot;;&quot;&quot;;IF([.L19]=0;&quot;Yes&quot;;&quot;No&quot;)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16" table:content-validation-name="val4"/>
          <table:table-cell table:style-name="ce31" table:formula="of:=IF([.B20]&lt;&gt;&quot;&quot;;IF([.D20]&lt;&gt;&quot;&quot;;&quot;-c:a:&quot;&amp;[.C20]&amp;&quot; &quot;&amp;[.D20];&quot;-c:a:&quot;&amp;[.C20]&amp;&quot; copy&quot;);&quot;&quot;)">
            <text:p/>
          </table:table-cell>
          <table:table-cell table:style-name="ce31" table:formula="of:=IF([.B20]&lt;&gt;&quot;&quot;;&quot;-metadata:s:a:&quot;&amp;[.H20]-1&amp;&quot; language=&quot;&amp;[.B20];&quot;&quot;)">
            <text:p/>
          </table:table-cell>
          <table:table-cell table:style-name="ce31" table:formula="of:=IF([.B20]&lt;&gt;&quot;&quot;;1;&quot;&quot;)">
            <text:p/>
          </table:table-cell>
          <table:table-cell table:style-name="ce31" table:formula="of:=IF([.B20]&lt;&gt;&quot;&quot;;SUM([.$G$10:.G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J$9]);&quot;&quot;)">
            <text:p/>
          </table:table-cell>
          <table:table-cell table:style-name="ce31" table:formula="of:=[.H20]=[.J20]" office:value-type="float" office:value="1" calcext:value-type="float">
            <text:p>1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a:&quot;&amp;[.C20];&quot;&quot;)">
            <text:p/>
          </table:table-cell>
          <table:table-cell table:style-name="ce54" table:formula="of:=IF([.B20]=&quot;&quot;;&quot;&quot;;IF([.L20]=0;&quot;Yes&quot;;&quot;No&quot;)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16" table:content-validation-name="val4"/>
          <table:table-cell table:style-name="ce31" table:formula="of:=IF([.B21]&lt;&gt;&quot;&quot;;IF([.D21]&lt;&gt;&quot;&quot;;&quot;-c:a:&quot;&amp;[.C21]&amp;&quot; &quot;&amp;[.D21];&quot;-c:a:&quot;&amp;[.C21]&amp;&quot; copy&quot;);&quot;&quot;)">
            <text:p/>
          </table:table-cell>
          <table:table-cell table:style-name="ce31" table:formula="of:=IF([.B21]&lt;&gt;&quot;&quot;;&quot;-metadata:s:a:&quot;&amp;[.H21]-1&amp;&quot; language=&quot;&amp;[.B21];&quot;&quot;)">
            <text:p/>
          </table:table-cell>
          <table:table-cell table:style-name="ce31" table:formula="of:=IF([.B21]&lt;&gt;&quot;&quot;;1;&quot;&quot;)">
            <text:p/>
          </table:table-cell>
          <table:table-cell table:style-name="ce31" table:formula="of:=IF([.B21]&lt;&gt;&quot;&quot;;SUM([.$G$10:.G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J$9]);&quot;&quot;)">
            <text:p/>
          </table:table-cell>
          <table:table-cell table:style-name="ce31" table:formula="of:=[.H21]=[.J21]" office:value-type="float" office:value="1" calcext:value-type="float">
            <text:p>1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a:&quot;&amp;[.C21];&quot;&quot;)">
            <text:p/>
          </table:table-cell>
          <table:table-cell table:style-name="ce54" table:formula="of:=IF([.B21]=&quot;&quot;;&quot;&quot;;IF([.L21]=0;&quot;Yes&quot;;&quot;No&quot;)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16" table:content-validation-name="val4"/>
          <table:table-cell table:style-name="ce31" table:formula="of:=IF([.B22]&lt;&gt;&quot;&quot;;IF([.D22]&lt;&gt;&quot;&quot;;&quot;-c:a:&quot;&amp;[.C22]&amp;&quot; &quot;&amp;[.D22];&quot;-c:a:&quot;&amp;[.C22]&amp;&quot; copy&quot;);&quot;&quot;)">
            <text:p/>
          </table:table-cell>
          <table:table-cell table:style-name="ce31" table:formula="of:=IF([.B22]&lt;&gt;&quot;&quot;;&quot;-metadata:s:a:&quot;&amp;[.H22]-1&amp;&quot; language=&quot;&amp;[.B22];&quot;&quot;)">
            <text:p/>
          </table:table-cell>
          <table:table-cell table:style-name="ce31" table:formula="of:=IF([.B22]&lt;&gt;&quot;&quot;;1;&quot;&quot;)">
            <text:p/>
          </table:table-cell>
          <table:table-cell table:style-name="ce31" table:formula="of:=IF([.B22]&lt;&gt;&quot;&quot;;SUM([.$G$10:.G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J$9]);&quot;&quot;)">
            <text:p/>
          </table:table-cell>
          <table:table-cell table:style-name="ce31" table:formula="of:=[.H22]=[.J22]" office:value-type="float" office:value="1" calcext:value-type="float">
            <text:p>1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a:&quot;&amp;[.C22];&quot;&quot;)">
            <text:p/>
          </table:table-cell>
          <table:table-cell table:style-name="ce54" table:formula="of:=IF([.B22]=&quot;&quot;;&quot;&quot;;IF([.L22]=0;&quot;Yes&quot;;&quot;No&quot;)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16" table:content-validation-name="val4"/>
          <table:table-cell table:style-name="ce31" table:formula="of:=IF([.B23]&lt;&gt;&quot;&quot;;IF([.D23]&lt;&gt;&quot;&quot;;&quot;-c:a:&quot;&amp;[.C23]&amp;&quot; &quot;&amp;[.D23];&quot;-c:a:&quot;&amp;[.C23]&amp;&quot; copy&quot;);&quot;&quot;)">
            <text:p/>
          </table:table-cell>
          <table:table-cell table:style-name="ce31" table:formula="of:=IF([.B23]&lt;&gt;&quot;&quot;;&quot;-metadata:s:a:&quot;&amp;[.H23]-1&amp;&quot; language=&quot;&amp;[.B23];&quot;&quot;)">
            <text:p/>
          </table:table-cell>
          <table:table-cell table:style-name="ce31" table:formula="of:=IF([.B23]&lt;&gt;&quot;&quot;;1;&quot;&quot;)">
            <text:p/>
          </table:table-cell>
          <table:table-cell table:style-name="ce31" table:formula="of:=IF([.B23]&lt;&gt;&quot;&quot;;SUM([.$G$10:.G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J$9]);&quot;&quot;)">
            <text:p/>
          </table:table-cell>
          <table:table-cell table:style-name="ce31" table:formula="of:=[.H23]=[.J23]" office:value-type="float" office:value="1" calcext:value-type="float">
            <text:p>1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a:&quot;&amp;[.C23];&quot;&quot;)">
            <text:p/>
          </table:table-cell>
          <table:table-cell table:style-name="ce54" table:formula="of:=IF([.B23]=&quot;&quot;;&quot;&quot;;IF([.L23]=0;&quot;Yes&quot;;&quot;No&quot;)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16" table:content-validation-name="val4"/>
          <table:table-cell table:style-name="ce31" table:formula="of:=IF([.B24]&lt;&gt;&quot;&quot;;IF([.D24]&lt;&gt;&quot;&quot;;&quot;-c:a:&quot;&amp;[.C24]&amp;&quot; &quot;&amp;[.D24];&quot;-c:a:&quot;&amp;[.C24]&amp;&quot; copy&quot;);&quot;&quot;)">
            <text:p/>
          </table:table-cell>
          <table:table-cell table:style-name="ce31" table:formula="of:=IF([.B24]&lt;&gt;&quot;&quot;;&quot;-metadata:s:a:&quot;&amp;[.H24]-1&amp;&quot; language=&quot;&amp;[.B24];&quot;&quot;)">
            <text:p/>
          </table:table-cell>
          <table:table-cell table:style-name="ce31" table:formula="of:=IF([.B24]&lt;&gt;&quot;&quot;;1;&quot;&quot;)">
            <text:p/>
          </table:table-cell>
          <table:table-cell table:style-name="ce31" table:formula="of:=IF([.B24]&lt;&gt;&quot;&quot;;SUM([.$G$10:.G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J$9]);&quot;&quot;)">
            <text:p/>
          </table:table-cell>
          <table:table-cell table:style-name="ce31" table:formula="of:=[.H24]=[.J24]" office:value-type="float" office:value="1" calcext:value-type="float">
            <text:p>1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a:&quot;&amp;[.C24];&quot;&quot;)">
            <text:p/>
          </table:table-cell>
          <table:table-cell table:style-name="ce54" table:formula="of:=IF([.B24]=&quot;&quot;;&quot;&quot;;IF([.L24]=0;&quot;Yes&quot;;&quot;No&quot;)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16" table:content-validation-name="val4"/>
          <table:table-cell table:style-name="ce31" table:formula="of:=IF([.B25]&lt;&gt;&quot;&quot;;IF([.D25]&lt;&gt;&quot;&quot;;&quot;-c:a:&quot;&amp;[.C25]&amp;&quot; &quot;&amp;[.D25];&quot;-c:a:&quot;&amp;[.C25]&amp;&quot; copy&quot;);&quot;&quot;)">
            <text:p/>
          </table:table-cell>
          <table:table-cell table:style-name="ce31" table:formula="of:=IF([.B25]&lt;&gt;&quot;&quot;;&quot;-metadata:s:a:&quot;&amp;[.H25]-1&amp;&quot; language=&quot;&amp;[.B25];&quot;&quot;)">
            <text:p/>
          </table:table-cell>
          <table:table-cell table:style-name="ce31" table:formula="of:=IF([.B25]&lt;&gt;&quot;&quot;;1;&quot;&quot;)">
            <text:p/>
          </table:table-cell>
          <table:table-cell table:style-name="ce31" table:formula="of:=IF([.B25]&lt;&gt;&quot;&quot;;SUM([.$G$10:.G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J$9]);&quot;&quot;)">
            <text:p/>
          </table:table-cell>
          <table:table-cell table:style-name="ce31" table:formula="of:=[.H25]=[.J25]" office:value-type="float" office:value="1" calcext:value-type="float">
            <text:p>1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a:&quot;&amp;[.C25];&quot;&quot;)">
            <text:p/>
          </table:table-cell>
          <table:table-cell table:style-name="ce54" table:formula="of:=IF([.B25]=&quot;&quot;;&quot;&quot;;IF([.L25]=0;&quot;Yes&quot;;&quot;No&quot;)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16" table:content-validation-name="val4"/>
          <table:table-cell table:style-name="ce31" table:formula="of:=IF([.B26]&lt;&gt;&quot;&quot;;IF([.D26]&lt;&gt;&quot;&quot;;&quot;-c:a:&quot;&amp;[.C26]&amp;&quot; &quot;&amp;[.D26];&quot;-c:a:&quot;&amp;[.C26]&amp;&quot; copy&quot;);&quot;&quot;)">
            <text:p/>
          </table:table-cell>
          <table:table-cell table:style-name="ce31" table:formula="of:=IF([.B26]&lt;&gt;&quot;&quot;;&quot;-metadata:s:a:&quot;&amp;[.H26]-1&amp;&quot; language=&quot;&amp;[.B26];&quot;&quot;)">
            <text:p/>
          </table:table-cell>
          <table:table-cell table:style-name="ce31" table:formula="of:=IF([.B26]&lt;&gt;&quot;&quot;;1;&quot;&quot;)">
            <text:p/>
          </table:table-cell>
          <table:table-cell table:style-name="ce31" table:formula="of:=IF([.B26]&lt;&gt;&quot;&quot;;SUM([.$G$10:.G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J$9]);&quot;&quot;)">
            <text:p/>
          </table:table-cell>
          <table:table-cell table:style-name="ce31" table:formula="of:=[.H26]=[.J26]" office:value-type="float" office:value="1" calcext:value-type="float">
            <text:p>1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a:&quot;&amp;[.C26];&quot;&quot;)">
            <text:p/>
          </table:table-cell>
          <table:table-cell table:style-name="ce54" table:formula="of:=IF([.B26]=&quot;&quot;;&quot;&quot;;IF([.L26]=0;&quot;Yes&quot;;&quot;No&quot;)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16" table:content-validation-name="val4"/>
          <table:table-cell table:style-name="ce31" table:formula="of:=IF([.B27]&lt;&gt;&quot;&quot;;IF([.D27]&lt;&gt;&quot;&quot;;&quot;-c:a:&quot;&amp;[.C27]&amp;&quot; &quot;&amp;[.D27];&quot;-c:a:&quot;&amp;[.C27]&amp;&quot; copy&quot;);&quot;&quot;)">
            <text:p/>
          </table:table-cell>
          <table:table-cell table:style-name="ce31" table:formula="of:=IF([.B27]&lt;&gt;&quot;&quot;;&quot;-metadata:s:a:&quot;&amp;[.H27]-1&amp;&quot; language=&quot;&amp;[.B27];&quot;&quot;)">
            <text:p/>
          </table:table-cell>
          <table:table-cell table:style-name="ce31" table:formula="of:=IF([.B27]&lt;&gt;&quot;&quot;;1;&quot;&quot;)">
            <text:p/>
          </table:table-cell>
          <table:table-cell table:style-name="ce31" table:formula="of:=IF([.B27]&lt;&gt;&quot;&quot;;SUM([.$G$10:.G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J$9]);&quot;&quot;)">
            <text:p/>
          </table:table-cell>
          <table:table-cell table:style-name="ce31" table:formula="of:=[.H27]=[.J27]" office:value-type="float" office:value="1" calcext:value-type="float">
            <text:p>1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a:&quot;&amp;[.C27];&quot;&quot;)">
            <text:p/>
          </table:table-cell>
          <table:table-cell table:style-name="ce54" table:formula="of:=IF([.B27]=&quot;&quot;;&quot;&quot;;IF([.L27]=0;&quot;Yes&quot;;&quot;No&quot;)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16" table:content-validation-name="val4"/>
          <table:table-cell table:style-name="ce31" table:formula="of:=IF([.B28]&lt;&gt;&quot;&quot;;IF([.D28]&lt;&gt;&quot;&quot;;&quot;-c:a:&quot;&amp;[.C28]&amp;&quot; &quot;&amp;[.D28];&quot;-c:a:&quot;&amp;[.C28]&amp;&quot; copy&quot;);&quot;&quot;)">
            <text:p/>
          </table:table-cell>
          <table:table-cell table:style-name="ce31" table:formula="of:=IF([.B28]&lt;&gt;&quot;&quot;;&quot;-metadata:s:a:&quot;&amp;[.H28]-1&amp;&quot; language=&quot;&amp;[.B28];&quot;&quot;)">
            <text:p/>
          </table:table-cell>
          <table:table-cell table:style-name="ce31" table:formula="of:=IF([.B28]&lt;&gt;&quot;&quot;;1;&quot;&quot;)">
            <text:p/>
          </table:table-cell>
          <table:table-cell table:style-name="ce31" table:formula="of:=IF([.B28]&lt;&gt;&quot;&quot;;SUM([.$G$10:.G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J$9]);&quot;&quot;)">
            <text:p/>
          </table:table-cell>
          <table:table-cell table:style-name="ce31" table:formula="of:=[.H28]=[.J28]" office:value-type="float" office:value="1" calcext:value-type="float">
            <text:p>1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a:&quot;&amp;[.C28];&quot;&quot;)">
            <text:p/>
          </table:table-cell>
          <table:table-cell table:style-name="ce54" table:formula="of:=IF([.B28]=&quot;&quot;;&quot;&quot;;IF([.L28]=0;&quot;Yes&quot;;&quot;No&quot;)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16" table:content-validation-name="val4"/>
          <table:table-cell table:style-name="ce31" table:formula="of:=IF([.B29]&lt;&gt;&quot;&quot;;IF([.D29]&lt;&gt;&quot;&quot;;&quot;-c:a:&quot;&amp;[.C29]&amp;&quot; &quot;&amp;[.D29];&quot;-c:a:&quot;&amp;[.C29]&amp;&quot; copy&quot;);&quot;&quot;)">
            <text:p/>
          </table:table-cell>
          <table:table-cell table:style-name="ce31" table:formula="of:=IF([.B29]&lt;&gt;&quot;&quot;;&quot;-metadata:s:a:&quot;&amp;[.H29]-1&amp;&quot; language=&quot;&amp;[.B29];&quot;&quot;)">
            <text:p/>
          </table:table-cell>
          <table:table-cell table:style-name="ce31" table:formula="of:=IF([.B29]&lt;&gt;&quot;&quot;;1;&quot;&quot;)">
            <text:p/>
          </table:table-cell>
          <table:table-cell table:style-name="ce31" table:formula="of:=IF([.B29]&lt;&gt;&quot;&quot;;SUM([.$G$10:.G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J$9]);&quot;&quot;)">
            <text:p/>
          </table:table-cell>
          <table:table-cell table:style-name="ce31" table:formula="of:=[.H29]=[.J29]" office:value-type="float" office:value="1" calcext:value-type="float">
            <text:p>1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a:&quot;&amp;[.C29];&quot;&quot;)">
            <text:p/>
          </table:table-cell>
          <table:table-cell table:style-name="ce54" table:formula="of:=IF([.B29]=&quot;&quot;;&quot;&quot;;IF([.L29]=0;&quot;Yes&quot;;&quot;No&quot;)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16" table:content-validation-name="val4"/>
          <table:table-cell table:style-name="ce31" table:formula="of:=IF([.B30]&lt;&gt;&quot;&quot;;IF([.D30]&lt;&gt;&quot;&quot;;&quot;-c:a:&quot;&amp;[.C30]&amp;&quot; &quot;&amp;[.D30];&quot;-c:a:&quot;&amp;[.C30]&amp;&quot; copy&quot;);&quot;&quot;)">
            <text:p/>
          </table:table-cell>
          <table:table-cell table:style-name="ce31" table:formula="of:=IF([.B30]&lt;&gt;&quot;&quot;;&quot;-metadata:s:a:&quot;&amp;[.H30]-1&amp;&quot; language=&quot;&amp;[.B30];&quot;&quot;)">
            <text:p/>
          </table:table-cell>
          <table:table-cell table:style-name="ce31" table:formula="of:=IF([.B30]&lt;&gt;&quot;&quot;;1;&quot;&quot;)">
            <text:p/>
          </table:table-cell>
          <table:table-cell table:style-name="ce31" table:formula="of:=IF([.B30]&lt;&gt;&quot;&quot;;SUM([.$G$10:.G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J$9]);&quot;&quot;)">
            <text:p/>
          </table:table-cell>
          <table:table-cell table:style-name="ce31" table:formula="of:=[.H30]=[.J30]" office:value-type="float" office:value="1" calcext:value-type="float">
            <text:p>1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a:&quot;&amp;[.C30];&quot;&quot;)">
            <text:p/>
          </table:table-cell>
          <table:table-cell table:style-name="ce54" table:formula="of:=IF([.B30]=&quot;&quot;;&quot;&quot;;IF([.L30]=0;&quot;Yes&quot;;&quot;No&quot;)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16" table:content-validation-name="val4"/>
          <table:table-cell table:style-name="ce31" table:formula="of:=IF([.B31]&lt;&gt;&quot;&quot;;IF([.D31]&lt;&gt;&quot;&quot;;&quot;-c:a:&quot;&amp;[.C31]&amp;&quot; &quot;&amp;[.D31];&quot;-c:a:&quot;&amp;[.C31]&amp;&quot; copy&quot;);&quot;&quot;)">
            <text:p/>
          </table:table-cell>
          <table:table-cell table:style-name="ce31" table:formula="of:=IF([.B31]&lt;&gt;&quot;&quot;;&quot;-metadata:s:a:&quot;&amp;[.H31]-1&amp;&quot; language=&quot;&amp;[.B31];&quot;&quot;)">
            <text:p/>
          </table:table-cell>
          <table:table-cell table:style-name="ce31" table:formula="of:=IF([.B31]&lt;&gt;&quot;&quot;;1;&quot;&quot;)">
            <text:p/>
          </table:table-cell>
          <table:table-cell table:style-name="ce31" table:formula="of:=IF([.B31]&lt;&gt;&quot;&quot;;SUM([.$G$10:.G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J$9]);&quot;&quot;)">
            <text:p/>
          </table:table-cell>
          <table:table-cell table:style-name="ce31" table:formula="of:=[.H31]=[.J31]" office:value-type="float" office:value="1" calcext:value-type="float">
            <text:p>1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a:&quot;&amp;[.C31];&quot;&quot;)">
            <text:p/>
          </table:table-cell>
          <table:table-cell table:style-name="ce54" table:formula="of:=IF([.B31]=&quot;&quot;;&quot;&quot;;IF([.L31]=0;&quot;Yes&quot;;&quot;No&quot;)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16" table:content-validation-name="val4"/>
          <table:table-cell table:style-name="ce31" table:formula="of:=IF([.B32]&lt;&gt;&quot;&quot;;IF([.D32]&lt;&gt;&quot;&quot;;&quot;-c:a:&quot;&amp;[.C32]&amp;&quot; &quot;&amp;[.D32];&quot;-c:a:&quot;&amp;[.C32]&amp;&quot; copy&quot;);&quot;&quot;)">
            <text:p/>
          </table:table-cell>
          <table:table-cell table:style-name="ce31" table:formula="of:=IF([.B32]&lt;&gt;&quot;&quot;;&quot;-metadata:s:a:&quot;&amp;[.H32]-1&amp;&quot; language=&quot;&amp;[.B32];&quot;&quot;)">
            <text:p/>
          </table:table-cell>
          <table:table-cell table:style-name="ce31" table:formula="of:=IF([.B32]&lt;&gt;&quot;&quot;;1;&quot;&quot;)">
            <text:p/>
          </table:table-cell>
          <table:table-cell table:style-name="ce31" table:formula="of:=IF([.B32]&lt;&gt;&quot;&quot;;SUM([.$G$10:.G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J$9]);&quot;&quot;)">
            <text:p/>
          </table:table-cell>
          <table:table-cell table:style-name="ce31" table:formula="of:=[.H32]=[.J32]" office:value-type="float" office:value="1" calcext:value-type="float">
            <text:p>1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a:&quot;&amp;[.C32];&quot;&quot;)">
            <text:p/>
          </table:table-cell>
          <table:table-cell table:style-name="ce54" table:formula="of:=IF([.B32]=&quot;&quot;;&quot;&quot;;IF([.L32]=0;&quot;Yes&quot;;&quot;No&quot;)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16" table:content-validation-name="val4"/>
          <table:table-cell table:style-name="ce31" table:formula="of:=IF([.B33]&lt;&gt;&quot;&quot;;IF([.D33]&lt;&gt;&quot;&quot;;&quot;-c:a:&quot;&amp;[.C33]&amp;&quot; &quot;&amp;[.D33];&quot;-c:a:&quot;&amp;[.C33]&amp;&quot; copy&quot;);&quot;&quot;)">
            <text:p/>
          </table:table-cell>
          <table:table-cell table:style-name="ce31" table:formula="of:=IF([.B33]&lt;&gt;&quot;&quot;;&quot;-metadata:s:a:&quot;&amp;[.H33]-1&amp;&quot; language=&quot;&amp;[.B33];&quot;&quot;)">
            <text:p/>
          </table:table-cell>
          <table:table-cell table:style-name="ce31" table:formula="of:=IF([.B33]&lt;&gt;&quot;&quot;;1;&quot;&quot;)">
            <text:p/>
          </table:table-cell>
          <table:table-cell table:style-name="ce31" table:formula="of:=IF([.B33]&lt;&gt;&quot;&quot;;SUM([.$G$10:.G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J$9]);&quot;&quot;)">
            <text:p/>
          </table:table-cell>
          <table:table-cell table:style-name="ce31" table:formula="of:=[.H33]=[.J33]" office:value-type="float" office:value="1" calcext:value-type="float">
            <text:p>1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a:&quot;&amp;[.C33];&quot;&quot;)">
            <text:p/>
          </table:table-cell>
          <table:table-cell table:style-name="ce54" table:formula="of:=IF([.B33]=&quot;&quot;;&quot;&quot;;IF([.L33]=0;&quot;Yes&quot;;&quot;No&quot;)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table:content-validation-name="val4"/>
          <table:table-cell table:style-name="ce31" table:formula="of:=IF([.B34]&lt;&gt;&quot;&quot;;IF([.D34]&lt;&gt;&quot;&quot;;&quot;-c:a:&quot;&amp;[.C34]&amp;&quot; &quot;&amp;[.D34];&quot;-c:a:&quot;&amp;[.C34]&amp;&quot; copy&quot;);&quot;&quot;)">
            <text:p/>
          </table:table-cell>
          <table:table-cell table:style-name="ce31" table:formula="of:=IF([.B34]&lt;&gt;&quot;&quot;;&quot;-metadata:s:a:&quot;&amp;[.H34]-1&amp;&quot; language=&quot;&amp;[.B34];&quot;&quot;)">
            <text:p/>
          </table:table-cell>
          <table:table-cell table:style-name="ce31" table:formula="of:=IF([.B34]&lt;&gt;&quot;&quot;;1;&quot;&quot;)">
            <text:p/>
          </table:table-cell>
          <table:table-cell table:style-name="ce31" table:formula="of:=IF([.B34]&lt;&gt;&quot;&quot;;SUM([.$G$10:.G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J$9]);&quot;&quot;)">
            <text:p/>
          </table:table-cell>
          <table:table-cell table:style-name="ce31" table:formula="of:=[.H34]=[.J34]" office:value-type="float" office:value="1" calcext:value-type="float">
            <text:p>1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a:&quot;&amp;[.C34];&quot;&quot;)">
            <text:p/>
          </table:table-cell>
          <table:table-cell table:style-name="ce54" table:formula="of:=IF([.B34]=&quot;&quot;;&quot;&quot;;IF([.L34]=0;&quot;Yes&quot;;&quot;No&quot;)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16" table:content-validation-name="val4"/>
          <table:table-cell table:style-name="ce31" table:formula="of:=IF([.B35]&lt;&gt;&quot;&quot;;IF([.D35]&lt;&gt;&quot;&quot;;&quot;-c:a:&quot;&amp;[.C35]&amp;&quot; &quot;&amp;[.D35];&quot;-c:a:&quot;&amp;[.C35]&amp;&quot; copy&quot;);&quot;&quot;)">
            <text:p/>
          </table:table-cell>
          <table:table-cell table:style-name="ce31" table:formula="of:=IF([.B35]&lt;&gt;&quot;&quot;;&quot;-metadata:s:a:&quot;&amp;[.H35]-1&amp;&quot; language=&quot;&amp;[.B35];&quot;&quot;)">
            <text:p/>
          </table:table-cell>
          <table:table-cell table:style-name="ce31" table:formula="of:=IF([.B35]&lt;&gt;&quot;&quot;;1;&quot;&quot;)">
            <text:p/>
          </table:table-cell>
          <table:table-cell table:style-name="ce31" table:formula="of:=IF([.B35]&lt;&gt;&quot;&quot;;SUM([.$G$10:.G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J$9]);&quot;&quot;)">
            <text:p/>
          </table:table-cell>
          <table:table-cell table:style-name="ce31" table:formula="of:=[.H35]=[.J35]" office:value-type="float" office:value="1" calcext:value-type="float">
            <text:p>1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a:&quot;&amp;[.C35];&quot;&quot;)">
            <text:p/>
          </table:table-cell>
          <table:table-cell table:style-name="ce54" table:formula="of:=IF([.B35]=&quot;&quot;;&quot;&quot;;IF([.L35]=0;&quot;Yes&quot;;&quot;No&quot;)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16" table:content-validation-name="val4"/>
          <table:table-cell table:style-name="ce31" table:formula="of:=IF([.B36]&lt;&gt;&quot;&quot;;IF([.D36]&lt;&gt;&quot;&quot;;&quot;-c:a:&quot;&amp;[.C36]&amp;&quot; &quot;&amp;[.D36];&quot;-c:a:&quot;&amp;[.C36]&amp;&quot; copy&quot;);&quot;&quot;)">
            <text:p/>
          </table:table-cell>
          <table:table-cell table:style-name="ce31" table:formula="of:=IF([.B36]&lt;&gt;&quot;&quot;;&quot;-metadata:s:a:&quot;&amp;[.H36]-1&amp;&quot; language=&quot;&amp;[.B36];&quot;&quot;)">
            <text:p/>
          </table:table-cell>
          <table:table-cell table:style-name="ce31" table:formula="of:=IF([.B36]&lt;&gt;&quot;&quot;;1;&quot;&quot;)">
            <text:p/>
          </table:table-cell>
          <table:table-cell table:style-name="ce31" table:formula="of:=IF([.B36]&lt;&gt;&quot;&quot;;SUM([.$G$10:.G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J$9]);&quot;&quot;)">
            <text:p/>
          </table:table-cell>
          <table:table-cell table:style-name="ce31" table:formula="of:=[.H36]=[.J36]" office:value-type="float" office:value="1" calcext:value-type="float">
            <text:p>1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a:&quot;&amp;[.C36];&quot;&quot;)">
            <text:p/>
          </table:table-cell>
          <table:table-cell table:style-name="ce54" table:formula="of:=IF([.B36]=&quot;&quot;;&quot;&quot;;IF([.L36]=0;&quot;Yes&quot;;&quot;No&quot;)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16" table:content-validation-name="val4"/>
          <table:table-cell table:style-name="ce31" table:formula="of:=IF([.B37]&lt;&gt;&quot;&quot;;IF([.D37]&lt;&gt;&quot;&quot;;&quot;-c:a:&quot;&amp;[.C37]&amp;&quot; &quot;&amp;[.D37];&quot;-c:a:&quot;&amp;[.C37]&amp;&quot; copy&quot;);&quot;&quot;)">
            <text:p/>
          </table:table-cell>
          <table:table-cell table:style-name="ce31" table:formula="of:=IF([.B37]&lt;&gt;&quot;&quot;;&quot;-metadata:s:a:&quot;&amp;[.H37]-1&amp;&quot; language=&quot;&amp;[.B37];&quot;&quot;)">
            <text:p/>
          </table:table-cell>
          <table:table-cell table:style-name="ce31" table:formula="of:=IF([.B37]&lt;&gt;&quot;&quot;;1;&quot;&quot;)">
            <text:p/>
          </table:table-cell>
          <table:table-cell table:style-name="ce31" table:formula="of:=IF([.B37]&lt;&gt;&quot;&quot;;SUM([.$G$10:.G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J$9]);&quot;&quot;)">
            <text:p/>
          </table:table-cell>
          <table:table-cell table:style-name="ce31" table:formula="of:=[.H37]=[.J37]" office:value-type="float" office:value="1" calcext:value-type="float">
            <text:p>1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a:&quot;&amp;[.C37];&quot;&quot;)">
            <text:p/>
          </table:table-cell>
          <table:table-cell table:style-name="ce54" table:formula="of:=IF([.B37]=&quot;&quot;;&quot;&quot;;IF([.L37]=0;&quot;Yes&quot;;&quot;No&quot;)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16" table:content-validation-name="val4"/>
          <table:table-cell table:style-name="ce31" table:formula="of:=IF([.B38]&lt;&gt;&quot;&quot;;IF([.D38]&lt;&gt;&quot;&quot;;&quot;-c:a:&quot;&amp;[.C38]&amp;&quot; &quot;&amp;[.D38];&quot;-c:a:&quot;&amp;[.C38]&amp;&quot; copy&quot;);&quot;&quot;)">
            <text:p/>
          </table:table-cell>
          <table:table-cell table:style-name="ce31" table:formula="of:=IF([.B38]&lt;&gt;&quot;&quot;;&quot;-metadata:s:a:&quot;&amp;[.H38]-1&amp;&quot; language=&quot;&amp;[.B38];&quot;&quot;)">
            <text:p/>
          </table:table-cell>
          <table:table-cell table:style-name="ce31" table:formula="of:=IF([.B38]&lt;&gt;&quot;&quot;;1;&quot;&quot;)">
            <text:p/>
          </table:table-cell>
          <table:table-cell table:style-name="ce31" table:formula="of:=IF([.B38]&lt;&gt;&quot;&quot;;SUM([.$G$10:.G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J$9]);&quot;&quot;)">
            <text:p/>
          </table:table-cell>
          <table:table-cell table:style-name="ce31" table:formula="of:=[.H38]=[.J38]" office:value-type="float" office:value="1" calcext:value-type="float">
            <text:p>1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a:&quot;&amp;[.C38];&quot;&quot;)">
            <text:p/>
          </table:table-cell>
          <table:table-cell table:style-name="ce54" table:formula="of:=IF([.B38]=&quot;&quot;;&quot;&quot;;IF([.L38]=0;&quot;Yes&quot;;&quot;No&quot;)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16" table:content-validation-name="val4"/>
          <table:table-cell table:style-name="ce31" table:formula="of:=IF([.B39]&lt;&gt;&quot;&quot;;IF([.D39]&lt;&gt;&quot;&quot;;&quot;-c:a:&quot;&amp;[.C39]&amp;&quot; &quot;&amp;[.D39];&quot;-c:a:&quot;&amp;[.C39]&amp;&quot; copy&quot;);&quot;&quot;)">
            <text:p/>
          </table:table-cell>
          <table:table-cell table:style-name="ce31" table:formula="of:=IF([.B39]&lt;&gt;&quot;&quot;;&quot;-metadata:s:a:&quot;&amp;[.H39]-1&amp;&quot; language=&quot;&amp;[.B39];&quot;&quot;)">
            <text:p/>
          </table:table-cell>
          <table:table-cell table:style-name="ce31" table:formula="of:=IF([.B39]&lt;&gt;&quot;&quot;;1;&quot;&quot;)">
            <text:p/>
          </table:table-cell>
          <table:table-cell table:style-name="ce31" table:formula="of:=IF([.B39]&lt;&gt;&quot;&quot;;SUM([.$G$10:.G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J$9]);&quot;&quot;)">
            <text:p/>
          </table:table-cell>
          <table:table-cell table:style-name="ce31" table:formula="of:=[.H39]=[.J39]" office:value-type="float" office:value="1" calcext:value-type="float">
            <text:p>1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a:&quot;&amp;[.C39];&quot;&quot;)">
            <text:p/>
          </table:table-cell>
          <table:table-cell table:style-name="ce54" table:formula="of:=IF([.B39]=&quot;&quot;;&quot;&quot;;IF([.L39]=0;&quot;Yes&quot;;&quot;No&quot;)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table:content-validation-name="val4"/>
          <table:table-cell table:style-name="ce31" table:formula="of:=IF([.B40]&lt;&gt;&quot;&quot;;IF([.D40]&lt;&gt;&quot;&quot;;&quot;-c:a:&quot;&amp;[.C40]&amp;&quot; &quot;&amp;[.D40];&quot;-c:a:&quot;&amp;[.C40]&amp;&quot; copy&quot;);&quot;&quot;)">
            <text:p/>
          </table:table-cell>
          <table:table-cell table:style-name="ce31" table:formula="of:=IF([.B40]&lt;&gt;&quot;&quot;;&quot;-metadata:s:a:&quot;&amp;[.H40]-1&amp;&quot; language=&quot;&amp;[.B40];&quot;&quot;)">
            <text:p/>
          </table:table-cell>
          <table:table-cell table:style-name="ce31" table:formula="of:=IF([.B40]&lt;&gt;&quot;&quot;;1;&quot;&quot;)">
            <text:p/>
          </table:table-cell>
          <table:table-cell table:style-name="ce31" table:formula="of:=IF([.B40]&lt;&gt;&quot;&quot;;SUM([.$G$10:.G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J$9]);&quot;&quot;)">
            <text:p/>
          </table:table-cell>
          <table:table-cell table:style-name="ce31" table:formula="of:=[.H40]=[.J40]" office:value-type="float" office:value="1" calcext:value-type="float">
            <text:p>1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a:&quot;&amp;[.C40];&quot;&quot;)">
            <text:p/>
          </table:table-cell>
          <table:table-cell table:style-name="ce54" table:formula="of:=IF([.B40]=&quot;&quot;;&quot;&quot;;IF([.L40]=0;&quot;Yes&quot;;&quot;No&quot;)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16" table:content-validation-name="val4"/>
          <table:table-cell table:style-name="ce31" table:formula="of:=IF([.B41]&lt;&gt;&quot;&quot;;IF([.D41]&lt;&gt;&quot;&quot;;&quot;-c:a:&quot;&amp;[.C41]&amp;&quot; &quot;&amp;[.D41];&quot;-c:a:&quot;&amp;[.C41]&amp;&quot; copy&quot;);&quot;&quot;)">
            <text:p/>
          </table:table-cell>
          <table:table-cell table:style-name="ce31" table:formula="of:=IF([.B41]&lt;&gt;&quot;&quot;;&quot;-metadata:s:a:&quot;&amp;[.H41]-1&amp;&quot; language=&quot;&amp;[.B41];&quot;&quot;)">
            <text:p/>
          </table:table-cell>
          <table:table-cell table:style-name="ce31" table:formula="of:=IF([.B41]&lt;&gt;&quot;&quot;;1;&quot;&quot;)">
            <text:p/>
          </table:table-cell>
          <table:table-cell table:style-name="ce31" table:formula="of:=IF([.B41]&lt;&gt;&quot;&quot;;SUM([.$G$10:.G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J$9]);&quot;&quot;)">
            <text:p/>
          </table:table-cell>
          <table:table-cell table:style-name="ce31" table:formula="of:=[.H41]=[.J41]" office:value-type="float" office:value="1" calcext:value-type="float">
            <text:p>1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a:&quot;&amp;[.C41];&quot;&quot;)">
            <text:p/>
          </table:table-cell>
          <table:table-cell table:style-name="ce54" table:formula="of:=IF([.B41]=&quot;&quot;;&quot;&quot;;IF([.L41]=0;&quot;Yes&quot;;&quot;No&quot;)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dub position</text:p>
          </table:table-cell>
          <table:table-cell table:style-name="ce21" table:formula="of:=IF(input_dub_default_index&lt;&gt;&quot;&quot;;&quot;-disposition:a:&quot;&amp;input_dub_default_index&amp;&quot; default &quot;;&quot;&quot;)" table:number-columns-spanned="2" table:number-rows-spanned="1">
            <text:p/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encoding combined</text:p>
          </table:table-cell>
          <table:table-cell table:style-name="ce21" table:formula="of:=IF(input_dub_default_index&lt;&gt;&quot;&quot;;COM.MICROSOFT.CONCAT(COM.MICROSOFT.TEXTJOIN(&quot; &quot;;1;[.$E$10:.$E$40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etadata combined</text:p>
          </table:table-cell>
          <table:table-cell table:style-name="ce21" table:formula="of:=IF(input_dub_default_index&lt;&gt;&quot;&quot;;COM.MICROSOFT.CONCAT(COM.MICROSOFT.TEXTJOIN(&quot; &quot;;1;[.$F$10:.$F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Audio mapping combined</text:p>
          </table:table-cell>
          <table:table-cell table:style-name="ce21" table:formula="of:=IF(input_dub_default_index&lt;&gt;&quot;&quot;;COM.MICROSOFT.CONCAT(COM.MICROSOFT.TEXTJOIN(&quot; &quot;;1;[.$M$10:.$M$41]);&quot; &quot;);&quot;&quot;)" table:number-columns-spanned="10" table:number-rows-spanned="1">
            <text:p/>
          </table:table-cell>
          <table:covered-table-cell table:number-columns-repeated="9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dub_selection.C7:dub_selection.C7 dub_selection.N10:dub_selection.N41">
            <calcext:condition calcext:apply-style-name="File Input Valid" calcext:value="=&quot;Yes&quot;" calcext:base-cell-address="dub_selection.C7"/>
          </calcext:conditional-format>
          <calcext:conditional-format calcext:target-range-address="dub_selection.C7:dub_selection.C7 dub_selection.N10:dub_selection.N41">
            <calcext:condition calcext:apply-style-name="Input Invalid" calcext:value="=&quot;No&quot;" calcext:base-cell-address="dub_selection.C7"/>
          </calcext:conditional-format>
          <calcext:conditional-format calcext:target-range-address="dub_selection.D7:dub_selection.D7 dub_selection.D2:dub_selection.D2">
            <calcext:condition calcext:apply-style-name="Warning Custom" calcext:value="formula-is([.D2]&lt;&gt;&quot;&quot;)" calcext:base-cell-address="dub_selection.D2"/>
          </calcext:conditional-format>
        </calcext:conditional-formats>
      </table:table>
      <table:table table:name="sub_selection" table:style-name="ta1">
        <table:table-column table:style-name="co1" table:default-cell-style-name="ce48"/>
        <table:table-column table:style-name="co4" table:default-cell-style-name="ce48"/>
        <table:table-column table:style-name="co3" table:default-cell-style-name="ce48"/>
        <table:table-column table:style-name="co7" table:default-cell-style-name="ce48"/>
        <table:table-column table:style-name="co3" table:number-columns-repeated="8" table:default-cell-style-name="ce48"/>
        <table:table-column table:style-name="co5" table:default-cell-style-name="ce48"/>
        <table:table-column table:style-name="co13" table:default-cell-style-name="ce48"/>
        <table:table-column table:style-name="co3" table:number-columns-repeated="16370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Default sub code input</text:p>
          </table:table-cell>
          <table:table-cell table:style-name="ce25" table:content-validation-name="val3"/>
          <table:table-cell table:style-name="ce52" table:formula="of:=IF(AND(input_sub_default_code&lt;&gt;&quot;&quot;;output_sub_default_index=&quot;&quot;);&quot;LANGUAGE CODE NOT FOUND&quot;;&quot;&quot;)" table:number-columns-spanned="3" table:number-rows-spanned="1">
            <text:p/>
          </table:table-cell>
          <table:covered-table-cell table:number-columns-repeated="2" table:style-name="ce46"/>
          <table:table-cell table:number-columns-repeated="16378"/>
        </table:table-row>
        <table:table-row table:style-name="ro2">
          <table:table-cell/>
          <table:table-cell table:style-name="ce13" office:value-type="string" calcext:value-type="string">
            <text:p>Default sub index input</text:p>
          </table:table-cell>
          <table:table-cell table:style-name="ce25" table:content-validation-name="val3"/>
          <table:table-cell table:style-name="ce52" table:formula="of:=IF(AND(input_sub_default_index&lt;&gt;&quot;&quot;;output_sub_default_index=&quot;&quot;);&quot;INDEX OUT OF RANGE&quot;;&quot;&quot;)" table:number-columns-spanned="3" table:number-rows-spanned="1">
            <text:p/>
          </table:table-cell>
          <table:covered-table-cell table:number-columns-repeated="2" table:style-name="ce46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>
            <text:p>Default sub code output</text:p>
          </table:table-cell>
          <table:table-cell table:style-name="ce33" table:formula="of:=IFERROR(IF(input_sub_default_index=&quot;&quot;;IF(input_sub_default_code&lt;&gt;&quot;&quot;;IFNA(VLOOKUP(input_sub_default_code;[.$B$11:.$B$42];1;0);&quot;&quot;);&quot;&quot;);VLOOKUP(output_sub_default_index+1;[.$F$11:.$G$42];MATCH([.$G$10];[.$F$10:.$G$10];0);0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index output</text:p>
          </table:table-cell>
          <table:table-cell table:style-name="ce33" table:formula="of:=IFERROR(IF(input_sub_default_index=&quot;&quot;;IF(input_sub_default_code&lt;&gt;&quot;&quot;;VLOOKUP(input_sub_default_code;[.$B$11:.$F$42];MATCH([.$F$10];[.$B$10:.$F$10];0);0)-1;&quot;&quot;);IF(IFNA(VLOOKUP(input_sub_default_index;[.$C$11:.$G$42];MATCH([.$G$10];[.$C$10:.$G$10];0);FALSE());&quot;&quot;)&lt;&gt;&quot;&quot;;VLOOKUP(input_sub_default_index;[.$C$11:.$G$42];MATCH([.$F$10];[.$C$10:.$V$10];0);0)-1;&quot;&quot;));&quot;&quot;)">
            <text:p/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Default sub language output</text:p>
          </table:table-cell>
          <table:table-cell table:style-name="ce26" table:formula="of:=IFERROR(IF(output_sub_default_index&lt;&gt;&quot;&quot;;VLOOKUP(output_sub_default_index+1;[.$F$11:.$M$42];MATCH([.$M$10];[.$F$10:.$M$10];0);0);&quot;&quot;)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4" office:value-type="string" calcext:value-type="string">
            <text:p>Language codes valid?</text:p>
          </table:table-cell>
          <table:table-cell table:style-name="ce49" table:formula="of:=IF(SUM([.$J$11:.J42])&gt;0;&quot;No&quot;;&quot;Yes&quot;)" office:value-type="string" office:string-value="Yes" calcext:value-type="string">
            <text:p>Yes</text:p>
          </table:table-cell>
          <table:table-cell table:style-name="ce59" table:formula="of:=IF(input_sub_codes_valid=&quot;No&quot;;&quot;LANGUAGE CODES ARE LISTED IN THE 'CONSTANTS' SHEET&quot;;&quot;&quot;)" table:number-columns-spanned="5" table:number-rows-spanned="1">
            <text:p/>
          </table:table-cell>
          <table:covered-table-cell table:number-columns-repeated="3" table:style-name="ce46"/>
          <table:covered-table-cell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23" office:value-type="string" calcext:value-type="string">
            <text:p>Language</text:p>
            <text:p>Code</text:p>
          </table:table-cell>
          <table:table-cell table:style-name="ce28" office:value-type="string" calcext:value-type="string">
            <text:p>Index</text:p>
          </table:table-cell>
          <table:table-cell table:style-name="ce30" office:value-type="string" calcext:value-type="string">
            <text:p>Channel Metadata</text:p>
          </table:table-cell>
          <table:table-cell table:style-name="ce30" office:value-type="string" calcext:value-type="string">
            <text:p>Channel</text:p>
            <text:p>Used</text:p>
          </table:table-cell>
          <table:table-cell table:style-name="ce30" office:value-type="string" calcext:value-type="string">
            <text:p>Channel</text:p>
            <text:p>Count</text:p>
          </table:table-cell>
          <table:table-cell table:style-name="ce30" office:value-type="string" calcext:value-type="string">
            <text:p>Language</text:p>
            <text:p>Code</text:p>
            <text:p>Copy</text:p>
          </table:table-cell>
          <table:table-cell table:style-name="ce30" office:value-type="string" calcext:value-type="string">
            <text:p>Row</text:p>
            <text:p>Count</text:p>
          </table:table-cell>
          <table:table-cell table:style-name="ce30" office:value-type="string" calcext:value-type="string">
            <text:p>Channel</text:p>
            <text:p>Row</text:p>
            <text:p>Match</text:p>
          </table:table-cell>
          <table:table-cell table:style-name="ce30" office:value-type="string" calcext:value-type="string">
            <text:p>Language</text:p>
            <text:p>Code</text:p>
            <text:p>Incorrect</text:p>
          </table:table-cell>
          <table:table-cell table:style-name="ce30" office:value-type="string" calcext:value-type="string">
            <text:p>Channel</text:p>
            <text:p>Map</text:p>
          </table:table-cell>
          <table:table-cell table:style-name="ce30" office:value-type="string" calcext:value-type="string">
            <text:p>Language</text:p>
            <text:p>Code</text:p>
            <text:p>Valid?</text:p>
          </table:table-cell>
          <table:table-cell table:style-name="ce30" office:value-type="string" calcext:value-type="string">
            <text:p>Language Name</text:p>
          </table:table-cell>
          <table:table-cell table:style-name="ce30" office:value-type="string" calcext:value-type="string">
            <text:p>Sub Extraction Command</text:p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0" calcext:value-type="float">
            <text:p>0</text:p>
          </table:table-cell>
          <table:table-cell table:style-name="ce31" table:formula="of:=IF([.$B11]&lt;&gt;&quot;&quot;;&quot;-metadata:s:s:&quot;&amp;[.$F11]-1&amp;&quot; language=&quot;&amp;[.$B11];&quot;&quot;)">
            <text:p/>
          </table:table-cell>
          <table:table-cell table:style-name="ce31" table:formula="of:=IF([.B11]&lt;&gt;&quot;&quot;;1;0)" office:value-type="float" office:value="0" calcext:value-type="float">
            <text:p>0</text:p>
          </table:table-cell>
          <table:table-cell table:style-name="ce35" table:formula="of:=IF([.B11]&lt;&gt;&quot;&quot;;SUM([.$E$11:.E11]);&quot;&quot;)">
            <text:p/>
          </table:table-cell>
          <table:table-cell table:style-name="ce31" table:formula="of:=IF([.B11]&lt;&gt;&quot;&quot;;[.B11];&quot;&quot;)">
            <text:p/>
          </table:table-cell>
          <table:table-cell table:style-name="ce31" table:formula="of:=IF([.B11]&lt;&gt;&quot;&quot;;ROW()-ROW([.$H$10]);&quot;&quot;)">
            <text:p/>
          </table:table-cell>
          <table:table-cell table:style-name="ce36" table:formula="of:=[.F11]=[.H11]" office:value-type="boolean" office:boolean-value="true" calcext:value-type="boolean">
            <text:p>TRUE</text:p>
          </table:table-cell>
          <table:table-cell table:style-name="ce31" table:formula="of:=IF(AND(ISERROR(VLOOKUP([.B11];[constants.$B$2:.$B$509];1;0));[.B11]&lt;&gt;&quot;&quot;);1;0)" office:value-type="float" office:value="0" calcext:value-type="float">
            <text:p>0</text:p>
          </table:table-cell>
          <table:table-cell table:style-name="ce31" table:formula="of:=IF([.B11]&lt;&gt;&quot;&quot;;&quot;-map 0:s:&quot;&amp;[.C11];&quot;&quot;)">
            <text:p/>
          </table:table-cell>
          <table:table-cell table:style-name="ce57" table:formula="of:=IF([.B11]&lt;&gt;&quot;&quot;;IF([.J11]=0;&quot;Yes&quot;;&quot;No&quot;);&quot;&quot;)">
            <text:p/>
          </table:table-cell>
          <table:table-cell table:style-name="ce31" table:formula="of:=IF([.B11]&lt;&gt;&quot;&quot;;VLOOKUP([.B11];[constants.$B$2:.$E$509];MATCH([constants.$C$2];[constants.$B$2:.$E$2];0);0);&quot;&quot;)">
            <text:p/>
          </table:table-cell>
          <table:table-cell table:style-name="ce31" table:formula="of:=IF([.B11]&lt;&gt;&quot;&quot;;CONCATENATE(&quot;-c:s copy &quot;;[.K11];&quot; &quot;;input_file_name_first_with_prefix;&quot;_&quot;;RIGHT(COM.MICROSOFT.CONCAT(&quot;0&quot;;[.C11]);2);&quot;_&quot;;[.B1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" calcext:value-type="float">
            <text:p>1</text:p>
          </table:table-cell>
          <table:table-cell table:style-name="ce31" table:formula="of:=IF([.$B12]&lt;&gt;&quot;&quot;;&quot;-metadata:s:s:&quot;&amp;[.$F12]-1&amp;&quot; language=&quot;&amp;[.$B12];&quot;&quot;)">
            <text:p/>
          </table:table-cell>
          <table:table-cell table:style-name="ce31" table:formula="of:=IF([.B12]&lt;&gt;&quot;&quot;;1;0)" office:value-type="float" office:value="0" calcext:value-type="float">
            <text:p>0</text:p>
          </table:table-cell>
          <table:table-cell table:style-name="ce31" table:formula="of:=IF([.B12]&lt;&gt;&quot;&quot;;SUM([.$E$11:.E12]);&quot;&quot;)">
            <text:p/>
          </table:table-cell>
          <table:table-cell table:style-name="ce31" table:formula="of:=IF([.B12]&lt;&gt;&quot;&quot;;[.B12];&quot;&quot;)">
            <text:p/>
          </table:table-cell>
          <table:table-cell table:style-name="ce31" table:formula="of:=IF([.B12]&lt;&gt;&quot;&quot;;ROW()-ROW([.$H$10]);&quot;&quot;)">
            <text:p/>
          </table:table-cell>
          <table:table-cell table:style-name="ce36" table:formula="of:=[.F12]=[.H12]" office:value-type="boolean" office:boolean-value="true" calcext:value-type="boolean">
            <text:p>TRUE</text:p>
          </table:table-cell>
          <table:table-cell table:style-name="ce31" table:formula="of:=IF(AND(ISERROR(VLOOKUP([.B12];[constants.$B$2:.$B$509];1;0));[.B12]&lt;&gt;&quot;&quot;);1;0)" office:value-type="float" office:value="0" calcext:value-type="float">
            <text:p>0</text:p>
          </table:table-cell>
          <table:table-cell table:style-name="ce31" table:formula="of:=IF([.B12]&lt;&gt;&quot;&quot;;&quot;-map 0:s:&quot;&amp;[.C12];&quot;&quot;)">
            <text:p/>
          </table:table-cell>
          <table:table-cell table:style-name="ce57" table:formula="of:=IF([.B12]&lt;&gt;&quot;&quot;;IF([.J12]=0;&quot;Yes&quot;;&quot;No&quot;);&quot;&quot;)">
            <text:p/>
          </table:table-cell>
          <table:table-cell table:style-name="ce31" table:formula="of:=IF([.B12]&lt;&gt;&quot;&quot;;VLOOKUP([.B12];[constants.$B$2:.$E$509];MATCH([constants.$C$2];[constants.$B$2:.$E$2];0);0);&quot;&quot;)">
            <text:p/>
          </table:table-cell>
          <table:table-cell table:style-name="ce31" table:formula="of:=IF([.B12]&lt;&gt;&quot;&quot;;CONCATENATE(&quot;-c:s copy &quot;;[.K12];&quot; &quot;;input_file_name_first_with_prefix;&quot;_&quot;;RIGHT(COM.MICROSOFT.CONCAT(&quot;0&quot;;[.C12]);2);&quot;_&quot;;[.B1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" calcext:value-type="float">
            <text:p>2</text:p>
          </table:table-cell>
          <table:table-cell table:style-name="ce31" table:formula="of:=IF([.$B13]&lt;&gt;&quot;&quot;;&quot;-metadata:s:s:&quot;&amp;[.$F13]-1&amp;&quot; language=&quot;&amp;[.$B13];&quot;&quot;)">
            <text:p/>
          </table:table-cell>
          <table:table-cell table:style-name="ce31" table:formula="of:=IF([.B13]&lt;&gt;&quot;&quot;;1;0)" office:value-type="float" office:value="0" calcext:value-type="float">
            <text:p>0</text:p>
          </table:table-cell>
          <table:table-cell table:style-name="ce31" table:formula="of:=IF([.B13]&lt;&gt;&quot;&quot;;SUM([.$E$11:.E13]);&quot;&quot;)">
            <text:p/>
          </table:table-cell>
          <table:table-cell table:style-name="ce31" table:formula="of:=IF([.B13]&lt;&gt;&quot;&quot;;[.B13];&quot;&quot;)">
            <text:p/>
          </table:table-cell>
          <table:table-cell table:style-name="ce31" table:formula="of:=IF([.B13]&lt;&gt;&quot;&quot;;ROW()-ROW([.$H$10]);&quot;&quot;)">
            <text:p/>
          </table:table-cell>
          <table:table-cell table:style-name="ce36" table:formula="of:=[.F13]=[.H13]" office:value-type="boolean" office:boolean-value="true" calcext:value-type="boolean">
            <text:p>TRUE</text:p>
          </table:table-cell>
          <table:table-cell table:style-name="ce31" table:formula="of:=IF(AND(ISERROR(VLOOKUP([.B13];[constants.$B$2:.$B$509];1;0));[.B13]&lt;&gt;&quot;&quot;);1;0)" office:value-type="float" office:value="0" calcext:value-type="float">
            <text:p>0</text:p>
          </table:table-cell>
          <table:table-cell table:style-name="ce31" table:formula="of:=IF([.B13]&lt;&gt;&quot;&quot;;&quot;-map 0:s:&quot;&amp;[.C13];&quot;&quot;)">
            <text:p/>
          </table:table-cell>
          <table:table-cell table:style-name="ce57" table:formula="of:=IF([.B13]&lt;&gt;&quot;&quot;;IF([.J13]=0;&quot;Yes&quot;;&quot;No&quot;);&quot;&quot;)">
            <text:p/>
          </table:table-cell>
          <table:table-cell table:style-name="ce31" table:formula="of:=IF([.B13]&lt;&gt;&quot;&quot;;VLOOKUP([.B13];[constants.$B$2:.$E$509];MATCH([constants.$C$2];[constants.$B$2:.$E$2];0);0);&quot;&quot;)">
            <text:p/>
          </table:table-cell>
          <table:table-cell table:style-name="ce31" table:formula="of:=IF([.B13]&lt;&gt;&quot;&quot;;CONCATENATE(&quot;-c:s copy &quot;;[.K13];&quot; &quot;;input_file_name_first_with_prefix;&quot;_&quot;;RIGHT(COM.MICROSOFT.CONCAT(&quot;0&quot;;[.C13]);2);&quot;_&quot;;[.B1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" calcext:value-type="float">
            <text:p>3</text:p>
          </table:table-cell>
          <table:table-cell table:style-name="ce31" table:formula="of:=IF([.$B14]&lt;&gt;&quot;&quot;;&quot;-metadata:s:s:&quot;&amp;[.$F14]-1&amp;&quot; language=&quot;&amp;[.$B14];&quot;&quot;)">
            <text:p/>
          </table:table-cell>
          <table:table-cell table:style-name="ce31" table:formula="of:=IF([.B14]&lt;&gt;&quot;&quot;;1;0)" office:value-type="float" office:value="0" calcext:value-type="float">
            <text:p>0</text:p>
          </table:table-cell>
          <table:table-cell table:style-name="ce31" table:formula="of:=IF([.B14]&lt;&gt;&quot;&quot;;SUM([.$E$11:.E14]);&quot;&quot;)">
            <text:p/>
          </table:table-cell>
          <table:table-cell table:style-name="ce31" table:formula="of:=IF([.B14]&lt;&gt;&quot;&quot;;[.B14];&quot;&quot;)">
            <text:p/>
          </table:table-cell>
          <table:table-cell table:style-name="ce31" table:formula="of:=IF([.B14]&lt;&gt;&quot;&quot;;ROW()-ROW([.$H$10]);&quot;&quot;)">
            <text:p/>
          </table:table-cell>
          <table:table-cell table:style-name="ce36" table:formula="of:=[.F14]=[.H14]" office:value-type="boolean" office:boolean-value="true" calcext:value-type="boolean">
            <text:p>TRUE</text:p>
          </table:table-cell>
          <table:table-cell table:style-name="ce31" table:formula="of:=IF(AND(ISERROR(VLOOKUP([.B14];[constants.$B$2:.$B$509];1;0));[.B14]&lt;&gt;&quot;&quot;);1;0)" office:value-type="float" office:value="0" calcext:value-type="float">
            <text:p>0</text:p>
          </table:table-cell>
          <table:table-cell table:style-name="ce31" table:formula="of:=IF([.B14]&lt;&gt;&quot;&quot;;&quot;-map 0:s:&quot;&amp;[.C14];&quot;&quot;)">
            <text:p/>
          </table:table-cell>
          <table:table-cell table:style-name="ce57" table:formula="of:=IF([.B14]&lt;&gt;&quot;&quot;;IF([.J14]=0;&quot;Yes&quot;;&quot;No&quot;);&quot;&quot;)">
            <text:p/>
          </table:table-cell>
          <table:table-cell table:style-name="ce31" table:formula="of:=IF([.B14]&lt;&gt;&quot;&quot;;VLOOKUP([.B14];[constants.$B$2:.$E$509];MATCH([constants.$C$2];[constants.$B$2:.$E$2];0);0);&quot;&quot;)">
            <text:p/>
          </table:table-cell>
          <table:table-cell table:style-name="ce31" table:formula="of:=IF([.B14]&lt;&gt;&quot;&quot;;CONCATENATE(&quot;-c:s copy &quot;;[.K14];&quot; &quot;;input_file_name_first_with_prefix;&quot;_&quot;;RIGHT(COM.MICROSOFT.CONCAT(&quot;0&quot;;[.C14]);2);&quot;_&quot;;[.B1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4" calcext:value-type="float">
            <text:p>4</text:p>
          </table:table-cell>
          <table:table-cell table:style-name="ce31" table:formula="of:=IF([.$B15]&lt;&gt;&quot;&quot;;&quot;-metadata:s:s:&quot;&amp;[.$F15]-1&amp;&quot; language=&quot;&amp;[.$B15];&quot;&quot;)">
            <text:p/>
          </table:table-cell>
          <table:table-cell table:style-name="ce31" table:formula="of:=IF([.B15]&lt;&gt;&quot;&quot;;1;0)" office:value-type="float" office:value="0" calcext:value-type="float">
            <text:p>0</text:p>
          </table:table-cell>
          <table:table-cell table:style-name="ce31" table:formula="of:=IF([.B15]&lt;&gt;&quot;&quot;;SUM([.$E$11:.E15]);&quot;&quot;)">
            <text:p/>
          </table:table-cell>
          <table:table-cell table:style-name="ce31" table:formula="of:=IF([.B15]&lt;&gt;&quot;&quot;;[.B15];&quot;&quot;)">
            <text:p/>
          </table:table-cell>
          <table:table-cell table:style-name="ce31" table:formula="of:=IF([.B15]&lt;&gt;&quot;&quot;;ROW()-ROW([.$H$10]);&quot;&quot;)">
            <text:p/>
          </table:table-cell>
          <table:table-cell table:style-name="ce36" table:formula="of:=[.F15]=[.H15]" office:value-type="boolean" office:boolean-value="true" calcext:value-type="boolean">
            <text:p>TRUE</text:p>
          </table:table-cell>
          <table:table-cell table:style-name="ce31" table:formula="of:=IF(AND(ISERROR(VLOOKUP([.B15];[constants.$B$2:.$B$509];1;0));[.B15]&lt;&gt;&quot;&quot;);1;0)" office:value-type="float" office:value="0" calcext:value-type="float">
            <text:p>0</text:p>
          </table:table-cell>
          <table:table-cell table:style-name="ce31" table:formula="of:=IF([.B15]&lt;&gt;&quot;&quot;;&quot;-map 0:s:&quot;&amp;[.C15];&quot;&quot;)">
            <text:p/>
          </table:table-cell>
          <table:table-cell table:style-name="ce57" table:formula="of:=IF([.B15]&lt;&gt;&quot;&quot;;IF([.J15]=0;&quot;Yes&quot;;&quot;No&quot;);&quot;&quot;)">
            <text:p/>
          </table:table-cell>
          <table:table-cell table:style-name="ce31" table:formula="of:=IF([.B15]&lt;&gt;&quot;&quot;;VLOOKUP([.B15];[constants.$B$2:.$E$509];MATCH([constants.$C$2];[constants.$B$2:.$E$2];0);0);&quot;&quot;)">
            <text:p/>
          </table:table-cell>
          <table:table-cell table:style-name="ce31" table:formula="of:=IF([.B15]&lt;&gt;&quot;&quot;;CONCATENATE(&quot;-c:s copy &quot;;[.K15];&quot; &quot;;input_file_name_first_with_prefix;&quot;_&quot;;RIGHT(COM.MICROSOFT.CONCAT(&quot;0&quot;;[.C15]);2);&quot;_&quot;;[.B1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5" calcext:value-type="float">
            <text:p>5</text:p>
          </table:table-cell>
          <table:table-cell table:style-name="ce31" table:formula="of:=IF([.$B16]&lt;&gt;&quot;&quot;;&quot;-metadata:s:s:&quot;&amp;[.$F16]-1&amp;&quot; language=&quot;&amp;[.$B16];&quot;&quot;)">
            <text:p/>
          </table:table-cell>
          <table:table-cell table:style-name="ce31" table:formula="of:=IF([.B16]&lt;&gt;&quot;&quot;;1;0)" office:value-type="float" office:value="0" calcext:value-type="float">
            <text:p>0</text:p>
          </table:table-cell>
          <table:table-cell table:style-name="ce31" table:formula="of:=IF([.B16]&lt;&gt;&quot;&quot;;SUM([.$E$11:.E16]);&quot;&quot;)">
            <text:p/>
          </table:table-cell>
          <table:table-cell table:style-name="ce31" table:formula="of:=IF([.B16]&lt;&gt;&quot;&quot;;[.B16];&quot;&quot;)">
            <text:p/>
          </table:table-cell>
          <table:table-cell table:style-name="ce31" table:formula="of:=IF([.B16]&lt;&gt;&quot;&quot;;ROW()-ROW([.$H$10]);&quot;&quot;)">
            <text:p/>
          </table:table-cell>
          <table:table-cell table:style-name="ce36" table:formula="of:=[.F16]=[.H16]" office:value-type="boolean" office:boolean-value="true" calcext:value-type="boolean">
            <text:p>TRUE</text:p>
          </table:table-cell>
          <table:table-cell table:style-name="ce31" table:formula="of:=IF(AND(ISERROR(VLOOKUP([.B16];[constants.$B$2:.$B$509];1;0));[.B16]&lt;&gt;&quot;&quot;);1;0)" office:value-type="float" office:value="0" calcext:value-type="float">
            <text:p>0</text:p>
          </table:table-cell>
          <table:table-cell table:style-name="ce31" table:formula="of:=IF([.B16]&lt;&gt;&quot;&quot;;&quot;-map 0:s:&quot;&amp;[.C16];&quot;&quot;)">
            <text:p/>
          </table:table-cell>
          <table:table-cell table:style-name="ce57" table:formula="of:=IF([.B16]&lt;&gt;&quot;&quot;;IF([.J16]=0;&quot;Yes&quot;;&quot;No&quot;);&quot;&quot;)">
            <text:p/>
          </table:table-cell>
          <table:table-cell table:style-name="ce31" table:formula="of:=IF([.B16]&lt;&gt;&quot;&quot;;VLOOKUP([.B16];[constants.$B$2:.$E$509];MATCH([constants.$C$2];[constants.$B$2:.$E$2];0);0);&quot;&quot;)">
            <text:p/>
          </table:table-cell>
          <table:table-cell table:style-name="ce31" table:formula="of:=IF([.B16]&lt;&gt;&quot;&quot;;CONCATENATE(&quot;-c:s copy &quot;;[.K16];&quot; &quot;;input_file_name_first_with_prefix;&quot;_&quot;;RIGHT(COM.MICROSOFT.CONCAT(&quot;0&quot;;[.C16]);2);&quot;_&quot;;[.B1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6" calcext:value-type="float">
            <text:p>6</text:p>
          </table:table-cell>
          <table:table-cell table:style-name="ce31" table:formula="of:=IF([.$B17]&lt;&gt;&quot;&quot;;&quot;-metadata:s:s:&quot;&amp;[.$F17]-1&amp;&quot; language=&quot;&amp;[.$B17];&quot;&quot;)">
            <text:p/>
          </table:table-cell>
          <table:table-cell table:style-name="ce31" table:formula="of:=IF([.B17]&lt;&gt;&quot;&quot;;1;0)" office:value-type="float" office:value="0" calcext:value-type="float">
            <text:p>0</text:p>
          </table:table-cell>
          <table:table-cell table:style-name="ce31" table:formula="of:=IF([.B17]&lt;&gt;&quot;&quot;;SUM([.$E$11:.E17]);&quot;&quot;)">
            <text:p/>
          </table:table-cell>
          <table:table-cell table:style-name="ce31" table:formula="of:=IF([.B17]&lt;&gt;&quot;&quot;;[.B17];&quot;&quot;)">
            <text:p/>
          </table:table-cell>
          <table:table-cell table:style-name="ce31" table:formula="of:=IF([.B17]&lt;&gt;&quot;&quot;;ROW()-ROW([.$H$10]);&quot;&quot;)">
            <text:p/>
          </table:table-cell>
          <table:table-cell table:style-name="ce36" table:formula="of:=[.F17]=[.H17]" office:value-type="boolean" office:boolean-value="true" calcext:value-type="boolean">
            <text:p>TRUE</text:p>
          </table:table-cell>
          <table:table-cell table:style-name="ce31" table:formula="of:=IF(AND(ISERROR(VLOOKUP([.B17];[constants.$B$2:.$B$509];1;0));[.B17]&lt;&gt;&quot;&quot;);1;0)" office:value-type="float" office:value="0" calcext:value-type="float">
            <text:p>0</text:p>
          </table:table-cell>
          <table:table-cell table:style-name="ce31" table:formula="of:=IF([.B17]&lt;&gt;&quot;&quot;;&quot;-map 0:s:&quot;&amp;[.C17];&quot;&quot;)">
            <text:p/>
          </table:table-cell>
          <table:table-cell table:style-name="ce57" table:formula="of:=IF([.B17]&lt;&gt;&quot;&quot;;IF([.J17]=0;&quot;Yes&quot;;&quot;No&quot;);&quot;&quot;)">
            <text:p/>
          </table:table-cell>
          <table:table-cell table:style-name="ce31" table:formula="of:=IF([.B17]&lt;&gt;&quot;&quot;;VLOOKUP([.B17];[constants.$B$2:.$E$509];MATCH([constants.$C$2];[constants.$B$2:.$E$2];0);0);&quot;&quot;)">
            <text:p/>
          </table:table-cell>
          <table:table-cell table:style-name="ce31" table:formula="of:=IF([.B17]&lt;&gt;&quot;&quot;;CONCATENATE(&quot;-c:s copy &quot;;[.K17];&quot; &quot;;input_file_name_first_with_prefix;&quot;_&quot;;RIGHT(COM.MICROSOFT.CONCAT(&quot;0&quot;;[.C17]);2);&quot;_&quot;;[.B1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7" calcext:value-type="float">
            <text:p>7</text:p>
          </table:table-cell>
          <table:table-cell table:style-name="ce31" table:formula="of:=IF([.$B18]&lt;&gt;&quot;&quot;;&quot;-metadata:s:s:&quot;&amp;[.$F18]-1&amp;&quot; language=&quot;&amp;[.$B18];&quot;&quot;)">
            <text:p/>
          </table:table-cell>
          <table:table-cell table:style-name="ce31" table:formula="of:=IF([.B18]&lt;&gt;&quot;&quot;;1;0)" office:value-type="float" office:value="0" calcext:value-type="float">
            <text:p>0</text:p>
          </table:table-cell>
          <table:table-cell table:style-name="ce31" table:formula="of:=IF([.B18]&lt;&gt;&quot;&quot;;SUM([.$E$11:.E18]);&quot;&quot;)">
            <text:p/>
          </table:table-cell>
          <table:table-cell table:style-name="ce31" table:formula="of:=IF([.B18]&lt;&gt;&quot;&quot;;[.B18];&quot;&quot;)">
            <text:p/>
          </table:table-cell>
          <table:table-cell table:style-name="ce31" table:formula="of:=IF([.B18]&lt;&gt;&quot;&quot;;ROW()-ROW([.$H$10]);&quot;&quot;)">
            <text:p/>
          </table:table-cell>
          <table:table-cell table:style-name="ce36" table:formula="of:=[.F18]=[.H18]" office:value-type="boolean" office:boolean-value="true" calcext:value-type="boolean">
            <text:p>TRUE</text:p>
          </table:table-cell>
          <table:table-cell table:style-name="ce31" table:formula="of:=IF(AND(ISERROR(VLOOKUP([.B18];[constants.$B$2:.$B$509];1;0));[.B18]&lt;&gt;&quot;&quot;);1;0)" office:value-type="float" office:value="0" calcext:value-type="float">
            <text:p>0</text:p>
          </table:table-cell>
          <table:table-cell table:style-name="ce31" table:formula="of:=IF([.B18]&lt;&gt;&quot;&quot;;&quot;-map 0:s:&quot;&amp;[.C18];&quot;&quot;)">
            <text:p/>
          </table:table-cell>
          <table:table-cell table:style-name="ce57" table:formula="of:=IF([.B18]&lt;&gt;&quot;&quot;;IF([.J18]=0;&quot;Yes&quot;;&quot;No&quot;);&quot;&quot;)">
            <text:p/>
          </table:table-cell>
          <table:table-cell table:style-name="ce31" table:formula="of:=IF([.B18]&lt;&gt;&quot;&quot;;VLOOKUP([.B18];[constants.$B$2:.$E$509];MATCH([constants.$C$2];[constants.$B$2:.$E$2];0);0);&quot;&quot;)">
            <text:p/>
          </table:table-cell>
          <table:table-cell table:style-name="ce31" table:formula="of:=IF([.B18]&lt;&gt;&quot;&quot;;CONCATENATE(&quot;-c:s copy &quot;;[.K18];&quot; &quot;;input_file_name_first_with_prefix;&quot;_&quot;;RIGHT(COM.MICROSOFT.CONCAT(&quot;0&quot;;[.C18]);2);&quot;_&quot;;[.B1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8" calcext:value-type="float">
            <text:p>8</text:p>
          </table:table-cell>
          <table:table-cell table:style-name="ce31" table:formula="of:=IF([.$B19]&lt;&gt;&quot;&quot;;&quot;-metadata:s:s:&quot;&amp;[.$F19]-1&amp;&quot; language=&quot;&amp;[.$B19];&quot;&quot;)">
            <text:p/>
          </table:table-cell>
          <table:table-cell table:style-name="ce31" table:formula="of:=IF([.B19]&lt;&gt;&quot;&quot;;1;0)" office:value-type="float" office:value="0" calcext:value-type="float">
            <text:p>0</text:p>
          </table:table-cell>
          <table:table-cell table:style-name="ce31" table:formula="of:=IF([.B19]&lt;&gt;&quot;&quot;;SUM([.$E$11:.E19]);&quot;&quot;)">
            <text:p/>
          </table:table-cell>
          <table:table-cell table:style-name="ce31" table:formula="of:=IF([.B19]&lt;&gt;&quot;&quot;;[.B19];&quot;&quot;)">
            <text:p/>
          </table:table-cell>
          <table:table-cell table:style-name="ce31" table:formula="of:=IF([.B19]&lt;&gt;&quot;&quot;;ROW()-ROW([.$H$10]);&quot;&quot;)">
            <text:p/>
          </table:table-cell>
          <table:table-cell table:style-name="ce36" table:formula="of:=[.F19]=[.H19]" office:value-type="boolean" office:boolean-value="true" calcext:value-type="boolean">
            <text:p>TRUE</text:p>
          </table:table-cell>
          <table:table-cell table:style-name="ce31" table:formula="of:=IF(AND(ISERROR(VLOOKUP([.B19];[constants.$B$2:.$B$509];1;0));[.B19]&lt;&gt;&quot;&quot;);1;0)" office:value-type="float" office:value="0" calcext:value-type="float">
            <text:p>0</text:p>
          </table:table-cell>
          <table:table-cell table:style-name="ce31" table:formula="of:=IF([.B19]&lt;&gt;&quot;&quot;;&quot;-map 0:s:&quot;&amp;[.C19];&quot;&quot;)">
            <text:p/>
          </table:table-cell>
          <table:table-cell table:style-name="ce57" table:formula="of:=IF([.B19]&lt;&gt;&quot;&quot;;IF([.J19]=0;&quot;Yes&quot;;&quot;No&quot;);&quot;&quot;)">
            <text:p/>
          </table:table-cell>
          <table:table-cell table:style-name="ce31" table:formula="of:=IF([.B19]&lt;&gt;&quot;&quot;;VLOOKUP([.B19];[constants.$B$2:.$E$509];MATCH([constants.$C$2];[constants.$B$2:.$E$2];0);0);&quot;&quot;)">
            <text:p/>
          </table:table-cell>
          <table:table-cell table:style-name="ce31" table:formula="of:=IF([.B19]&lt;&gt;&quot;&quot;;CONCATENATE(&quot;-c:s copy &quot;;[.K19];&quot; &quot;;input_file_name_first_with_prefix;&quot;_&quot;;RIGHT(COM.MICROSOFT.CONCAT(&quot;0&quot;;[.C19]);2);&quot;_&quot;;[.B1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9" calcext:value-type="float">
            <text:p>9</text:p>
          </table:table-cell>
          <table:table-cell table:style-name="ce31" table:formula="of:=IF([.$B20]&lt;&gt;&quot;&quot;;&quot;-metadata:s:s:&quot;&amp;[.$F20]-1&amp;&quot; language=&quot;&amp;[.$B20];&quot;&quot;)">
            <text:p/>
          </table:table-cell>
          <table:table-cell table:style-name="ce31" table:formula="of:=IF([.B20]&lt;&gt;&quot;&quot;;1;0)" office:value-type="float" office:value="0" calcext:value-type="float">
            <text:p>0</text:p>
          </table:table-cell>
          <table:table-cell table:style-name="ce31" table:formula="of:=IF([.B20]&lt;&gt;&quot;&quot;;SUM([.$E$11:.E20]);&quot;&quot;)">
            <text:p/>
          </table:table-cell>
          <table:table-cell table:style-name="ce31" table:formula="of:=IF([.B20]&lt;&gt;&quot;&quot;;[.B20];&quot;&quot;)">
            <text:p/>
          </table:table-cell>
          <table:table-cell table:style-name="ce31" table:formula="of:=IF([.B20]&lt;&gt;&quot;&quot;;ROW()-ROW([.$H$10]);&quot;&quot;)">
            <text:p/>
          </table:table-cell>
          <table:table-cell table:style-name="ce36" table:formula="of:=[.F20]=[.H20]" office:value-type="boolean" office:boolean-value="true" calcext:value-type="boolean">
            <text:p>TRUE</text:p>
          </table:table-cell>
          <table:table-cell table:style-name="ce31" table:formula="of:=IF(AND(ISERROR(VLOOKUP([.B20];[constants.$B$2:.$B$509];1;0));[.B20]&lt;&gt;&quot;&quot;);1;0)" office:value-type="float" office:value="0" calcext:value-type="float">
            <text:p>0</text:p>
          </table:table-cell>
          <table:table-cell table:style-name="ce31" table:formula="of:=IF([.B20]&lt;&gt;&quot;&quot;;&quot;-map 0:s:&quot;&amp;[.C20];&quot;&quot;)">
            <text:p/>
          </table:table-cell>
          <table:table-cell table:style-name="ce57" table:formula="of:=IF([.B20]&lt;&gt;&quot;&quot;;IF([.J20]=0;&quot;Yes&quot;;&quot;No&quot;);&quot;&quot;)">
            <text:p/>
          </table:table-cell>
          <table:table-cell table:style-name="ce31" table:formula="of:=IF([.B20]&lt;&gt;&quot;&quot;;VLOOKUP([.B20];[constants.$B$2:.$E$509];MATCH([constants.$C$2];[constants.$B$2:.$E$2];0);0);&quot;&quot;)">
            <text:p/>
          </table:table-cell>
          <table:table-cell table:style-name="ce31" table:formula="of:=IF([.B20]&lt;&gt;&quot;&quot;;CONCATENATE(&quot;-c:s copy &quot;;[.K20];&quot; &quot;;input_file_name_first_with_prefix;&quot;_&quot;;RIGHT(COM.MICROSOFT.CONCAT(&quot;0&quot;;[.C20]);2);&quot;_&quot;;[.B2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0" calcext:value-type="float">
            <text:p>10</text:p>
          </table:table-cell>
          <table:table-cell table:style-name="ce31" table:formula="of:=IF([.$B21]&lt;&gt;&quot;&quot;;&quot;-metadata:s:s:&quot;&amp;[.$F21]-1&amp;&quot; language=&quot;&amp;[.$B21];&quot;&quot;)">
            <text:p/>
          </table:table-cell>
          <table:table-cell table:style-name="ce31" table:formula="of:=IF([.B21]&lt;&gt;&quot;&quot;;1;0)" office:value-type="float" office:value="0" calcext:value-type="float">
            <text:p>0</text:p>
          </table:table-cell>
          <table:table-cell table:style-name="ce31" table:formula="of:=IF([.B21]&lt;&gt;&quot;&quot;;SUM([.$E$11:.E21]);&quot;&quot;)">
            <text:p/>
          </table:table-cell>
          <table:table-cell table:style-name="ce31" table:formula="of:=IF([.B21]&lt;&gt;&quot;&quot;;[.B21];&quot;&quot;)">
            <text:p/>
          </table:table-cell>
          <table:table-cell table:style-name="ce31" table:formula="of:=IF([.B21]&lt;&gt;&quot;&quot;;ROW()-ROW([.$H$10]);&quot;&quot;)">
            <text:p/>
          </table:table-cell>
          <table:table-cell table:style-name="ce36" table:formula="of:=[.F21]=[.H21]" office:value-type="boolean" office:boolean-value="true" calcext:value-type="boolean">
            <text:p>TRUE</text:p>
          </table:table-cell>
          <table:table-cell table:style-name="ce31" table:formula="of:=IF(AND(ISERROR(VLOOKUP([.B21];[constants.$B$2:.$B$509];1;0));[.B21]&lt;&gt;&quot;&quot;);1;0)" office:value-type="float" office:value="0" calcext:value-type="float">
            <text:p>0</text:p>
          </table:table-cell>
          <table:table-cell table:style-name="ce31" table:formula="of:=IF([.B21]&lt;&gt;&quot;&quot;;&quot;-map 0:s:&quot;&amp;[.C21];&quot;&quot;)">
            <text:p/>
          </table:table-cell>
          <table:table-cell table:style-name="ce57" table:formula="of:=IF([.B21]&lt;&gt;&quot;&quot;;IF([.J21]=0;&quot;Yes&quot;;&quot;No&quot;);&quot;&quot;)">
            <text:p/>
          </table:table-cell>
          <table:table-cell table:style-name="ce31" table:formula="of:=IF([.B21]&lt;&gt;&quot;&quot;;VLOOKUP([.B21];[constants.$B$2:.$E$509];MATCH([constants.$C$2];[constants.$B$2:.$E$2];0);0);&quot;&quot;)">
            <text:p/>
          </table:table-cell>
          <table:table-cell table:style-name="ce31" table:formula="of:=IF([.B21]&lt;&gt;&quot;&quot;;CONCATENATE(&quot;-c:s copy &quot;;[.K21];&quot; &quot;;input_file_name_first_with_prefix;&quot;_&quot;;RIGHT(COM.MICROSOFT.CONCAT(&quot;0&quot;;[.C21]);2);&quot;_&quot;;[.B2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1" calcext:value-type="float">
            <text:p>11</text:p>
          </table:table-cell>
          <table:table-cell table:style-name="ce31" table:formula="of:=IF([.$B22]&lt;&gt;&quot;&quot;;&quot;-metadata:s:s:&quot;&amp;[.$F22]-1&amp;&quot; language=&quot;&amp;[.$B22];&quot;&quot;)">
            <text:p/>
          </table:table-cell>
          <table:table-cell table:style-name="ce31" table:formula="of:=IF([.B22]&lt;&gt;&quot;&quot;;1;0)" office:value-type="float" office:value="0" calcext:value-type="float">
            <text:p>0</text:p>
          </table:table-cell>
          <table:table-cell table:style-name="ce31" table:formula="of:=IF([.B22]&lt;&gt;&quot;&quot;;SUM([.$E$11:.E22]);&quot;&quot;)">
            <text:p/>
          </table:table-cell>
          <table:table-cell table:style-name="ce31" table:formula="of:=IF([.B22]&lt;&gt;&quot;&quot;;[.B22];&quot;&quot;)">
            <text:p/>
          </table:table-cell>
          <table:table-cell table:style-name="ce31" table:formula="of:=IF([.B22]&lt;&gt;&quot;&quot;;ROW()-ROW([.$H$10]);&quot;&quot;)">
            <text:p/>
          </table:table-cell>
          <table:table-cell table:style-name="ce36" table:formula="of:=[.F22]=[.H22]" office:value-type="boolean" office:boolean-value="true" calcext:value-type="boolean">
            <text:p>TRUE</text:p>
          </table:table-cell>
          <table:table-cell table:style-name="ce31" table:formula="of:=IF(AND(ISERROR(VLOOKUP([.B22];[constants.$B$2:.$B$509];1;0));[.B22]&lt;&gt;&quot;&quot;);1;0)" office:value-type="float" office:value="0" calcext:value-type="float">
            <text:p>0</text:p>
          </table:table-cell>
          <table:table-cell table:style-name="ce31" table:formula="of:=IF([.B22]&lt;&gt;&quot;&quot;;&quot;-map 0:s:&quot;&amp;[.C22];&quot;&quot;)">
            <text:p/>
          </table:table-cell>
          <table:table-cell table:style-name="ce57" table:formula="of:=IF([.B22]&lt;&gt;&quot;&quot;;IF([.J22]=0;&quot;Yes&quot;;&quot;No&quot;);&quot;&quot;)">
            <text:p/>
          </table:table-cell>
          <table:table-cell table:style-name="ce31" table:formula="of:=IF([.B22]&lt;&gt;&quot;&quot;;VLOOKUP([.B22];[constants.$B$2:.$E$509];MATCH([constants.$C$2];[constants.$B$2:.$E$2];0);0);&quot;&quot;)">
            <text:p/>
          </table:table-cell>
          <table:table-cell table:style-name="ce31" table:formula="of:=IF([.B22]&lt;&gt;&quot;&quot;;CONCATENATE(&quot;-c:s copy &quot;;[.K22];&quot; &quot;;input_file_name_first_with_prefix;&quot;_&quot;;RIGHT(COM.MICROSOFT.CONCAT(&quot;0&quot;;[.C22]);2);&quot;_&quot;;[.B2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2" calcext:value-type="float">
            <text:p>12</text:p>
          </table:table-cell>
          <table:table-cell table:style-name="ce31" table:formula="of:=IF([.$B23]&lt;&gt;&quot;&quot;;&quot;-metadata:s:s:&quot;&amp;[.$F23]-1&amp;&quot; language=&quot;&amp;[.$B23];&quot;&quot;)">
            <text:p/>
          </table:table-cell>
          <table:table-cell table:style-name="ce31" table:formula="of:=IF([.B23]&lt;&gt;&quot;&quot;;1;0)" office:value-type="float" office:value="0" calcext:value-type="float">
            <text:p>0</text:p>
          </table:table-cell>
          <table:table-cell table:style-name="ce31" table:formula="of:=IF([.B23]&lt;&gt;&quot;&quot;;SUM([.$E$11:.E23]);&quot;&quot;)">
            <text:p/>
          </table:table-cell>
          <table:table-cell table:style-name="ce31" table:formula="of:=IF([.B23]&lt;&gt;&quot;&quot;;[.B23];&quot;&quot;)">
            <text:p/>
          </table:table-cell>
          <table:table-cell table:style-name="ce31" table:formula="of:=IF([.B23]&lt;&gt;&quot;&quot;;ROW()-ROW([.$H$10]);&quot;&quot;)">
            <text:p/>
          </table:table-cell>
          <table:table-cell table:style-name="ce36" table:formula="of:=[.F23]=[.H23]" office:value-type="boolean" office:boolean-value="true" calcext:value-type="boolean">
            <text:p>TRUE</text:p>
          </table:table-cell>
          <table:table-cell table:style-name="ce31" table:formula="of:=IF(AND(ISERROR(VLOOKUP([.B23];[constants.$B$2:.$B$509];1;0));[.B23]&lt;&gt;&quot;&quot;);1;0)" office:value-type="float" office:value="0" calcext:value-type="float">
            <text:p>0</text:p>
          </table:table-cell>
          <table:table-cell table:style-name="ce31" table:formula="of:=IF([.B23]&lt;&gt;&quot;&quot;;&quot;-map 0:s:&quot;&amp;[.C23];&quot;&quot;)">
            <text:p/>
          </table:table-cell>
          <table:table-cell table:style-name="ce57" table:formula="of:=IF([.B23]&lt;&gt;&quot;&quot;;IF([.J23]=0;&quot;Yes&quot;;&quot;No&quot;);&quot;&quot;)">
            <text:p/>
          </table:table-cell>
          <table:table-cell table:style-name="ce31" table:formula="of:=IF([.B23]&lt;&gt;&quot;&quot;;VLOOKUP([.B23];[constants.$B$2:.$E$509];MATCH([constants.$C$2];[constants.$B$2:.$E$2];0);0);&quot;&quot;)">
            <text:p/>
          </table:table-cell>
          <table:table-cell table:style-name="ce31" table:formula="of:=IF([.B23]&lt;&gt;&quot;&quot;;CONCATENATE(&quot;-c:s copy &quot;;[.K23];&quot; &quot;;input_file_name_first_with_prefix;&quot;_&quot;;RIGHT(COM.MICROSOFT.CONCAT(&quot;0&quot;;[.C23]);2);&quot;_&quot;;[.B2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3" calcext:value-type="float">
            <text:p>13</text:p>
          </table:table-cell>
          <table:table-cell table:style-name="ce31" table:formula="of:=IF([.$B24]&lt;&gt;&quot;&quot;;&quot;-metadata:s:s:&quot;&amp;[.$F24]-1&amp;&quot; language=&quot;&amp;[.$B24];&quot;&quot;)">
            <text:p/>
          </table:table-cell>
          <table:table-cell table:style-name="ce31" table:formula="of:=IF([.B24]&lt;&gt;&quot;&quot;;1;0)" office:value-type="float" office:value="0" calcext:value-type="float">
            <text:p>0</text:p>
          </table:table-cell>
          <table:table-cell table:style-name="ce31" table:formula="of:=IF([.B24]&lt;&gt;&quot;&quot;;SUM([.$E$11:.E24]);&quot;&quot;)">
            <text:p/>
          </table:table-cell>
          <table:table-cell table:style-name="ce31" table:formula="of:=IF([.B24]&lt;&gt;&quot;&quot;;[.B24];&quot;&quot;)">
            <text:p/>
          </table:table-cell>
          <table:table-cell table:style-name="ce31" table:formula="of:=IF([.B24]&lt;&gt;&quot;&quot;;ROW()-ROW([.$H$10]);&quot;&quot;)">
            <text:p/>
          </table:table-cell>
          <table:table-cell table:style-name="ce36" table:formula="of:=[.F24]=[.H24]" office:value-type="boolean" office:boolean-value="true" calcext:value-type="boolean">
            <text:p>TRUE</text:p>
          </table:table-cell>
          <table:table-cell table:style-name="ce31" table:formula="of:=IF(AND(ISERROR(VLOOKUP([.B24];[constants.$B$2:.$B$509];1;0));[.B24]&lt;&gt;&quot;&quot;);1;0)" office:value-type="float" office:value="0" calcext:value-type="float">
            <text:p>0</text:p>
          </table:table-cell>
          <table:table-cell table:style-name="ce31" table:formula="of:=IF([.B24]&lt;&gt;&quot;&quot;;&quot;-map 0:s:&quot;&amp;[.C24];&quot;&quot;)">
            <text:p/>
          </table:table-cell>
          <table:table-cell table:style-name="ce57" table:formula="of:=IF([.B24]&lt;&gt;&quot;&quot;;IF([.J24]=0;&quot;Yes&quot;;&quot;No&quot;);&quot;&quot;)">
            <text:p/>
          </table:table-cell>
          <table:table-cell table:style-name="ce31" table:formula="of:=IF([.B24]&lt;&gt;&quot;&quot;;VLOOKUP([.B24];[constants.$B$2:.$E$509];MATCH([constants.$C$2];[constants.$B$2:.$E$2];0);0);&quot;&quot;)">
            <text:p/>
          </table:table-cell>
          <table:table-cell table:style-name="ce31" table:formula="of:=IF([.B24]&lt;&gt;&quot;&quot;;CONCATENATE(&quot;-c:s copy &quot;;[.K24];&quot; &quot;;input_file_name_first_with_prefix;&quot;_&quot;;RIGHT(COM.MICROSOFT.CONCAT(&quot;0&quot;;[.C24]);2);&quot;_&quot;;[.B2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4" calcext:value-type="float">
            <text:p>14</text:p>
          </table:table-cell>
          <table:table-cell table:style-name="ce31" table:formula="of:=IF([.$B25]&lt;&gt;&quot;&quot;;&quot;-metadata:s:s:&quot;&amp;[.$F25]-1&amp;&quot; language=&quot;&amp;[.$B25];&quot;&quot;)">
            <text:p/>
          </table:table-cell>
          <table:table-cell table:style-name="ce31" table:formula="of:=IF([.B25]&lt;&gt;&quot;&quot;;1;0)" office:value-type="float" office:value="0" calcext:value-type="float">
            <text:p>0</text:p>
          </table:table-cell>
          <table:table-cell table:style-name="ce31" table:formula="of:=IF([.B25]&lt;&gt;&quot;&quot;;SUM([.$E$11:.E25]);&quot;&quot;)">
            <text:p/>
          </table:table-cell>
          <table:table-cell table:style-name="ce31" table:formula="of:=IF([.B25]&lt;&gt;&quot;&quot;;[.B25];&quot;&quot;)">
            <text:p/>
          </table:table-cell>
          <table:table-cell table:style-name="ce31" table:formula="of:=IF([.B25]&lt;&gt;&quot;&quot;;ROW()-ROW([.$H$10]);&quot;&quot;)">
            <text:p/>
          </table:table-cell>
          <table:table-cell table:style-name="ce36" table:formula="of:=[.F25]=[.H25]" office:value-type="boolean" office:boolean-value="true" calcext:value-type="boolean">
            <text:p>TRUE</text:p>
          </table:table-cell>
          <table:table-cell table:style-name="ce31" table:formula="of:=IF(AND(ISERROR(VLOOKUP([.B25];[constants.$B$2:.$B$509];1;0));[.B25]&lt;&gt;&quot;&quot;);1;0)" office:value-type="float" office:value="0" calcext:value-type="float">
            <text:p>0</text:p>
          </table:table-cell>
          <table:table-cell table:style-name="ce31" table:formula="of:=IF([.B25]&lt;&gt;&quot;&quot;;&quot;-map 0:s:&quot;&amp;[.C25];&quot;&quot;)">
            <text:p/>
          </table:table-cell>
          <table:table-cell table:style-name="ce57" table:formula="of:=IF([.B25]&lt;&gt;&quot;&quot;;IF([.J25]=0;&quot;Yes&quot;;&quot;No&quot;);&quot;&quot;)">
            <text:p/>
          </table:table-cell>
          <table:table-cell table:style-name="ce31" table:formula="of:=IF([.B25]&lt;&gt;&quot;&quot;;VLOOKUP([.B25];[constants.$B$2:.$E$509];MATCH([constants.$C$2];[constants.$B$2:.$E$2];0);0);&quot;&quot;)">
            <text:p/>
          </table:table-cell>
          <table:table-cell table:style-name="ce31" table:formula="of:=IF([.B25]&lt;&gt;&quot;&quot;;CONCATENATE(&quot;-c:s copy &quot;;[.K25];&quot; &quot;;input_file_name_first_with_prefix;&quot;_&quot;;RIGHT(COM.MICROSOFT.CONCAT(&quot;0&quot;;[.C25]);2);&quot;_&quot;;[.B2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5" calcext:value-type="float">
            <text:p>15</text:p>
          </table:table-cell>
          <table:table-cell table:style-name="ce31" table:formula="of:=IF([.$B26]&lt;&gt;&quot;&quot;;&quot;-metadata:s:s:&quot;&amp;[.$F26]-1&amp;&quot; language=&quot;&amp;[.$B26];&quot;&quot;)">
            <text:p/>
          </table:table-cell>
          <table:table-cell table:style-name="ce31" table:formula="of:=IF([.B26]&lt;&gt;&quot;&quot;;1;0)" office:value-type="float" office:value="0" calcext:value-type="float">
            <text:p>0</text:p>
          </table:table-cell>
          <table:table-cell table:style-name="ce31" table:formula="of:=IF([.B26]&lt;&gt;&quot;&quot;;SUM([.$E$11:.E26]);&quot;&quot;)">
            <text:p/>
          </table:table-cell>
          <table:table-cell table:style-name="ce31" table:formula="of:=IF([.B26]&lt;&gt;&quot;&quot;;[.B26];&quot;&quot;)">
            <text:p/>
          </table:table-cell>
          <table:table-cell table:style-name="ce31" table:formula="of:=IF([.B26]&lt;&gt;&quot;&quot;;ROW()-ROW([.$H$10]);&quot;&quot;)">
            <text:p/>
          </table:table-cell>
          <table:table-cell table:style-name="ce36" table:formula="of:=[.F26]=[.H26]" office:value-type="boolean" office:boolean-value="true" calcext:value-type="boolean">
            <text:p>TRUE</text:p>
          </table:table-cell>
          <table:table-cell table:style-name="ce31" table:formula="of:=IF(AND(ISERROR(VLOOKUP([.B26];[constants.$B$2:.$B$509];1;0));[.B26]&lt;&gt;&quot;&quot;);1;0)" office:value-type="float" office:value="0" calcext:value-type="float">
            <text:p>0</text:p>
          </table:table-cell>
          <table:table-cell table:style-name="ce31" table:formula="of:=IF([.B26]&lt;&gt;&quot;&quot;;&quot;-map 0:s:&quot;&amp;[.C26];&quot;&quot;)">
            <text:p/>
          </table:table-cell>
          <table:table-cell table:style-name="ce57" table:formula="of:=IF([.B26]&lt;&gt;&quot;&quot;;IF([.J26]=0;&quot;Yes&quot;;&quot;No&quot;);&quot;&quot;)">
            <text:p/>
          </table:table-cell>
          <table:table-cell table:style-name="ce31" table:formula="of:=IF([.B26]&lt;&gt;&quot;&quot;;VLOOKUP([.B26];[constants.$B$2:.$E$509];MATCH([constants.$C$2];[constants.$B$2:.$E$2];0);0);&quot;&quot;)">
            <text:p/>
          </table:table-cell>
          <table:table-cell table:style-name="ce31" table:formula="of:=IF([.B26]&lt;&gt;&quot;&quot;;CONCATENATE(&quot;-c:s copy &quot;;[.K26];&quot; &quot;;input_file_name_first_with_prefix;&quot;_&quot;;RIGHT(COM.MICROSOFT.CONCAT(&quot;0&quot;;[.C26]);2);&quot;_&quot;;[.B2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6" calcext:value-type="float">
            <text:p>16</text:p>
          </table:table-cell>
          <table:table-cell table:style-name="ce31" table:formula="of:=IF([.$B27]&lt;&gt;&quot;&quot;;&quot;-metadata:s:s:&quot;&amp;[.$F27]-1&amp;&quot; language=&quot;&amp;[.$B27];&quot;&quot;)">
            <text:p/>
          </table:table-cell>
          <table:table-cell table:style-name="ce31" table:formula="of:=IF([.B27]&lt;&gt;&quot;&quot;;1;0)" office:value-type="float" office:value="0" calcext:value-type="float">
            <text:p>0</text:p>
          </table:table-cell>
          <table:table-cell table:style-name="ce31" table:formula="of:=IF([.B27]&lt;&gt;&quot;&quot;;SUM([.$E$11:.E27]);&quot;&quot;)">
            <text:p/>
          </table:table-cell>
          <table:table-cell table:style-name="ce31" table:formula="of:=IF([.B27]&lt;&gt;&quot;&quot;;[.B27];&quot;&quot;)">
            <text:p/>
          </table:table-cell>
          <table:table-cell table:style-name="ce31" table:formula="of:=IF([.B27]&lt;&gt;&quot;&quot;;ROW()-ROW([.$H$10]);&quot;&quot;)">
            <text:p/>
          </table:table-cell>
          <table:table-cell table:style-name="ce36" table:formula="of:=[.F27]=[.H27]" office:value-type="boolean" office:boolean-value="true" calcext:value-type="boolean">
            <text:p>TRUE</text:p>
          </table:table-cell>
          <table:table-cell table:style-name="ce31" table:formula="of:=IF(AND(ISERROR(VLOOKUP([.B27];[constants.$B$2:.$B$509];1;0));[.B27]&lt;&gt;&quot;&quot;);1;0)" office:value-type="float" office:value="0" calcext:value-type="float">
            <text:p>0</text:p>
          </table:table-cell>
          <table:table-cell table:style-name="ce31" table:formula="of:=IF([.B27]&lt;&gt;&quot;&quot;;&quot;-map 0:s:&quot;&amp;[.C27];&quot;&quot;)">
            <text:p/>
          </table:table-cell>
          <table:table-cell table:style-name="ce57" table:formula="of:=IF([.B27]&lt;&gt;&quot;&quot;;IF([.J27]=0;&quot;Yes&quot;;&quot;No&quot;);&quot;&quot;)">
            <text:p/>
          </table:table-cell>
          <table:table-cell table:style-name="ce31" table:formula="of:=IF([.B27]&lt;&gt;&quot;&quot;;VLOOKUP([.B27];[constants.$B$2:.$E$509];MATCH([constants.$C$2];[constants.$B$2:.$E$2];0);0);&quot;&quot;)">
            <text:p/>
          </table:table-cell>
          <table:table-cell table:style-name="ce31" table:formula="of:=IF([.B27]&lt;&gt;&quot;&quot;;CONCATENATE(&quot;-c:s:&quot;;[.C27];&quot; copy &quot;;[.K27];&quot; &quot;;input_file_name_first_with_prefix;&quot;_&quot;;RIGHT(COM.MICROSOFT.CONCAT(&quot;0&quot;;[.C27]);2);&quot;_&quot;;[.B2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7" calcext:value-type="float">
            <text:p>17</text:p>
          </table:table-cell>
          <table:table-cell table:style-name="ce31" table:formula="of:=IF([.$B28]&lt;&gt;&quot;&quot;;&quot;-metadata:s:s:&quot;&amp;[.$F28]-1&amp;&quot; language=&quot;&amp;[.$B28];&quot;&quot;)">
            <text:p/>
          </table:table-cell>
          <table:table-cell table:style-name="ce31" table:formula="of:=IF([.B28]&lt;&gt;&quot;&quot;;1;0)" office:value-type="float" office:value="0" calcext:value-type="float">
            <text:p>0</text:p>
          </table:table-cell>
          <table:table-cell table:style-name="ce31" table:formula="of:=IF([.B28]&lt;&gt;&quot;&quot;;SUM([.$E$11:.E28]);&quot;&quot;)">
            <text:p/>
          </table:table-cell>
          <table:table-cell table:style-name="ce31" table:formula="of:=IF([.B28]&lt;&gt;&quot;&quot;;[.B28];&quot;&quot;)">
            <text:p/>
          </table:table-cell>
          <table:table-cell table:style-name="ce31" table:formula="of:=IF([.B28]&lt;&gt;&quot;&quot;;ROW()-ROW([.$H$10]);&quot;&quot;)">
            <text:p/>
          </table:table-cell>
          <table:table-cell table:style-name="ce36" table:formula="of:=[.F28]=[.H28]" office:value-type="boolean" office:boolean-value="true" calcext:value-type="boolean">
            <text:p>TRUE</text:p>
          </table:table-cell>
          <table:table-cell table:style-name="ce31" table:formula="of:=IF(AND(ISERROR(VLOOKUP([.B28];[constants.$B$2:.$B$509];1;0));[.B28]&lt;&gt;&quot;&quot;);1;0)" office:value-type="float" office:value="0" calcext:value-type="float">
            <text:p>0</text:p>
          </table:table-cell>
          <table:table-cell table:style-name="ce31" table:formula="of:=IF([.B28]&lt;&gt;&quot;&quot;;&quot;-map 0:s:&quot;&amp;[.C28];&quot;&quot;)">
            <text:p/>
          </table:table-cell>
          <table:table-cell table:style-name="ce57" table:formula="of:=IF([.B28]&lt;&gt;&quot;&quot;;IF([.J28]=0;&quot;Yes&quot;;&quot;No&quot;);&quot;&quot;)">
            <text:p/>
          </table:table-cell>
          <table:table-cell table:style-name="ce31" table:formula="of:=IF([.B28]&lt;&gt;&quot;&quot;;VLOOKUP([.B28];[constants.$B$2:.$E$509];MATCH([constants.$C$2];[constants.$B$2:.$E$2];0);0);&quot;&quot;)">
            <text:p/>
          </table:table-cell>
          <table:table-cell table:style-name="ce31" table:formula="of:=IF([.B28]&lt;&gt;&quot;&quot;;CONCATENATE(&quot;-c:s:&quot;;[.C28];&quot; copy &quot;;[.K28];&quot; &quot;;input_file_name_first_with_prefix;&quot;_&quot;;RIGHT(COM.MICROSOFT.CONCAT(&quot;0&quot;;[.C28]);2);&quot;_&quot;;[.B2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8" calcext:value-type="float">
            <text:p>18</text:p>
          </table:table-cell>
          <table:table-cell table:style-name="ce31" table:formula="of:=IF([.$B29]&lt;&gt;&quot;&quot;;&quot;-metadata:s:s:&quot;&amp;[.$F29]-1&amp;&quot; language=&quot;&amp;[.$B29];&quot;&quot;)">
            <text:p/>
          </table:table-cell>
          <table:table-cell table:style-name="ce31" table:formula="of:=IF([.B29]&lt;&gt;&quot;&quot;;1;0)" office:value-type="float" office:value="0" calcext:value-type="float">
            <text:p>0</text:p>
          </table:table-cell>
          <table:table-cell table:style-name="ce31" table:formula="of:=IF([.B29]&lt;&gt;&quot;&quot;;SUM([.$E$11:.E29]);&quot;&quot;)">
            <text:p/>
          </table:table-cell>
          <table:table-cell table:style-name="ce31" table:formula="of:=IF([.B29]&lt;&gt;&quot;&quot;;[.B29];&quot;&quot;)">
            <text:p/>
          </table:table-cell>
          <table:table-cell table:style-name="ce31" table:formula="of:=IF([.B29]&lt;&gt;&quot;&quot;;ROW()-ROW([.$H$10]);&quot;&quot;)">
            <text:p/>
          </table:table-cell>
          <table:table-cell table:style-name="ce36" table:formula="of:=[.F29]=[.H29]" office:value-type="boolean" office:boolean-value="true" calcext:value-type="boolean">
            <text:p>TRUE</text:p>
          </table:table-cell>
          <table:table-cell table:style-name="ce31" table:formula="of:=IF(AND(ISERROR(VLOOKUP([.B29];[constants.$B$2:.$B$509];1;0));[.B29]&lt;&gt;&quot;&quot;);1;0)" office:value-type="float" office:value="0" calcext:value-type="float">
            <text:p>0</text:p>
          </table:table-cell>
          <table:table-cell table:style-name="ce31" table:formula="of:=IF([.B29]&lt;&gt;&quot;&quot;;&quot;-map 0:s:&quot;&amp;[.C29];&quot;&quot;)">
            <text:p/>
          </table:table-cell>
          <table:table-cell table:style-name="ce57" table:formula="of:=IF([.B29]&lt;&gt;&quot;&quot;;IF([.J29]=0;&quot;Yes&quot;;&quot;No&quot;);&quot;&quot;)">
            <text:p/>
          </table:table-cell>
          <table:table-cell table:style-name="ce31" table:formula="of:=IF([.B29]&lt;&gt;&quot;&quot;;VLOOKUP([.B29];[constants.$B$2:.$E$509];MATCH([constants.$C$2];[constants.$B$2:.$E$2];0);0);&quot;&quot;)">
            <text:p/>
          </table:table-cell>
          <table:table-cell table:style-name="ce31" table:formula="of:=IF([.B29]&lt;&gt;&quot;&quot;;CONCATENATE(&quot;-c:s:&quot;;[.C29];&quot; copy &quot;;[.K29];&quot; &quot;;input_file_name_first_with_prefix;&quot;_&quot;;RIGHT(COM.MICROSOFT.CONCAT(&quot;0&quot;;[.C29]);2);&quot;_&quot;;[.B2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19" calcext:value-type="float">
            <text:p>19</text:p>
          </table:table-cell>
          <table:table-cell table:style-name="ce31" table:formula="of:=IF([.$B30]&lt;&gt;&quot;&quot;;&quot;-metadata:s:s:&quot;&amp;[.$F30]-1&amp;&quot; language=&quot;&amp;[.$B30];&quot;&quot;)">
            <text:p/>
          </table:table-cell>
          <table:table-cell table:style-name="ce31" table:formula="of:=IF([.B30]&lt;&gt;&quot;&quot;;1;0)" office:value-type="float" office:value="0" calcext:value-type="float">
            <text:p>0</text:p>
          </table:table-cell>
          <table:table-cell table:style-name="ce31" table:formula="of:=IF([.B30]&lt;&gt;&quot;&quot;;SUM([.$E$11:.E30]);&quot;&quot;)">
            <text:p/>
          </table:table-cell>
          <table:table-cell table:style-name="ce31" table:formula="of:=IF([.B30]&lt;&gt;&quot;&quot;;[.B30];&quot;&quot;)">
            <text:p/>
          </table:table-cell>
          <table:table-cell table:style-name="ce31" table:formula="of:=IF([.B30]&lt;&gt;&quot;&quot;;ROW()-ROW([.$H$10]);&quot;&quot;)">
            <text:p/>
          </table:table-cell>
          <table:table-cell table:style-name="ce36" table:formula="of:=[.F30]=[.H30]" office:value-type="boolean" office:boolean-value="true" calcext:value-type="boolean">
            <text:p>TRUE</text:p>
          </table:table-cell>
          <table:table-cell table:style-name="ce31" table:formula="of:=IF(AND(ISERROR(VLOOKUP([.B30];[constants.$B$2:.$B$509];1;0));[.B30]&lt;&gt;&quot;&quot;);1;0)" office:value-type="float" office:value="0" calcext:value-type="float">
            <text:p>0</text:p>
          </table:table-cell>
          <table:table-cell table:style-name="ce31" table:formula="of:=IF([.B30]&lt;&gt;&quot;&quot;;&quot;-map 0:s:&quot;&amp;[.C30];&quot;&quot;)">
            <text:p/>
          </table:table-cell>
          <table:table-cell table:style-name="ce57" table:formula="of:=IF([.B30]&lt;&gt;&quot;&quot;;IF([.J30]=0;&quot;Yes&quot;;&quot;No&quot;);&quot;&quot;)">
            <text:p/>
          </table:table-cell>
          <table:table-cell table:style-name="ce31" table:formula="of:=IF([.B30]&lt;&gt;&quot;&quot;;VLOOKUP([.B30];[constants.$B$2:.$E$509];MATCH([constants.$C$2];[constants.$B$2:.$E$2];0);0);&quot;&quot;)">
            <text:p/>
          </table:table-cell>
          <table:table-cell table:style-name="ce31" table:formula="of:=IF([.B30]&lt;&gt;&quot;&quot;;CONCATENATE(&quot;-c:s:&quot;;[.C30];&quot; copy &quot;;[.K30];&quot; &quot;;input_file_name_first_with_prefix;&quot;_&quot;;RIGHT(COM.MICROSOFT.CONCAT(&quot;0&quot;;[.C30]);2);&quot;_&quot;;[.B3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0" calcext:value-type="float">
            <text:p>20</text:p>
          </table:table-cell>
          <table:table-cell table:style-name="ce31" table:formula="of:=IF([.$B31]&lt;&gt;&quot;&quot;;&quot;-metadata:s:s:&quot;&amp;[.$F31]-1&amp;&quot; language=&quot;&amp;[.$B31];&quot;&quot;)">
            <text:p/>
          </table:table-cell>
          <table:table-cell table:style-name="ce31" table:formula="of:=IF([.B31]&lt;&gt;&quot;&quot;;1;0)" office:value-type="float" office:value="0" calcext:value-type="float">
            <text:p>0</text:p>
          </table:table-cell>
          <table:table-cell table:style-name="ce31" table:formula="of:=IF([.B31]&lt;&gt;&quot;&quot;;SUM([.$E$11:.E31]);&quot;&quot;)">
            <text:p/>
          </table:table-cell>
          <table:table-cell table:style-name="ce31" table:formula="of:=IF([.B31]&lt;&gt;&quot;&quot;;[.B31];&quot;&quot;)">
            <text:p/>
          </table:table-cell>
          <table:table-cell table:style-name="ce31" table:formula="of:=IF([.B31]&lt;&gt;&quot;&quot;;ROW()-ROW([.$H$10]);&quot;&quot;)">
            <text:p/>
          </table:table-cell>
          <table:table-cell table:style-name="ce36" table:formula="of:=[.F31]=[.H31]" office:value-type="boolean" office:boolean-value="true" calcext:value-type="boolean">
            <text:p>TRUE</text:p>
          </table:table-cell>
          <table:table-cell table:style-name="ce31" table:formula="of:=IF(AND(ISERROR(VLOOKUP([.B31];[constants.$B$2:.$B$509];1;0));[.B31]&lt;&gt;&quot;&quot;);1;0)" office:value-type="float" office:value="0" calcext:value-type="float">
            <text:p>0</text:p>
          </table:table-cell>
          <table:table-cell table:style-name="ce31" table:formula="of:=IF([.B31]&lt;&gt;&quot;&quot;;&quot;-map 0:s:&quot;&amp;[.C31];&quot;&quot;)">
            <text:p/>
          </table:table-cell>
          <table:table-cell table:style-name="ce57" table:formula="of:=IF([.B31]&lt;&gt;&quot;&quot;;IF([.J31]=0;&quot;Yes&quot;;&quot;No&quot;);&quot;&quot;)">
            <text:p/>
          </table:table-cell>
          <table:table-cell table:style-name="ce31" table:formula="of:=IF([.B31]&lt;&gt;&quot;&quot;;VLOOKUP([.B31];[constants.$B$2:.$E$509];MATCH([constants.$C$2];[constants.$B$2:.$E$2];0);0);&quot;&quot;)">
            <text:p/>
          </table:table-cell>
          <table:table-cell table:style-name="ce31" table:formula="of:=IF([.B31]&lt;&gt;&quot;&quot;;CONCATENATE(&quot;-c:s:&quot;;[.C31];&quot; copy &quot;;[.K31];&quot; &quot;;input_file_name_first_with_prefix;&quot;_&quot;;RIGHT(COM.MICROSOFT.CONCAT(&quot;0&quot;;[.C31]);2);&quot;_&quot;;[.B3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1" calcext:value-type="float">
            <text:p>21</text:p>
          </table:table-cell>
          <table:table-cell table:style-name="ce31" table:formula="of:=IF([.$B32]&lt;&gt;&quot;&quot;;&quot;-metadata:s:s:&quot;&amp;[.$F32]-1&amp;&quot; language=&quot;&amp;[.$B32];&quot;&quot;)">
            <text:p/>
          </table:table-cell>
          <table:table-cell table:style-name="ce31" table:formula="of:=IF([.B32]&lt;&gt;&quot;&quot;;1;0)" office:value-type="float" office:value="0" calcext:value-type="float">
            <text:p>0</text:p>
          </table:table-cell>
          <table:table-cell table:style-name="ce31" table:formula="of:=IF([.B32]&lt;&gt;&quot;&quot;;SUM([.$E$11:.E32]);&quot;&quot;)">
            <text:p/>
          </table:table-cell>
          <table:table-cell table:style-name="ce31" table:formula="of:=IF([.B32]&lt;&gt;&quot;&quot;;[.B32];&quot;&quot;)">
            <text:p/>
          </table:table-cell>
          <table:table-cell table:style-name="ce31" table:formula="of:=IF([.B32]&lt;&gt;&quot;&quot;;ROW()-ROW([.$H$10]);&quot;&quot;)">
            <text:p/>
          </table:table-cell>
          <table:table-cell table:style-name="ce36" table:formula="of:=[.F32]=[.H32]" office:value-type="boolean" office:boolean-value="true" calcext:value-type="boolean">
            <text:p>TRUE</text:p>
          </table:table-cell>
          <table:table-cell table:style-name="ce31" table:formula="of:=IF(AND(ISERROR(VLOOKUP([.B32];[constants.$B$2:.$B$509];1;0));[.B32]&lt;&gt;&quot;&quot;);1;0)" office:value-type="float" office:value="0" calcext:value-type="float">
            <text:p>0</text:p>
          </table:table-cell>
          <table:table-cell table:style-name="ce31" table:formula="of:=IF([.B32]&lt;&gt;&quot;&quot;;&quot;-map 0:s:&quot;&amp;[.C32];&quot;&quot;)">
            <text:p/>
          </table:table-cell>
          <table:table-cell table:style-name="ce57" table:formula="of:=IF([.B32]&lt;&gt;&quot;&quot;;IF([.J32]=0;&quot;Yes&quot;;&quot;No&quot;);&quot;&quot;)">
            <text:p/>
          </table:table-cell>
          <table:table-cell table:style-name="ce31" table:formula="of:=IF([.B32]&lt;&gt;&quot;&quot;;VLOOKUP([.B32];[constants.$B$2:.$E$509];MATCH([constants.$C$2];[constants.$B$2:.$E$2];0);0);&quot;&quot;)">
            <text:p/>
          </table:table-cell>
          <table:table-cell table:style-name="ce31" table:formula="of:=IF([.B32]&lt;&gt;&quot;&quot;;CONCATENATE(&quot;-c:s:&quot;;[.C32];&quot; copy &quot;;[.K32];&quot; &quot;;input_file_name_first_with_prefix;&quot;_&quot;;RIGHT(COM.MICROSOFT.CONCAT(&quot;0&quot;;[.C32]);2);&quot;_&quot;;[.B32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2" calcext:value-type="float">
            <text:p>22</text:p>
          </table:table-cell>
          <table:table-cell table:style-name="ce31" table:formula="of:=IF([.$B33]&lt;&gt;&quot;&quot;;&quot;-metadata:s:s:&quot;&amp;[.$F33]-1&amp;&quot; language=&quot;&amp;[.$B33];&quot;&quot;)">
            <text:p/>
          </table:table-cell>
          <table:table-cell table:style-name="ce31" table:formula="of:=IF([.B33]&lt;&gt;&quot;&quot;;1;0)" office:value-type="float" office:value="0" calcext:value-type="float">
            <text:p>0</text:p>
          </table:table-cell>
          <table:table-cell table:style-name="ce31" table:formula="of:=IF([.B33]&lt;&gt;&quot;&quot;;SUM([.$E$11:.E33]);&quot;&quot;)">
            <text:p/>
          </table:table-cell>
          <table:table-cell table:style-name="ce31" table:formula="of:=IF([.B33]&lt;&gt;&quot;&quot;;[.B33];&quot;&quot;)">
            <text:p/>
          </table:table-cell>
          <table:table-cell table:style-name="ce31" table:formula="of:=IF([.B33]&lt;&gt;&quot;&quot;;ROW()-ROW([.$H$10]);&quot;&quot;)">
            <text:p/>
          </table:table-cell>
          <table:table-cell table:style-name="ce36" table:formula="of:=[.F33]=[.H33]" office:value-type="boolean" office:boolean-value="true" calcext:value-type="boolean">
            <text:p>TRUE</text:p>
          </table:table-cell>
          <table:table-cell table:style-name="ce31" table:formula="of:=IF(AND(ISERROR(VLOOKUP([.B33];[constants.$B$2:.$B$509];1;0));[.B33]&lt;&gt;&quot;&quot;);1;0)" office:value-type="float" office:value="0" calcext:value-type="float">
            <text:p>0</text:p>
          </table:table-cell>
          <table:table-cell table:style-name="ce31" table:formula="of:=IF([.B33]&lt;&gt;&quot;&quot;;&quot;-map 0:s:&quot;&amp;[.C33];&quot;&quot;)">
            <text:p/>
          </table:table-cell>
          <table:table-cell table:style-name="ce57" table:formula="of:=IF([.B33]&lt;&gt;&quot;&quot;;IF([.J33]=0;&quot;Yes&quot;;&quot;No&quot;);&quot;&quot;)">
            <text:p/>
          </table:table-cell>
          <table:table-cell table:style-name="ce31" table:formula="of:=IF([.B33]&lt;&gt;&quot;&quot;;VLOOKUP([.B33];[constants.$B$2:.$E$509];MATCH([constants.$C$2];[constants.$B$2:.$E$2];0);0);&quot;&quot;)">
            <text:p/>
          </table:table-cell>
          <table:table-cell table:style-name="ce31" table:formula="of:=IF([.B33]&lt;&gt;&quot;&quot;;CONCATENATE(&quot;-c:s:&quot;;[.C33];&quot; copy &quot;;[.K33];&quot; &quot;;input_file_name_first_with_prefix;&quot;_&quot;;RIGHT(COM.MICROSOFT.CONCAT(&quot;0&quot;;[.C33]);2);&quot;_&quot;;[.B33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3" calcext:value-type="float">
            <text:p>23</text:p>
          </table:table-cell>
          <table:table-cell table:style-name="ce31" table:formula="of:=IF([.$B34]&lt;&gt;&quot;&quot;;&quot;-metadata:s:s:&quot;&amp;[.$F34]-1&amp;&quot; language=&quot;&amp;[.$B34];&quot;&quot;)">
            <text:p/>
          </table:table-cell>
          <table:table-cell table:style-name="ce31" table:formula="of:=IF([.B34]&lt;&gt;&quot;&quot;;1;0)" office:value-type="float" office:value="0" calcext:value-type="float">
            <text:p>0</text:p>
          </table:table-cell>
          <table:table-cell table:style-name="ce31" table:formula="of:=IF([.B34]&lt;&gt;&quot;&quot;;SUM([.$E$11:.E34]);&quot;&quot;)">
            <text:p/>
          </table:table-cell>
          <table:table-cell table:style-name="ce31" table:formula="of:=IF([.B34]&lt;&gt;&quot;&quot;;[.B34];&quot;&quot;)">
            <text:p/>
          </table:table-cell>
          <table:table-cell table:style-name="ce31" table:formula="of:=IF([.B34]&lt;&gt;&quot;&quot;;ROW()-ROW([.$H$10]);&quot;&quot;)">
            <text:p/>
          </table:table-cell>
          <table:table-cell table:style-name="ce36" table:formula="of:=[.F34]=[.H34]" office:value-type="boolean" office:boolean-value="true" calcext:value-type="boolean">
            <text:p>TRUE</text:p>
          </table:table-cell>
          <table:table-cell table:style-name="ce31" table:formula="of:=IF(AND(ISERROR(VLOOKUP([.B34];[constants.$B$2:.$B$509];1;0));[.B34]&lt;&gt;&quot;&quot;);1;0)" office:value-type="float" office:value="0" calcext:value-type="float">
            <text:p>0</text:p>
          </table:table-cell>
          <table:table-cell table:style-name="ce31" table:formula="of:=IF([.B34]&lt;&gt;&quot;&quot;;&quot;-map 0:s:&quot;&amp;[.C34];&quot;&quot;)">
            <text:p/>
          </table:table-cell>
          <table:table-cell table:style-name="ce57" table:formula="of:=IF([.B34]&lt;&gt;&quot;&quot;;IF([.J34]=0;&quot;Yes&quot;;&quot;No&quot;);&quot;&quot;)">
            <text:p/>
          </table:table-cell>
          <table:table-cell table:style-name="ce31" table:formula="of:=IF([.B34]&lt;&gt;&quot;&quot;;VLOOKUP([.B34];[constants.$B$2:.$E$509];MATCH([constants.$C$2];[constants.$B$2:.$E$2];0);0);&quot;&quot;)">
            <text:p/>
          </table:table-cell>
          <table:table-cell table:style-name="ce31" table:formula="of:=IF([.B34]&lt;&gt;&quot;&quot;;CONCATENATE(&quot;-c:s:&quot;;[.C34];&quot; copy &quot;;[.K34];&quot; &quot;;input_file_name_first_with_prefix;&quot;_&quot;;RIGHT(COM.MICROSOFT.CONCAT(&quot;0&quot;;[.C34]);2);&quot;_&quot;;[.B34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31" table:formula="of:=IF([.$B35]&lt;&gt;&quot;&quot;;&quot;-metadata:s:s:&quot;&amp;[.$F35]-1&amp;&quot; language=&quot;&amp;[.$B35];&quot;&quot;)">
            <text:p/>
          </table:table-cell>
          <table:table-cell table:style-name="ce31" table:formula="of:=IF([.B35]&lt;&gt;&quot;&quot;;1;0)" office:value-type="float" office:value="0" calcext:value-type="float">
            <text:p>0</text:p>
          </table:table-cell>
          <table:table-cell table:style-name="ce31" table:formula="of:=IF([.B35]&lt;&gt;&quot;&quot;;SUM([.$E$11:.E35]);&quot;&quot;)">
            <text:p/>
          </table:table-cell>
          <table:table-cell table:style-name="ce31" table:formula="of:=IF([.B35]&lt;&gt;&quot;&quot;;[.B35];&quot;&quot;)">
            <text:p/>
          </table:table-cell>
          <table:table-cell table:style-name="ce31" table:formula="of:=IF([.B35]&lt;&gt;&quot;&quot;;ROW()-ROW([.$H$10]);&quot;&quot;)">
            <text:p/>
          </table:table-cell>
          <table:table-cell table:style-name="ce36" table:formula="of:=[.F35]=[.H35]" office:value-type="boolean" office:boolean-value="true" calcext:value-type="boolean">
            <text:p>TRUE</text:p>
          </table:table-cell>
          <table:table-cell table:style-name="ce31" table:formula="of:=IF(AND(ISERROR(VLOOKUP([.B35];[constants.$B$2:.$B$509];1;0));[.B35]&lt;&gt;&quot;&quot;);1;0)" office:value-type="float" office:value="0" calcext:value-type="float">
            <text:p>0</text:p>
          </table:table-cell>
          <table:table-cell table:style-name="ce31" table:formula="of:=IF([.B35]&lt;&gt;&quot;&quot;;&quot;-map 0:s:&quot;&amp;[.C35];&quot;&quot;)">
            <text:p/>
          </table:table-cell>
          <table:table-cell table:style-name="ce57" table:formula="of:=IF([.B35]&lt;&gt;&quot;&quot;;IF([.J35]=0;&quot;Yes&quot;;&quot;No&quot;);&quot;&quot;)">
            <text:p/>
          </table:table-cell>
          <table:table-cell table:style-name="ce31" table:formula="of:=IF([.B35]&lt;&gt;&quot;&quot;;VLOOKUP([.B35];[constants.$B$2:.$E$509];MATCH([constants.$C$2];[constants.$B$2:.$E$2];0);0);&quot;&quot;)">
            <text:p/>
          </table:table-cell>
          <table:table-cell table:style-name="ce31" table:formula="of:=IF([.B35]&lt;&gt;&quot;&quot;;CONCATENATE(&quot;-c:s:&quot;;[.C35];&quot; copy &quot;;[.K35];&quot; &quot;;input_file_name_first_with_prefix;&quot;_&quot;;RIGHT(COM.MICROSOFT.CONCAT(&quot;0&quot;;[.C35]);2);&quot;_&quot;;[.B35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5" calcext:value-type="float">
            <text:p>25</text:p>
          </table:table-cell>
          <table:table-cell table:style-name="ce31" table:formula="of:=IF([.$B36]&lt;&gt;&quot;&quot;;&quot;-metadata:s:s:&quot;&amp;[.$F36]-1&amp;&quot; language=&quot;&amp;[.$B36];&quot;&quot;)">
            <text:p/>
          </table:table-cell>
          <table:table-cell table:style-name="ce31" table:formula="of:=IF([.B36]&lt;&gt;&quot;&quot;;1;0)" office:value-type="float" office:value="0" calcext:value-type="float">
            <text:p>0</text:p>
          </table:table-cell>
          <table:table-cell table:style-name="ce31" table:formula="of:=IF([.B36]&lt;&gt;&quot;&quot;;SUM([.$E$11:.E36]);&quot;&quot;)">
            <text:p/>
          </table:table-cell>
          <table:table-cell table:style-name="ce31" table:formula="of:=IF([.B36]&lt;&gt;&quot;&quot;;[.B36];&quot;&quot;)">
            <text:p/>
          </table:table-cell>
          <table:table-cell table:style-name="ce31" table:formula="of:=IF([.B36]&lt;&gt;&quot;&quot;;ROW()-ROW([.$H$10]);&quot;&quot;)">
            <text:p/>
          </table:table-cell>
          <table:table-cell table:style-name="ce36" table:formula="of:=[.F36]=[.H36]" office:value-type="boolean" office:boolean-value="true" calcext:value-type="boolean">
            <text:p>TRUE</text:p>
          </table:table-cell>
          <table:table-cell table:style-name="ce31" table:formula="of:=IF(AND(ISERROR(VLOOKUP([.B36];[constants.$B$2:.$B$509];1;0));[.B36]&lt;&gt;&quot;&quot;);1;0)" office:value-type="float" office:value="0" calcext:value-type="float">
            <text:p>0</text:p>
          </table:table-cell>
          <table:table-cell table:style-name="ce31" table:formula="of:=IF([.B36]&lt;&gt;&quot;&quot;;&quot;-map 0:s:&quot;&amp;[.C36];&quot;&quot;)">
            <text:p/>
          </table:table-cell>
          <table:table-cell table:style-name="ce57" table:formula="of:=IF([.B36]&lt;&gt;&quot;&quot;;IF([.J36]=0;&quot;Yes&quot;;&quot;No&quot;);&quot;&quot;)">
            <text:p/>
          </table:table-cell>
          <table:table-cell table:style-name="ce31" table:formula="of:=IF([.B36]&lt;&gt;&quot;&quot;;VLOOKUP([.B36];[constants.$B$2:.$E$509];MATCH([constants.$C$2];[constants.$B$2:.$E$2];0);0);&quot;&quot;)">
            <text:p/>
          </table:table-cell>
          <table:table-cell table:style-name="ce31" table:formula="of:=IF([.B36]&lt;&gt;&quot;&quot;;CONCATENATE(&quot;-c:s:&quot;;[.C36];&quot; copy &quot;;[.K36];&quot; &quot;;input_file_name_first_with_prefix;&quot;_&quot;;RIGHT(COM.MICROSOFT.CONCAT(&quot;0&quot;;[.C36]);2);&quot;_&quot;;[.B36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6" calcext:value-type="float">
            <text:p>26</text:p>
          </table:table-cell>
          <table:table-cell table:style-name="ce31" table:formula="of:=IF([.$B37]&lt;&gt;&quot;&quot;;&quot;-metadata:s:s:&quot;&amp;[.$F37]-1&amp;&quot; language=&quot;&amp;[.$B37];&quot;&quot;)">
            <text:p/>
          </table:table-cell>
          <table:table-cell table:style-name="ce31" table:formula="of:=IF([.B37]&lt;&gt;&quot;&quot;;1;0)" office:value-type="float" office:value="0" calcext:value-type="float">
            <text:p>0</text:p>
          </table:table-cell>
          <table:table-cell table:style-name="ce31" table:formula="of:=IF([.B37]&lt;&gt;&quot;&quot;;SUM([.$E$11:.E37]);&quot;&quot;)">
            <text:p/>
          </table:table-cell>
          <table:table-cell table:style-name="ce31" table:formula="of:=IF([.B37]&lt;&gt;&quot;&quot;;[.B37];&quot;&quot;)">
            <text:p/>
          </table:table-cell>
          <table:table-cell table:style-name="ce31" table:formula="of:=IF([.B37]&lt;&gt;&quot;&quot;;ROW()-ROW([.$H$10]);&quot;&quot;)">
            <text:p/>
          </table:table-cell>
          <table:table-cell table:style-name="ce36" table:formula="of:=[.F37]=[.H37]" office:value-type="boolean" office:boolean-value="true" calcext:value-type="boolean">
            <text:p>TRUE</text:p>
          </table:table-cell>
          <table:table-cell table:style-name="ce31" table:formula="of:=IF(AND(ISERROR(VLOOKUP([.B37];[constants.$B$2:.$B$509];1;0));[.B37]&lt;&gt;&quot;&quot;);1;0)" office:value-type="float" office:value="0" calcext:value-type="float">
            <text:p>0</text:p>
          </table:table-cell>
          <table:table-cell table:style-name="ce31" table:formula="of:=IF([.B37]&lt;&gt;&quot;&quot;;&quot;-map 0:s:&quot;&amp;[.C37];&quot;&quot;)">
            <text:p/>
          </table:table-cell>
          <table:table-cell table:style-name="ce57" table:formula="of:=IF([.B37]&lt;&gt;&quot;&quot;;IF([.J37]=0;&quot;Yes&quot;;&quot;No&quot;);&quot;&quot;)">
            <text:p/>
          </table:table-cell>
          <table:table-cell table:style-name="ce31" table:formula="of:=IF([.B37]&lt;&gt;&quot;&quot;;VLOOKUP([.B37];[constants.$B$2:.$E$509];MATCH([constants.$C$2];[constants.$B$2:.$E$2];0);0);&quot;&quot;)">
            <text:p/>
          </table:table-cell>
          <table:table-cell table:style-name="ce31" table:formula="of:=IF([.B37]&lt;&gt;&quot;&quot;;CONCATENATE(&quot;-c:s:&quot;;[.C37];&quot; copy &quot;;[.K37];&quot; &quot;;input_file_name_first_with_prefix;&quot;_&quot;;RIGHT(COM.MICROSOFT.CONCAT(&quot;0&quot;;[.C37]);2);&quot;_&quot;;[.B37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7" calcext:value-type="float">
            <text:p>27</text:p>
          </table:table-cell>
          <table:table-cell table:style-name="ce31" table:formula="of:=IF([.$B38]&lt;&gt;&quot;&quot;;&quot;-metadata:s:s:&quot;&amp;[.$F38]-1&amp;&quot; language=&quot;&amp;[.$B38];&quot;&quot;)">
            <text:p/>
          </table:table-cell>
          <table:table-cell table:style-name="ce31" table:formula="of:=IF([.B38]&lt;&gt;&quot;&quot;;1;0)" office:value-type="float" office:value="0" calcext:value-type="float">
            <text:p>0</text:p>
          </table:table-cell>
          <table:table-cell table:style-name="ce31" table:formula="of:=IF([.B38]&lt;&gt;&quot;&quot;;SUM([.$E$11:.E38]);&quot;&quot;)">
            <text:p/>
          </table:table-cell>
          <table:table-cell table:style-name="ce31" table:formula="of:=IF([.B38]&lt;&gt;&quot;&quot;;[.B38];&quot;&quot;)">
            <text:p/>
          </table:table-cell>
          <table:table-cell table:style-name="ce31" table:formula="of:=IF([.B38]&lt;&gt;&quot;&quot;;ROW()-ROW([.$H$10]);&quot;&quot;)">
            <text:p/>
          </table:table-cell>
          <table:table-cell table:style-name="ce36" table:formula="of:=[.F38]=[.H38]" office:value-type="boolean" office:boolean-value="true" calcext:value-type="boolean">
            <text:p>TRUE</text:p>
          </table:table-cell>
          <table:table-cell table:style-name="ce31" table:formula="of:=IF(AND(ISERROR(VLOOKUP([.B38];[constants.$B$2:.$B$509];1;0));[.B38]&lt;&gt;&quot;&quot;);1;0)" office:value-type="float" office:value="0" calcext:value-type="float">
            <text:p>0</text:p>
          </table:table-cell>
          <table:table-cell table:style-name="ce31" table:formula="of:=IF([.B38]&lt;&gt;&quot;&quot;;&quot;-map 0:s:&quot;&amp;[.C38];&quot;&quot;)">
            <text:p/>
          </table:table-cell>
          <table:table-cell table:style-name="ce57" table:formula="of:=IF([.B38]&lt;&gt;&quot;&quot;;IF([.J38]=0;&quot;Yes&quot;;&quot;No&quot;);&quot;&quot;)">
            <text:p/>
          </table:table-cell>
          <table:table-cell table:style-name="ce31" table:formula="of:=IF([.B38]&lt;&gt;&quot;&quot;;VLOOKUP([.B38];[constants.$B$2:.$E$509];MATCH([constants.$C$2];[constants.$B$2:.$E$2];0);0);&quot;&quot;)">
            <text:p/>
          </table:table-cell>
          <table:table-cell table:style-name="ce31" table:formula="of:=IF([.B38]&lt;&gt;&quot;&quot;;CONCATENATE(&quot;-c:s:&quot;;[.C38];&quot; copy &quot;;[.K38];&quot; &quot;;input_file_name_first_with_prefix;&quot;_&quot;;RIGHT(COM.MICROSOFT.CONCAT(&quot;0&quot;;[.C38]);2);&quot;_&quot;;[.B38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8" calcext:value-type="float">
            <text:p>28</text:p>
          </table:table-cell>
          <table:table-cell table:style-name="ce31" table:formula="of:=IF([.$B39]&lt;&gt;&quot;&quot;;&quot;-metadata:s:s:&quot;&amp;[.$F39]-1&amp;&quot; language=&quot;&amp;[.$B39];&quot;&quot;)">
            <text:p/>
          </table:table-cell>
          <table:table-cell table:style-name="ce31" table:formula="of:=IF([.B39]&lt;&gt;&quot;&quot;;1;0)" office:value-type="float" office:value="0" calcext:value-type="float">
            <text:p>0</text:p>
          </table:table-cell>
          <table:table-cell table:style-name="ce31" table:formula="of:=IF([.B39]&lt;&gt;&quot;&quot;;SUM([.$E$11:.E39]);&quot;&quot;)">
            <text:p/>
          </table:table-cell>
          <table:table-cell table:style-name="ce31" table:formula="of:=IF([.B39]&lt;&gt;&quot;&quot;;[.B39];&quot;&quot;)">
            <text:p/>
          </table:table-cell>
          <table:table-cell table:style-name="ce31" table:formula="of:=IF([.B39]&lt;&gt;&quot;&quot;;ROW()-ROW([.$H$10]);&quot;&quot;)">
            <text:p/>
          </table:table-cell>
          <table:table-cell table:style-name="ce36" table:formula="of:=[.F39]=[.H39]" office:value-type="boolean" office:boolean-value="true" calcext:value-type="boolean">
            <text:p>TRUE</text:p>
          </table:table-cell>
          <table:table-cell table:style-name="ce31" table:formula="of:=IF(AND(ISERROR(VLOOKUP([.B39];[constants.$B$2:.$B$509];1;0));[.B39]&lt;&gt;&quot;&quot;);1;0)" office:value-type="float" office:value="0" calcext:value-type="float">
            <text:p>0</text:p>
          </table:table-cell>
          <table:table-cell table:style-name="ce31" table:formula="of:=IF([.B39]&lt;&gt;&quot;&quot;;&quot;-map 0:s:&quot;&amp;[.C39];&quot;&quot;)">
            <text:p/>
          </table:table-cell>
          <table:table-cell table:style-name="ce57" table:formula="of:=IF([.B39]&lt;&gt;&quot;&quot;;IF([.J39]=0;&quot;Yes&quot;;&quot;No&quot;);&quot;&quot;)">
            <text:p/>
          </table:table-cell>
          <table:table-cell table:style-name="ce31" table:formula="of:=IF([.B39]&lt;&gt;&quot;&quot;;VLOOKUP([.B39];[constants.$B$2:.$E$509];MATCH([constants.$C$2];[constants.$B$2:.$E$2];0);0);&quot;&quot;)">
            <text:p/>
          </table:table-cell>
          <table:table-cell table:style-name="ce31" table:formula="of:=IF([.B39]&lt;&gt;&quot;&quot;;CONCATENATE(&quot;-c:s:&quot;;[.C39];&quot; copy &quot;;[.K39];&quot; &quot;;input_file_name_first_with_prefix;&quot;_&quot;;RIGHT(COM.MICROSOFT.CONCAT(&quot;0&quot;;[.C39]);2);&quot;_&quot;;[.B39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29" calcext:value-type="float">
            <text:p>29</text:p>
          </table:table-cell>
          <table:table-cell table:style-name="ce31" table:formula="of:=IF([.$B40]&lt;&gt;&quot;&quot;;&quot;-metadata:s:s:&quot;&amp;[.$F40]-1&amp;&quot; language=&quot;&amp;[.$B40];&quot;&quot;)">
            <text:p/>
          </table:table-cell>
          <table:table-cell table:style-name="ce31" table:formula="of:=IF([.B40]&lt;&gt;&quot;&quot;;1;0)" office:value-type="float" office:value="0" calcext:value-type="float">
            <text:p>0</text:p>
          </table:table-cell>
          <table:table-cell table:style-name="ce31" table:formula="of:=IF([.B40]&lt;&gt;&quot;&quot;;SUM([.$E$11:.E40]);&quot;&quot;)">
            <text:p/>
          </table:table-cell>
          <table:table-cell table:style-name="ce31" table:formula="of:=IF([.B40]&lt;&gt;&quot;&quot;;[.B40];&quot;&quot;)">
            <text:p/>
          </table:table-cell>
          <table:table-cell table:style-name="ce31" table:formula="of:=IF([.B40]&lt;&gt;&quot;&quot;;ROW()-ROW([.$H$10]);&quot;&quot;)">
            <text:p/>
          </table:table-cell>
          <table:table-cell table:style-name="ce36" table:formula="of:=[.F40]=[.H40]" office:value-type="boolean" office:boolean-value="true" calcext:value-type="boolean">
            <text:p>TRUE</text:p>
          </table:table-cell>
          <table:table-cell table:style-name="ce31" table:formula="of:=IF(AND(ISERROR(VLOOKUP([.B40];[constants.$B$2:.$B$509];1;0));[.B40]&lt;&gt;&quot;&quot;);1;0)" office:value-type="float" office:value="0" calcext:value-type="float">
            <text:p>0</text:p>
          </table:table-cell>
          <table:table-cell table:style-name="ce31" table:formula="of:=IF([.B40]&lt;&gt;&quot;&quot;;&quot;-map 0:s:&quot;&amp;[.C40];&quot;&quot;)">
            <text:p/>
          </table:table-cell>
          <table:table-cell table:style-name="ce57" table:formula="of:=IF([.B40]&lt;&gt;&quot;&quot;;IF([.J40]=0;&quot;Yes&quot;;&quot;No&quot;);&quot;&quot;)">
            <text:p/>
          </table:table-cell>
          <table:table-cell table:style-name="ce31" table:formula="of:=IF([.B40]&lt;&gt;&quot;&quot;;VLOOKUP([.B40];[constants.$B$2:.$E$509];MATCH([constants.$C$2];[constants.$B$2:.$E$2];0);0);&quot;&quot;)">
            <text:p/>
          </table:table-cell>
          <table:table-cell table:style-name="ce31" table:formula="of:=IF([.B40]&lt;&gt;&quot;&quot;;CONCATENATE(&quot;-c:s:&quot;;[.C40];&quot; copy &quot;;[.K40];&quot; &quot;;input_file_name_first_with_prefix;&quot;_&quot;;RIGHT(COM.MICROSOFT.CONCAT(&quot;0&quot;;[.C40]);2);&quot;_&quot;;[.B40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31" table:formula="of:=IF([.$B41]&lt;&gt;&quot;&quot;;&quot;-metadata:s:s:&quot;&amp;[.$F41]-1&amp;&quot; language=&quot;&amp;[.$B41];&quot;&quot;)">
            <text:p/>
          </table:table-cell>
          <table:table-cell table:style-name="ce31" table:formula="of:=IF([.B41]&lt;&gt;&quot;&quot;;1;0)" office:value-type="float" office:value="0" calcext:value-type="float">
            <text:p>0</text:p>
          </table:table-cell>
          <table:table-cell table:style-name="ce31" table:formula="of:=IF([.B41]&lt;&gt;&quot;&quot;;SUM([.$E$11:.E41]);&quot;&quot;)">
            <text:p/>
          </table:table-cell>
          <table:table-cell table:style-name="ce31" table:formula="of:=IF([.B41]&lt;&gt;&quot;&quot;;[.B41];&quot;&quot;)">
            <text:p/>
          </table:table-cell>
          <table:table-cell table:style-name="ce31" table:formula="of:=IF([.B41]&lt;&gt;&quot;&quot;;ROW()-ROW([.$H$10]);&quot;&quot;)">
            <text:p/>
          </table:table-cell>
          <table:table-cell table:style-name="ce36" table:formula="of:=[.F41]=[.H41]" office:value-type="boolean" office:boolean-value="true" calcext:value-type="boolean">
            <text:p>TRUE</text:p>
          </table:table-cell>
          <table:table-cell table:style-name="ce31" table:formula="of:=IF(AND(ISERROR(VLOOKUP([.B41];[constants.$B$2:.$B$509];1;0));[.B41]&lt;&gt;&quot;&quot;);1;0)" office:value-type="float" office:value="0" calcext:value-type="float">
            <text:p>0</text:p>
          </table:table-cell>
          <table:table-cell table:style-name="ce31" table:formula="of:=IF([.B41]&lt;&gt;&quot;&quot;;&quot;-map 0:s:&quot;&amp;[.C41];&quot;&quot;)">
            <text:p/>
          </table:table-cell>
          <table:table-cell table:style-name="ce57" table:formula="of:=IF([.B41]&lt;&gt;&quot;&quot;;IF([.J41]=0;&quot;Yes&quot;;&quot;No&quot;);&quot;&quot;)">
            <text:p/>
          </table:table-cell>
          <table:table-cell table:style-name="ce31" table:formula="of:=IF([.B41]&lt;&gt;&quot;&quot;;VLOOKUP([.B41];[constants.$B$2:.$E$509];MATCH([constants.$C$2];[constants.$B$2:.$E$2];0);0);&quot;&quot;)">
            <text:p/>
          </table:table-cell>
          <table:table-cell table:style-name="ce31" table:formula="of:=IF([.B41]&lt;&gt;&quot;&quot;;CONCATENATE(&quot;-c:s:&quot;;[.C41];&quot; copy &quot;;[.K41];&quot; &quot;;input_file_name_first_with_prefix;&quot;_&quot;;RIGHT(COM.MICROSOFT.CONCAT(&quot;0&quot;;[.C41]);2);&quot;_&quot;;[.B41];&quot;.sup&quot;);&quot;&quot;)">
            <text:p/>
          </table:table-cell>
          <table:table-cell table:number-columns-repeated="16370"/>
        </table:table-row>
        <table:table-row table:style-name="ro2">
          <table:table-cell/>
          <table:table-cell table:style-name="ce16"/>
          <table:table-cell table:style-name="ce29" office:value-type="float" office:value="31" calcext:value-type="float">
            <text:p>31</text:p>
          </table:table-cell>
          <table:table-cell table:style-name="ce31" table:formula="of:=IF([.$B42]&lt;&gt;&quot;&quot;;&quot;-metadata:s:s:&quot;&amp;[.$F42]-1&amp;&quot; language=&quot;&amp;[.$B42];&quot;&quot;)">
            <text:p/>
          </table:table-cell>
          <table:table-cell table:style-name="ce31" table:formula="of:=IF([.B42]&lt;&gt;&quot;&quot;;1;0)" office:value-type="float" office:value="0" calcext:value-type="float">
            <text:p>0</text:p>
          </table:table-cell>
          <table:table-cell table:style-name="ce31" table:formula="of:=IF([.B42]&lt;&gt;&quot;&quot;;SUM([.$E$11:.E42]);&quot;&quot;)">
            <text:p/>
          </table:table-cell>
          <table:table-cell table:style-name="ce31" table:formula="of:=IF([.B42]&lt;&gt;&quot;&quot;;[.B42];&quot;&quot;)">
            <text:p/>
          </table:table-cell>
          <table:table-cell table:style-name="ce31" table:formula="of:=IF([.B42]&lt;&gt;&quot;&quot;;ROW()-ROW([.$H$10]);&quot;&quot;)">
            <text:p/>
          </table:table-cell>
          <table:table-cell table:style-name="ce36" table:formula="of:=[.F42]=[.H42]" office:value-type="boolean" office:boolean-value="true" calcext:value-type="boolean">
            <text:p>TRUE</text:p>
          </table:table-cell>
          <table:table-cell table:style-name="ce31" table:formula="of:=IF(AND(ISERROR(VLOOKUP([.B42];[constants.$B$2:.$B$509];1;0));[.B42]&lt;&gt;&quot;&quot;);1;0)" office:value-type="float" office:value="0" calcext:value-type="float">
            <text:p>0</text:p>
          </table:table-cell>
          <table:table-cell table:style-name="ce31" table:formula="of:=IF([.B42]&lt;&gt;&quot;&quot;;&quot;-map 0:s:&quot;&amp;[.C42];&quot;&quot;)">
            <text:p/>
          </table:table-cell>
          <table:table-cell table:style-name="ce57" table:formula="of:=IF([.B42]&lt;&gt;&quot;&quot;;IF([.J42]=0;&quot;Yes&quot;;&quot;No&quot;);&quot;&quot;)">
            <text:p/>
          </table:table-cell>
          <table:table-cell table:style-name="ce31" table:formula="of:=IF([.B42]&lt;&gt;&quot;&quot;;VLOOKUP([.B42];[constants.$B$2:.$E$509];MATCH([constants.$C$2];[constants.$B$2:.$E$2];0);0);&quot;&quot;)">
            <text:p/>
          </table:table-cell>
          <table:table-cell table:style-name="ce31" table:formula="of:=IF([.B42]&lt;&gt;&quot;&quot;;CONCATENATE(&quot;-c:s:&quot;;[.C42];&quot; copy &quot;;[.K42];&quot; &quot;;input_file_name_first_with_prefix;&quot;_&quot;;RIGHT(COM.MICROSOFT.CONCAT(&quot;0&quot;;[.C42]);2);&quot;_&quot;;[.B42];&quot;.sup&quot;);&quot;&quot;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Default sub position</text:p>
          </table:table-cell>
          <table:table-cell table:style-name="ce21" table:formula="of:=IF(output_sub_default_index&lt;&gt;&quot;&quot;;&quot;-disposition:s:&quot;&amp;output_sub_default_index&amp;&quot; default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encoding combined</text:p>
          </table:table-cell>
          <table:table-cell table:style-name="ce21" table:formula="of:=IF(output_sub_default_index&lt;&gt;&quot;&quot;;&quot;-c:s copy &quot;;&quot;&quot;)" table:number-columns-spanned="2" table:number-rows-spanned="1">
            <text:p/>
          </table:table-cell>
          <table:covered-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etadata combined</text:p>
          </table:table-cell>
          <table:table-cell table:style-name="ce21" table:formula="of:=IF(output_sub_default_index&lt;&gt;&quot;&quot;;COM.MICROSOFT.CONCAT(COM.MICROSOFT.TEXTJOIN(&quot; &quot;;1;[.$D$11:.$D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5" office:value-type="string" calcext:value-type="string">
            <text:p>Sub mapping combined</text:p>
          </table:table-cell>
          <table:table-cell table:style-name="ce21" table:formula="of:=IF(output_sub_default_index&lt;&gt;&quot;&quot;;COM.MICROSOFT.CONCAT(COM.MICROSOFT.TEXTJOIN(&quot; &quot;;1;[.$K$11:.$K$42]);&quot; &quot;);&quot;&quot;)" table:number-columns-spanned="10" table:number-rows-spanned="1">
            <text:p/>
          </table:table-cell>
          <table:covered-table-cell table:style-name="ce1"/>
          <table:covered-table-cell table:number-columns-repeated="8" table:style-name="ce46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ub_selection.C8:sub_selection.C8 sub_selection.L11:sub_selection.L42">
            <calcext:condition calcext:apply-style-name="File Input Valid" calcext:value="=&quot;Yes&quot;" calcext:base-cell-address="sub_selection.C8"/>
          </calcext:conditional-format>
          <calcext:conditional-format calcext:target-range-address="sub_selection.C8:sub_selection.C8 sub_selection.L11:sub_selection.L42">
            <calcext:condition calcext:apply-style-name="Input Invalid" calcext:value="=&quot;No&quot;" calcext:base-cell-address="sub_selection.C8"/>
          </calcext:conditional-format>
          <calcext:conditional-format calcext:target-range-address="sub_selection.D8:sub_selection.D8 sub_selection.D2:sub_selection.D3">
            <calcext:condition calcext:apply-style-name="Warning Custom" calcext:value="formula-is([.D2]&lt;&gt;&quot;&quot;)" calcext:base-cell-address="sub_selection.D2"/>
          </calcext:conditional-format>
        </calcext:conditional-formats>
      </table:table>
      <table:table table:name="video_encoding" table:style-name="ta1">
        <table:table-column table:style-name="co1" table:default-cell-style-name="ce48"/>
        <table:table-column table:style-name="co14" table:default-cell-style-name="ce48"/>
        <table:table-column table:style-name="co3" table:number-columns-repeated="16382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file extension</text:p>
          </table:table-cell>
          <table:table-cell table:style-name="ce25" table:content-validation-name="val3" office:value-type="string" calcext:value-type="string">
            <text:p>mkv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Encoding hardware</text:p>
          </table:table-cell>
          <table:table-cell table:style-name="ce25" table:content-validation-name="val5" office:value-type="string" calcext:value-type="string">
            <text:p>CPU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codec</text:p>
          </table:table-cell>
          <table:table-cell table:style-name="ce33" table:formula="of:=IF(encoding_hardware&lt;&gt;&quot;&quot;;VLOOKUP(encoding_hardware;[constants.$N$3:.$O$4];MATCH([constants.$O$2];[constants.$N$2:.$O$2];0);0);&quot;&quot;)" office:value-type="string" office:string-value="libx265" calcext:value-type="string">
            <text:p>libx2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Video quality preset override</text:p>
          </table:table-cell>
          <table:table-cell table:style-name="ce25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Video quality preset</text:p>
          </table:table-cell>
          <table:table-cell table:style-name="ce33" table:formula="of:=IF(media_source&lt;&gt;&quot;&quot;;IF(output_video_quality_preset_override&lt;&gt;&quot;&quot;;output_video_quality_preset_override;VLOOKUP(media_source;[constants.$G$3:.$I$5];MATCH([constants.$I$2];[constants.$G$2:.$I$2];0);0));&quot;&quot;)" office:value-type="float" office:value="18" calcext:value-type="float">
            <text:p>18</text:p>
          </table:table-cell>
          <table:table-cell table:number-columns-repeated="16381"/>
        </table:table-row>
        <table:table-row table:style-name="ro4">
          <table:table-cell/>
          <table:table-cell table:style-name="ce14" office:value-type="string" calcext:value-type="string">
            <text:p>Video encoding options</text:p>
          </table:table-cell>
          <table:table-cell table:style-name="ce20" table:formula="of:=&quot;-c:v &quot;&amp;output_video_codec&amp;&quot; -qp &quot;&amp;output_video_quality_preset&amp;&quot; -bf 2 -coder cabac -g 15 -keyint_min 15 &quot;" office:value-type="string" office:string-value="-c:v libx265 -qp 18 -bf 2 -coder cabac -g 15 -keyint_min 15 " calcext:value-type="string" table:number-columns-spanned="3" table:number-rows-spanned="1">
            <text:p>-c:v libx265 -qp 18 -bf 2 -coder cabac -g 15 -keyint_min 15 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GPU initialization</text:p>
          </table:table-cell>
          <table:table-cell table:style-name="ce20" table:formula="of:=IF(encoding_hardware=&quot;GPU&quot;;&quot;-init_hw_device vaapi=gpu:/dev/dri/renderD128 -hwaccel vaapi -hwaccel_device gpu -hwaccel_output_format vaapi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GPU HW filtering</text:p>
          </table:table-cell>
          <table:table-cell table:style-name="ce20" table:formula="of:=IF(encoding_hardware=&quot;GPU&quot;;&quot;-filter_hw_device gpu -vf 'format=nv12|vaapi,hwupload' 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Video mapping</text:p>
          </table:table-cell>
          <table:table-cell table:style-name="ce33" table:formula="of:=&quot;-map 0:v:0 &quot;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ellaneous" table:style-name="ta1">
        <table:table-column table:style-name="co1" table:default-cell-style-name="ce48"/>
        <table:table-column table:style-name="co15" table:default-cell-style-name="ce48"/>
        <table:table-column table:style-name="co16" table:default-cell-style-name="ce48"/>
        <table:table-column table:style-name="co3" table:number-columns-repeated="1638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Ignore DTS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Ignore DTS flag</text:p>
          </table:table-cell>
          <table:table-cell table:style-name="ce33" table:formula="of:=IF(input_ignore_dts_entry=&quot;Yes&quot;;&quot;-fflags +igndts &quot;;&quot;&quot;)">
            <text:p/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4" office:value-type="string" calcext:value-type="string">
            <text:p>Scanning</text:p>
          </table:table-cell>
          <table:table-cell table:style-name="ce20" table:formula="of:=&quot;-analyzeduration 1000000000 -probesize 1000000000 &quot;" office:value-type="string" office:string-value="-analyzeduration 1000000000 -probesize 1000000000 " calcext:value-type="string" table:number-columns-spanned="6" table:number-rows-spanned="1">
            <text:p>-analyzeduration 1000000000 -probesize 1000000000 </text:p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Crop Content?</text:p>
          </table:table-cell>
          <table:table-cell table:style-name="ce25" table:content-validation-name="val6" office:value-type="string" calcext:value-type="string">
            <text:p>No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anvas Height</text:p>
          </table:table-cell>
          <table:table-cell table:style-name="ce25" table:content-validation-name="val3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2">
          <table:table-cell/>
          <table:table-cell table:style-name="ce13" office:value-type="string" calcext:value-type="string">
            <text:p>Content Width</text:p>
          </table:table-cell>
          <table:table-cell table:style-name="ce25" table:content-validation-name="val3" office:value-type="float" office:value="1920" calcext:value-type="float">
            <text:p>1920</text:p>
          </table:table-cell>
          <table:table-cell table:style-name="ce65" table:formula="of:=IF(AND(encoding_hardware=&quot;GPU&quot;;crop_content=&quot;Yes&quot;);&quot;CROP ONLY AVAILABLE ON CPU ENCODING&quot;;&quot;&quot;)" table:number-columns-spanned="5" table:number-rows-spanned="2">
            <text:p/>
          </table:table-cell>
          <table:covered-table-cell table:number-columns-repeated="4"/>
          <table:table-cell table:number-columns-repeated="16376"/>
        </table:table-row>
        <table:table-row table:style-name="ro2">
          <table:table-cell/>
          <table:table-cell table:style-name="ce13" office:value-type="string" calcext:value-type="string">
            <text:p>Content Height</text:p>
          </table:table-cell>
          <table:table-cell table:style-name="ce25" table:content-validation-name="val3" office:value-type="float" office:value="800" calcext:value-type="float">
            <text:p>800</text:p>
          </table:table-cell>
          <table:covered-table-cell table:number-columns-repeated="5"/>
          <table:table-cell table:number-columns-repeated="16376"/>
        </table:table-row>
        <table:table-row table:style-name="ro2">
          <table:table-cell/>
          <table:table-cell table:style-name="ce14" office:value-type="string" calcext:value-type="string">
            <text:p>Crop Command</text:p>
          </table:table-cell>
          <table:table-cell table:style-name="ce20" table:formula="of:=IF(AND(encoding_hardware&lt;&gt;&quot;GPU&quot;;crop_content=&quot;Yes&quot;);&quot;-vf 'crop=&quot;&amp;crop_content_width&amp;&quot;:&quot;&amp;crop_content_height&amp;&quot;:&quot;&amp;CEILING((crop_canvas_width-crop_content_width)*0.5;1)&amp;&quot;:&quot;&amp;CEILING((crop_canvas_height-crop_content_height)*0.5;1)&amp;&quot;'&quot;;&quot;&quot;)" table:number-columns-spanned="6" table:number-rows-spanned="1">
            <text:p/>
          </table:table-cell>
          <table:covered-table-cell table:number-columns-repeated="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start at time</text:p>
          </table:table-cell>
          <table:table-cell table:style-name="ce63" table:content-validation-name="val3"/>
          <table:table-cell table:style-name="ce62"/>
          <table:table-cell/>
          <table:table-cell table:style-name="ce62"/>
          <table:table-cell table:number-columns-repeated="2"/>
          <table:table-cell table:style-name="ce62"/>
          <table:table-cell table:number-columns-repeated="16375"/>
        </table:table-row>
        <table:table-row table:style-name="ro2">
          <table:table-cell/>
          <table:table-cell table:style-name="ce14" office:value-type="string" calcext:value-type="string">
            <text:p>Output start command</text:p>
          </table:table-cell>
          <table:table-cell table:style-name="ce33" table:formula="of:=IF(AND(output_start_entry&lt;&gt;&quot;&quot;;output_start_entry_valid=&quot;Yes&quot;);&quot;-ss &quot;&amp;output_start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start entry valid</text:p>
          </table:table-cell>
          <table:table-cell table:style-name="ce60" table:formula="of:=IF(OR(output_start_entry=&quot;&quot;;AND([helper.E3];XOR([helper.G3];[helper.H3];[helper.I3];[helper.J3])));&quot;Yes&quot;;&quot;No&quot;)" office:value-type="string" office:string-value="Yes" calcext:value-type="string">
            <text:p>Yes</text:p>
          </table:table-cell>
          <table:table-cell table:style-name="ce66" table:formula="of:=IF(output_start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3" office:value-type="string" calcext:value-type="string">
            <text:p>Output length</text:p>
          </table:table-cell>
          <table:table-cell table:style-name="ce63" table:content-validation-name="val3"/>
          <table:table-cell table:number-columns-repeated="16381"/>
        </table:table-row>
        <table:table-row table:style-name="ro2">
          <table:table-cell/>
          <table:table-cell table:style-name="ce14" office:value-type="string" calcext:value-type="string">
            <text:p>Output length command</text:p>
          </table:table-cell>
          <table:table-cell table:style-name="ce33" table:formula="of:=IF(AND(output_length_entry&lt;&gt;&quot;&quot;;output_length_entry_valid=&quot;Yes&quot;);&quot;-t &quot;&amp;output_length_entry&amp;&quot; &quot;;&quot;&quot;)">
            <text:p/>
          </table:table-cell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Output length entry valid</text:p>
          </table:table-cell>
          <table:table-cell table:style-name="ce60" table:formula="of:=IF(OR(output_length_entry=&quot;&quot;;AND([helper.E7];XOR([helper.G7];[helper.H7];[helper.I7];[helper.J7])));&quot;Yes&quot;;&quot;No&quot;)" office:value-type="string" office:string-value="Yes" calcext:value-type="string">
            <text:p>Yes</text:p>
          </table:table-cell>
          <table:table-cell table:style-name="ce66" table:formula="of:=IF(output_length_entry_valid=&quot;No&quot;;&quot;ALLOWED FORMAT: [HH:]MM:SS[.M...]&quot;;&quot;&quot;)" table:number-columns-spanned="5" table:number-rows-spanned="1">
            <text:p/>
          </table:table-cell>
          <table:covered-table-cell table:number-columns-repeated="4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cellaneous.D10:miscellaneous.D10">
            <calcext:condition calcext:apply-style-name="Warning Custom" calcext:value="formula-is([.D10]&lt;&gt;&quot;&quot;)" calcext:base-cell-address="miscellaneous.D10"/>
          </calcext:conditional-format>
          <calcext:conditional-format calcext:target-range-address="miscellaneous.C16:miscellaneous.C16 miscellaneous.C20:miscellaneous.C20">
            <calcext:condition calcext:apply-style-name="File Input Valid" calcext:value="=&quot;Yes&quot;" calcext:base-cell-address="miscellaneous.C16"/>
          </calcext:conditional-format>
          <calcext:conditional-format calcext:target-range-address="miscellaneous.C16:miscellaneous.C16 miscellaneous.C20:miscellaneous.C20">
            <calcext:condition calcext:apply-style-name="Input Invalid" calcext:value="=&quot;No&quot;" calcext:base-cell-address="miscellaneous.C16"/>
          </calcext:conditional-format>
          <calcext:conditional-format calcext:target-range-address="miscellaneous.D16:miscellaneous.D16 miscellaneous.D20:miscellaneous.D20">
            <calcext:condition calcext:apply-style-name="Warning Custom" calcext:value="formula-is([.D16]&lt;&gt;&quot;&quot;)" calcext:base-cell-address="miscellaneous.D16"/>
          </calcext:conditional-format>
        </calcext:conditional-formats>
      </table:table>
      <table:table table:name="final_command" table:style-name="ta1"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number-columns-repeated="2" table:default-cell-style-name="ce48"/>
        <table:table-column table:style-name="co1" table:default-cell-style-name="ce48"/>
        <table:table-column table:style-name="co17" table:default-cell-style-name="ce48"/>
        <table:table-column table:style-name="co18" table:default-cell-style-name="ce48"/>
        <table:table-column table:style-name="co1" table:default-cell-style-name="ce48"/>
        <table:table-column table:style-name="co17" table:default-cell-style-name="ce48"/>
        <table:table-column table:style-name="co19" table:default-cell-style-name="ce48"/>
        <table:table-column table:style-name="co1" table:default-cell-style-name="ce48"/>
        <table:table-column table:style-name="co3" table:number-columns-repeated="16371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3" office:value-type="string" calcext:value-type="string">
            <text:p>Default dub language</text:p>
          </table:table-cell>
          <table:table-cell table:style-name="ce112" table:formula="of:=IF(output_dub_default_language&lt;&gt;&quot;&quot;;output_dub_default_language&amp;&quot; (&quot;&amp;output_d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3" office:value-type="string" calcext:value-type="string">
            <text:p>Default sub language</text:p>
          </table:table-cell>
          <table:table-cell table:style-name="ce112" table:formula="of:=IF(output_sub_default_language&lt;&gt;&quot;&quot;;output_sub_default_language&amp;&quot; (&quot;&amp;output_sub_default_index&amp;&quot;)&quot;;&quot;None chosen&quot;)" office:value-type="string" office:string-value="None chosen" calcext:value-type="string">
            <text:p>None chosen</text:p>
          </table:table-cell>
          <table:table-cell/>
          <table:table-cell table:style-name="ce83" office:value-type="string" calcext:value-type="string">
            <text:p>Encode from</text:p>
          </table:table-cell>
          <table:table-cell table:style-name="ce112" table:formula="of:=IF(output_start_entry&lt;&gt;&quot;&quot;;output_start_entry;&quot;Beginning&quot;)" office:value-type="string" office:string-value="Beginning" calcext:value-type="string">
            <text:p>Beginning</text:p>
          </table:table-cell>
          <table:table-cell/>
          <table:table-cell table:style-name="ce83" office:value-type="string" calcext:value-type="string">
            <text:p>Dub codes valid?</text:p>
          </table:table-cell>
          <table:table-cell table:style-name="ce112" table:formula="of:=input_d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2">
          <table:table-cell/>
          <table:table-cell table:style-name="ce83" office:value-type="string" calcext:value-type="string">
            <text:p>Dub tracks</text:p>
          </table:table-cell>
          <table:table-cell table:style-name="ce113" table:formula="of:=IF(output_dub_default_language&lt;&gt;&quot;&quot;;COUNTA([dub_selection.$B$10:.$B$41]);0)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Sub tracks</text:p>
          </table:table-cell>
          <table:table-cell table:style-name="ce113" table:formula="of:=IF(output_sub_default_language&lt;&gt;&quot;&quot;;COUNTA([sub_selection.$B$11:.$B$42]);0)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Encode this much</text:p>
          </table:table-cell>
          <table:table-cell table:style-name="ce113" table:formula="of:=IF(output_length_entry&lt;&gt;&quot;&quot;;output_length_entry;&quot;Until the end&quot;)" office:value-type="string" office:string-value="Until the end" calcext:value-type="string">
            <text:p>Until the end</text:p>
          </table:table-cell>
          <table:table-cell/>
          <table:table-cell table:style-name="ce83" office:value-type="string" calcext:value-type="string">
            <text:p>Sub codes valid?</text:p>
          </table:table-cell>
          <table:table-cell table:style-name="ce113" table:formula="of:=input_sub_codes_valid" office:value-type="string" office:string-value="Yes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4" office:value-type="string" calcext:value-type="string" table:number-columns-spanned="11" table:number-rows-spanned="1">
            <text:p>Format shift command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/>
          <table:table-cell table:style-name="ce110" table:formula="of:=COM.MICROSOFT.TEXTJOIN(&quot;&quot;;TRUE();[helper.$C$3:.$C$24])" office:value-type="string" office:string-value="ffmpeg -y -analyzeduration 1000000000 -probesize 1000000000 -i 00000.m2ts -c:v libx265 -qp 18 -bf 2 -coder cabac -g 15 -keyint_min 15 -map 0:v:0 output.mkv" calcext:value-type="string" table:number-columns-spanned="11" table:number-rows-spanned="1">
            <text:p>ffmpeg -y -analyzeduration 1000000000 -probesize 1000000000 -i 00000.m2ts -c:v libx265 -qp 18 -bf 2 -coder cabac -g 15 -keyint_min 15 -map 0:v:0 output.mkv</text:p>
          </table:table-cell>
          <table:covered-table-cell table:number-columns-repeated="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4" office:value-type="string" calcext:value-type="string" table:number-columns-spanned="11" table:number-rows-spanned="1">
            <text:p>Sub extraction command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table-cell table:style-name="ce111" table:formula="of:=IF(AND(input_file_name_first_with_prefix_suffix&lt;&gt;&quot;&quot;;COUNTA([sub_selection.$N$11:.$N$42])&gt;0);&quot;ffmpeg -y -i &quot;&amp;input_file_name_first_with_prefix_suffix&amp;&quot; &quot;&amp;COM.MICROSOFT.TEXTJOIN(&quot; &quot;;1;[sub_selection.$N$11:.$N$42]);&quot;&quot;)" office:value-type="string" office:string-value="ffmpeg -y -i 00000.m2ts " calcext:value-type="string" table:number-columns-spanned="11" table:number-rows-spanned="4">
            <text:p>ffmpeg -y -i 00000.m2ts 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2">
          <table:table-cell/>
          <table:covered-table-cell table:number-columns-repeated="11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stants" table:style-name="ta1">
        <table:table-column table:style-name="co1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1" table:default-cell-style-name="ce46"/>
        <table:table-column table:style-name="co3" table:number-columns-repeated="2" table:default-cell-style-name="ce46"/>
        <table:table-column table:style-name="co24" table:default-cell-style-name="ce46"/>
        <table:table-column table:style-name="co1" table:default-cell-style-name="ce46"/>
        <table:table-column table:style-name="co25" table:default-cell-style-name="ce46"/>
        <table:table-column table:style-name="co26" table:default-cell-style-name="ce46"/>
        <table:table-column table:style-name="co1" table:default-cell-style-name="ce46"/>
        <table:table-column table:style-name="co3" table:number-columns-repeated="2" table:default-cell-style-name="ce46"/>
        <table:table-column table:style-name="co1" table:default-cell-style-name="ce46"/>
        <table:table-column table:style-name="co3" table:number-columns-repeated="16368" table:default-cell-style-name="ce46"/>
        <table:table-row table:style-name="ro1">
          <table:table-cell table:number-columns-repeated="16384"/>
        </table:table-row>
        <table:table-row table:style-name="ro4">
          <table:table-cell/>
          <table:table-cell table:style-name="ce114" office:value-type="string" calcext:value-type="string">
            <text:p>639-2</text:p>
            <text:p>Code</text:p>
          </table:table-cell>
          <table:table-cell table:style-name="ce116" office:value-type="string" calcext:value-type="string">
            <text:p>Language name(s)</text:p>
          </table:table-cell>
          <table:table-cell table:style-name="ce116" office:value-type="string" calcext:value-type="string">
            <text:p>Scope </text:p>
          </table:table-cell>
          <table:table-cell table:style-name="ce116" office:value-type="string" calcext:value-type="string">
            <text:p>Type </text:p>
          </table:table-cell>
          <table:table-cell/>
          <table:table-cell table:style-name="ce116" office:value-type="string" calcext:value-type="string">
            <text:p>Media source</text:p>
          </table:table-cell>
          <table:table-cell table:style-name="ce116" office:value-type="string" calcext:value-type="string">
            <text:p>Extension</text:p>
          </table:table-cell>
          <table:table-cell table:style-name="ce116" office:value-type="string" calcext:value-type="string">
            <text:p>Quality preset</text:p>
          </table:table-cell>
          <table:table-cell/>
          <table:table-cell table:style-name="ce116" office:value-type="string" calcext:value-type="string">
            <text:p>Codec to replace</text:p>
          </table:table-cell>
          <table:table-cell table:style-name="ce116" office:value-type="string" calcext:value-type="string">
            <text:p>Codec replacement</text:p>
          </table:table-cell>
          <table:table-cell/>
          <table:table-cell table:style-name="ce116" office:value-type="string" calcext:value-type="string">
            <text:p>Encoding HW</text:p>
          </table:table-cell>
          <table:table-cell table:style-name="ce116" office:value-type="string" calcext:value-type="string">
            <text:p>Codec to use</text:p>
          </table:table-cell>
          <table:table-cell table:number-columns-repeated="16369"/>
        </table:table-row>
        <table:table-row table:style-name="ro2">
          <table:table-cell/>
          <table:table-cell table:style-name="ce115" office:value-type="string" calcext:value-type="string">
            <text:p>aar</text:p>
          </table:table-cell>
          <table:table-cell table:style-name="ce115" office:value-type="string" calcext:value-type="string">
            <text:p>Afa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/>
          <table:table-cell table:style-name="ce115" office:value-type="string" calcext:value-type="string">
            <text:p>BD</text:p>
          </table:table-cell>
          <table:table-cell table:style-name="ce115" office:value-type="string" calcext:value-type="string">
            <text:p>m2ts</text:p>
          </table:table-cell>
          <table:table-cell table:style-name="ce115" office:value-type="float" office:value="18" calcext:value-type="float">
            <text:p>18</text:p>
          </table:table-cell>
          <table:table-cell/>
          <table:table-cell table:style-name="ce115" office:value-type="string" calcext:value-type="string">
            <text:p>pcm_bluray</text:p>
          </table:table-cell>
          <table:table-cell table:style-name="ce115" office:value-type="string" calcext:value-type="string">
            <text:p>pcm_s16le</text:p>
          </table:table-cell>
          <table:table-cell/>
          <table:table-cell table:style-name="ce115" office:value-type="string" calcext:value-type="string">
            <text:p>CPU</text:p>
          </table:table-cell>
          <table:table-cell table:style-name="ce115" office:value-type="string" calcext:value-type="string">
            <text:p>libx265</text:p>
          </table:table-cell>
          <table:table-cell table:number-columns-repeated="16369"/>
        </table:table-row>
        <table:table-row table:style-name="ro2">
          <table:table-cell/>
          <table:table-cell table:style-name="ce115" office:value-type="string" calcext:value-type="string">
            <text:p>abk</text:p>
          </table:table-cell>
          <table:table-cell table:style-name="ce115" office:value-type="string" calcext:value-type="string">
            <text:p>Abkhaz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/>
          <table:table-cell table:style-name="ce115" office:value-type="string" calcext:value-type="string">
            <text:p>DVD</text:p>
          </table:table-cell>
          <table:table-cell table:style-name="ce115" office:value-type="string" calcext:value-type="string">
            <text:p>VOB</text:p>
          </table:table-cell>
          <table:table-cell table:style-name="ce115" office:value-type="float" office:value="22" calcext:value-type="float">
            <text:p>22</text:p>
          </table:table-cell>
          <table:table-cell/>
          <table:table-cell table:style-name="ce115" office:value-type="string" calcext:value-type="string">
            <text:p>eac3</text:p>
          </table:table-cell>
          <table:table-cell table:style-name="ce115" office:value-type="string" calcext:value-type="string">
            <text:p>ac3</text:p>
          </table:table-cell>
          <table:table-cell/>
          <table:table-cell table:style-name="ce115" office:value-type="string" calcext:value-type="string">
            <text:p>GPU</text:p>
          </table:table-cell>
          <table:table-cell table:style-name="ce115" office:value-type="string" calcext:value-type="string">
            <text:p>hevc_vaapi</text:p>
          </table:table-cell>
          <table:table-cell table:number-columns-repeated="16369"/>
        </table:table-row>
        <table:table-row table:style-name="ro2">
          <table:table-cell/>
          <table:table-cell table:style-name="ce115" office:value-type="string" calcext:value-type="string">
            <text:p>ace</text:p>
          </table:table-cell>
          <table:table-cell table:style-name="ce115" office:value-type="string" calcext:value-type="string">
            <text:p>Achi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/>
          <table:table-cell table:style-name="ce115" office:value-type="string" calcext:value-type="string">
            <text:p>Custom</text:p>
          </table:table-cell>
          <table:table-cell table:style-name="ce115" office:value-type="string" calcext:value-type="string">
            <text:p>mp4</text:p>
          </table:table-cell>
          <table:table-cell table:style-name="ce115" office:value-type="float" office:value="20" calcext:value-type="float">
            <text:p>20</text:p>
          </table:table-cell>
          <table:table-cell table:number-columns-repeated="16375"/>
        </table:table-row>
        <table:table-row table:style-name="ro2">
          <table:table-cell/>
          <table:table-cell table:style-name="ce115" office:value-type="string" calcext:value-type="string">
            <text:p>ach</text:p>
          </table:table-cell>
          <table:table-cell table:style-name="ce115" office:value-type="string" calcext:value-type="string">
            <text:p>Aco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da</text:p>
          </table:table-cell>
          <table:table-cell table:style-name="ce115" office:value-type="string" calcext:value-type="string">
            <text:p>Adangm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dy</text:p>
          </table:table-cell>
          <table:table-cell table:style-name="ce115" office:value-type="string" calcext:value-type="string">
            <text:p>Adyghe; Adyge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fa</text:p>
          </table:table-cell>
          <table:table-cell table:style-name="ce115" office:value-type="string" calcext:value-type="string">
            <text:p>Afro-Asiat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fh</text:p>
          </table:table-cell>
          <table:table-cell table:style-name="ce115" office:value-type="string" calcext:value-type="string">
            <text:p>Afrihi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fr</text:p>
          </table:table-cell>
          <table:table-cell table:style-name="ce115" office:value-type="string" calcext:value-type="string">
            <text:p>Afrikaans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in</text:p>
          </table:table-cell>
          <table:table-cell table:style-name="ce115" office:value-type="string" calcext:value-type="string">
            <text:p>Ain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ka</text:p>
          </table:table-cell>
          <table:table-cell table:style-name="ce115" office:value-type="string" calcext:value-type="string">
            <text:p>Ak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kk</text:p>
          </table:table-cell>
          <table:table-cell table:style-name="ce115" office:value-type="string" calcext:value-type="string">
            <text:p>Akkad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lb</text:p>
          </table:table-cell>
          <table:table-cell table:style-name="ce115" office:value-type="string" calcext:value-type="string">
            <text:p>Alban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le</text:p>
          </table:table-cell>
          <table:table-cell table:style-name="ce115" office:value-type="string" calcext:value-type="string">
            <text:p>Aleu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lg</text:p>
          </table:table-cell>
          <table:table-cell table:style-name="ce115" office:value-type="string" calcext:value-type="string">
            <text:p>Algonqu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lt</text:p>
          </table:table-cell>
          <table:table-cell table:style-name="ce115" office:value-type="string" calcext:value-type="string">
            <text:p>Southern Alt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mh</text:p>
          </table:table-cell>
          <table:table-cell table:style-name="ce115" office:value-type="string" calcext:value-type="string">
            <text:p>Amhar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ng</text:p>
          </table:table-cell>
          <table:table-cell table:style-name="ce115" office:value-type="string" calcext:value-type="string">
            <text:p>English, Old (ca.450–11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np</text:p>
          </table:table-cell>
          <table:table-cell table:style-name="ce115" office:value-type="string" calcext:value-type="string">
            <text:p>Angik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pa</text:p>
          </table:table-cell>
          <table:table-cell table:style-name="ce115" office:value-type="string" calcext:value-type="string">
            <text:p>Apache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a</text:p>
          </table:table-cell>
          <table:table-cell table:style-name="ce115" office:value-type="string" calcext:value-type="string">
            <text:p>Arabic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c</text:p>
          </table:table-cell>
          <table:table-cell table:style-name="ce115" office:value-type="string" calcext:value-type="string">
            <text:p>Official Aramaic (700–300 BCE); Imperial Aramaic (700–300 BCE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g</text:p>
          </table:table-cell>
          <table:table-cell table:style-name="ce115" office:value-type="string" calcext:value-type="string">
            <text:p>Arago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m</text:p>
          </table:table-cell>
          <table:table-cell table:style-name="ce115" office:value-type="string" calcext:value-type="string">
            <text:p>Arme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n</text:p>
          </table:table-cell>
          <table:table-cell table:style-name="ce115" office:value-type="string" calcext:value-type="string">
            <text:p>Mapudungun; Mapuch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p</text:p>
          </table:table-cell>
          <table:table-cell table:style-name="ce115" office:value-type="string" calcext:value-type="string">
            <text:p>Arapah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t</text:p>
          </table:table-cell>
          <table:table-cell table:style-name="ce115" office:value-type="string" calcext:value-type="string">
            <text:p>Artificial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rw</text:p>
          </table:table-cell>
          <table:table-cell table:style-name="ce115" office:value-type="string" calcext:value-type="string">
            <text:p>Arawa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sm</text:p>
          </table:table-cell>
          <table:table-cell table:style-name="ce115" office:value-type="string" calcext:value-type="string">
            <text:p>Assam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st</text:p>
          </table:table-cell>
          <table:table-cell table:style-name="ce115" office:value-type="string" calcext:value-type="string">
            <text:p>Asturian; Bable; Leonese; Asturleo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th</text:p>
          </table:table-cell>
          <table:table-cell table:style-name="ce115" office:value-type="string" calcext:value-type="string">
            <text:p>Athapasc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us</text:p>
          </table:table-cell>
          <table:table-cell table:style-name="ce115" office:value-type="string" calcext:value-type="string">
            <text:p>Austral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va</text:p>
          </table:table-cell>
          <table:table-cell table:style-name="ce115" office:value-type="string" calcext:value-type="string">
            <text:p>Avar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ve</text:p>
          </table:table-cell>
          <table:table-cell table:style-name="ce115" office:value-type="string" calcext:value-type="string">
            <text:p>Avest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wa</text:p>
          </table:table-cell>
          <table:table-cell table:style-name="ce115" office:value-type="string" calcext:value-type="string">
            <text:p>Awadh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ym</text:p>
          </table:table-cell>
          <table:table-cell table:style-name="ce115" office:value-type="string" calcext:value-type="string">
            <text:p>Aymar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aze</text:p>
          </table:table-cell>
          <table:table-cell table:style-name="ce115" office:value-type="string" calcext:value-type="string">
            <text:p>Azerbaijan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d</text:p>
          </table:table-cell>
          <table:table-cell table:style-name="ce115" office:value-type="string" calcext:value-type="string">
            <text:p>Banda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i</text:p>
          </table:table-cell>
          <table:table-cell table:style-name="ce115" office:value-type="string" calcext:value-type="string">
            <text:p>Bamileke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k</text:p>
          </table:table-cell>
          <table:table-cell table:style-name="ce115" office:value-type="string" calcext:value-type="string">
            <text:p>Bashki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l</text:p>
          </table:table-cell>
          <table:table-cell table:style-name="ce115" office:value-type="string" calcext:value-type="string">
            <text:p>Baluch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m</text:p>
          </table:table-cell>
          <table:table-cell table:style-name="ce115" office:value-type="string" calcext:value-type="string">
            <text:p>Bambar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n</text:p>
          </table:table-cell>
          <table:table-cell table:style-name="ce115" office:value-type="string" calcext:value-type="string">
            <text:p>Bali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q</text:p>
          </table:table-cell>
          <table:table-cell table:style-name="ce115" office:value-type="string" calcext:value-type="string">
            <text:p>Basqu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s</text:p>
          </table:table-cell>
          <table:table-cell table:style-name="ce115" office:value-type="string" calcext:value-type="string">
            <text:p>Bas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at</text:p>
          </table:table-cell>
          <table:table-cell table:style-name="ce115" office:value-type="string" calcext:value-type="string">
            <text:p>Balt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ej</text:p>
          </table:table-cell>
          <table:table-cell table:style-name="ce115" office:value-type="string" calcext:value-type="string">
            <text:p>Beja; Bedawiye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el</text:p>
          </table:table-cell>
          <table:table-cell table:style-name="ce115" office:value-type="string" calcext:value-type="string">
            <text:p>Belaru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em</text:p>
          </table:table-cell>
          <table:table-cell table:style-name="ce115" office:value-type="string" calcext:value-type="string">
            <text:p>Bemb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en</text:p>
          </table:table-cell>
          <table:table-cell table:style-name="ce115" office:value-type="string" calcext:value-type="string">
            <text:p>Benga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er</text:p>
          </table:table-cell>
          <table:table-cell table:style-name="ce115" office:value-type="string" calcext:value-type="string">
            <text:p>Berber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ho</text:p>
          </table:table-cell>
          <table:table-cell table:style-name="ce115" office:value-type="string" calcext:value-type="string">
            <text:p>Bhojpu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ih</text:p>
          </table:table-cell>
          <table:table-cell table:style-name="ce115" office:value-type="string" calcext:value-type="string">
            <text:p>Bihari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ik</text:p>
          </table:table-cell>
          <table:table-cell table:style-name="ce115" office:value-type="string" calcext:value-type="string">
            <text:p>Bikol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in</text:p>
          </table:table-cell>
          <table:table-cell table:style-name="ce115" office:value-type="string" calcext:value-type="string">
            <text:p>Bini; Ed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is</text:p>
          </table:table-cell>
          <table:table-cell table:style-name="ce115" office:value-type="string" calcext:value-type="string">
            <text:p>Bislam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la</text:p>
          </table:table-cell>
          <table:table-cell table:style-name="ce115" office:value-type="string" calcext:value-type="string">
            <text:p>Siksik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nt</text:p>
          </table:table-cell>
          <table:table-cell table:style-name="ce115" office:value-type="string" calcext:value-type="string">
            <text:p>Bantu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od</text:p>
          </table:table-cell>
          <table:table-cell table:style-name="ce115" office:value-type="string" calcext:value-type="string">
            <text:p>Tibet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os</text:p>
          </table:table-cell>
          <table:table-cell table:style-name="ce115" office:value-type="string" calcext:value-type="string">
            <text:p>Bos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ra</text:p>
          </table:table-cell>
          <table:table-cell table:style-name="ce115" office:value-type="string" calcext:value-type="string">
            <text:p>Braj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re</text:p>
          </table:table-cell>
          <table:table-cell table:style-name="ce115" office:value-type="string" calcext:value-type="string">
            <text:p>Bret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tk</text:p>
          </table:table-cell>
          <table:table-cell table:style-name="ce115" office:value-type="string" calcext:value-type="string">
            <text:p>Batak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ua</text:p>
          </table:table-cell>
          <table:table-cell table:style-name="ce115" office:value-type="string" calcext:value-type="string">
            <text:p>Buriat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ug</text:p>
          </table:table-cell>
          <table:table-cell table:style-name="ce115" office:value-type="string" calcext:value-type="string">
            <text:p>Bugi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ul</text:p>
          </table:table-cell>
          <table:table-cell table:style-name="ce115" office:value-type="string" calcext:value-type="string">
            <text:p>Bulgar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ur</text:p>
          </table:table-cell>
          <table:table-cell table:style-name="ce115" office:value-type="string" calcext:value-type="string">
            <text:p>Burm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byn</text:p>
          </table:table-cell>
          <table:table-cell table:style-name="ce115" office:value-type="string" calcext:value-type="string">
            <text:p>Blin; Bili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ad</text:p>
          </table:table-cell>
          <table:table-cell table:style-name="ce115" office:value-type="string" calcext:value-type="string">
            <text:p>Cadd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ai</text:p>
          </table:table-cell>
          <table:table-cell table:style-name="ce115" office:value-type="string" calcext:value-type="string">
            <text:p>Central American Ind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ar</text:p>
          </table:table-cell>
          <table:table-cell table:style-name="ce115" office:value-type="string" calcext:value-type="string">
            <text:p>Galibi Carib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at</text:p>
          </table:table-cell>
          <table:table-cell table:style-name="ce115" office:value-type="string" calcext:value-type="string">
            <text:p>Catalan; Valenc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au</text:p>
          </table:table-cell>
          <table:table-cell table:style-name="ce115" office:value-type="string" calcext:value-type="string">
            <text:p>Caucas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eb</text:p>
          </table:table-cell>
          <table:table-cell table:style-name="ce115" office:value-type="string" calcext:value-type="string">
            <text:p>Cebuan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el</text:p>
          </table:table-cell>
          <table:table-cell table:style-name="ce115" office:value-type="string" calcext:value-type="string">
            <text:p>Celt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es</text:p>
          </table:table-cell>
          <table:table-cell table:style-name="ce115" office:value-type="string" calcext:value-type="string">
            <text:p>Czec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a</text:p>
          </table:table-cell>
          <table:table-cell table:style-name="ce115" office:value-type="string" calcext:value-type="string">
            <text:p>Chamorr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b</text:p>
          </table:table-cell>
          <table:table-cell table:style-name="ce115" office:value-type="string" calcext:value-type="string">
            <text:p>Chibch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e</text:p>
          </table:table-cell>
          <table:table-cell table:style-name="ce115" office:value-type="string" calcext:value-type="string">
            <text:p>Cheche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g</text:p>
          </table:table-cell>
          <table:table-cell table:style-name="ce115" office:value-type="string" calcext:value-type="string">
            <text:p>Chagat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i</text:p>
          </table:table-cell>
          <table:table-cell table:style-name="ce115" office:value-type="string" calcext:value-type="string">
            <text:p>Chinese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k</text:p>
          </table:table-cell>
          <table:table-cell table:style-name="ce115" office:value-type="string" calcext:value-type="string">
            <text:p>Chuuk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m</text:p>
          </table:table-cell>
          <table:table-cell table:style-name="ce115" office:value-type="string" calcext:value-type="string">
            <text:p>Mar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n</text:p>
          </table:table-cell>
          <table:table-cell table:style-name="ce115" office:value-type="string" calcext:value-type="string">
            <text:p>Chinook jarg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o</text:p>
          </table:table-cell>
          <table:table-cell table:style-name="ce115" office:value-type="string" calcext:value-type="string">
            <text:p>Choctaw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p</text:p>
          </table:table-cell>
          <table:table-cell table:style-name="ce115" office:value-type="string" calcext:value-type="string">
            <text:p>Chipewyan; Dene Sulin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r</text:p>
          </table:table-cell>
          <table:table-cell table:style-name="ce115" office:value-type="string" calcext:value-type="string">
            <text:p>Cheroke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u</text:p>
          </table:table-cell>
          <table:table-cell table:style-name="ce115" office:value-type="string" calcext:value-type="string">
            <text:p>Church Slavic; Old Slavonic; Church Slavonic; Old Bulgarian; Old Church Slavon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v</text:p>
          </table:table-cell>
          <table:table-cell table:style-name="ce115" office:value-type="string" calcext:value-type="string">
            <text:p>Chuva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hy</text:p>
          </table:table-cell>
          <table:table-cell table:style-name="ce115" office:value-type="string" calcext:value-type="string">
            <text:p>Cheyenn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mc</text:p>
          </table:table-cell>
          <table:table-cell table:style-name="ce115" office:value-type="string" calcext:value-type="string">
            <text:p>Cham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nr</text:p>
          </table:table-cell>
          <table:table-cell table:style-name="ce115" office:value-type="string" calcext:value-type="string">
            <text:p>Montenegri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op</text:p>
          </table:table-cell>
          <table:table-cell table:style-name="ce115" office:value-type="string" calcext:value-type="string">
            <text:p>Copt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or</text:p>
          </table:table-cell>
          <table:table-cell table:style-name="ce115" office:value-type="string" calcext:value-type="string">
            <text:p>Corn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os</text:p>
          </table:table-cell>
          <table:table-cell table:style-name="ce115" office:value-type="string" calcext:value-type="string">
            <text:p>Corsic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pe</text:p>
          </table:table-cell>
          <table:table-cell table:style-name="ce115" office:value-type="string" calcext:value-type="string">
            <text:p>Creoles and pidgins, English based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pf</text:p>
          </table:table-cell>
          <table:table-cell table:style-name="ce115" office:value-type="string" calcext:value-type="string">
            <text:p>Creoles and pidgins, French-based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pp</text:p>
          </table:table-cell>
          <table:table-cell table:style-name="ce115" office:value-type="string" calcext:value-type="string">
            <text:p>Creoles and pidgins, Portuguese-based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re</text:p>
          </table:table-cell>
          <table:table-cell table:style-name="ce115" office:value-type="string" calcext:value-type="string">
            <text:p>Cree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rh</text:p>
          </table:table-cell>
          <table:table-cell table:style-name="ce115" office:value-type="string" calcext:value-type="string">
            <text:p>Crimean Tatar; Crimean Turk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rp</text:p>
          </table:table-cell>
          <table:table-cell table:style-name="ce115" office:value-type="string" calcext:value-type="string">
            <text:p>Creoles and pidgin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sb</text:p>
          </table:table-cell>
          <table:table-cell table:style-name="ce115" office:value-type="string" calcext:value-type="string">
            <text:p>Kashub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us</text:p>
          </table:table-cell>
          <table:table-cell table:style-name="ce115" office:value-type="string" calcext:value-type="string">
            <text:p>Cushit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ym</text:p>
          </table:table-cell>
          <table:table-cell table:style-name="ce115" office:value-type="string" calcext:value-type="string">
            <text:p>Wel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cze</text:p>
          </table:table-cell>
          <table:table-cell table:style-name="ce115" office:value-type="string" calcext:value-type="string">
            <text:p>Czec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ak</text:p>
          </table:table-cell>
          <table:table-cell table:style-name="ce115" office:value-type="string" calcext:value-type="string">
            <text:p>Dakot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an</text:p>
          </table:table-cell>
          <table:table-cell table:style-name="ce115" office:value-type="string" calcext:value-type="string">
            <text:p>Dan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ar</text:p>
          </table:table-cell>
          <table:table-cell table:style-name="ce115" office:value-type="string" calcext:value-type="string">
            <text:p>Dargw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ay</text:p>
          </table:table-cell>
          <table:table-cell table:style-name="ce115" office:value-type="string" calcext:value-type="string">
            <text:p>Land Dayak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el</text:p>
          </table:table-cell>
          <table:table-cell table:style-name="ce115" office:value-type="string" calcext:value-type="string">
            <text:p>Delaware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en</text:p>
          </table:table-cell>
          <table:table-cell table:style-name="ce115" office:value-type="string" calcext:value-type="string">
            <text:p>Slave (Athapascan)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eu</text:p>
          </table:table-cell>
          <table:table-cell table:style-name="ce115" office:value-type="string" calcext:value-type="string">
            <text:p>Germ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gr</text:p>
          </table:table-cell>
          <table:table-cell table:style-name="ce115" office:value-type="string" calcext:value-type="string">
            <text:p>Dogrib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in</text:p>
          </table:table-cell>
          <table:table-cell table:style-name="ce115" office:value-type="string" calcext:value-type="string">
            <text:p>Dink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iv</text:p>
          </table:table-cell>
          <table:table-cell table:style-name="ce115" office:value-type="string" calcext:value-type="string">
            <text:p>Divehi; Dhivehi; Maldiv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oi</text:p>
          </table:table-cell>
          <table:table-cell table:style-name="ce115" office:value-type="string" calcext:value-type="string">
            <text:p>Dogr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ra</text:p>
          </table:table-cell>
          <table:table-cell table:style-name="ce115" office:value-type="string" calcext:value-type="string">
            <text:p>Dravid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sb</text:p>
          </table:table-cell>
          <table:table-cell table:style-name="ce115" office:value-type="string" calcext:value-type="string">
            <text:p>Lower Sorb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ua</text:p>
          </table:table-cell>
          <table:table-cell table:style-name="ce115" office:value-type="string" calcext:value-type="string">
            <text:p>Dual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um</text:p>
          </table:table-cell>
          <table:table-cell table:style-name="ce115" office:value-type="string" calcext:value-type="string">
            <text:p>Dutch, Middle (ca. 1050–135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ut</text:p>
          </table:table-cell>
          <table:table-cell table:style-name="ce115" office:value-type="string" calcext:value-type="string">
            <text:p>Dutch; Flem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yu</text:p>
          </table:table-cell>
          <table:table-cell table:style-name="ce115" office:value-type="string" calcext:value-type="string">
            <text:p>Dyul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dzo</text:p>
          </table:table-cell>
          <table:table-cell table:style-name="ce115" office:value-type="string" calcext:value-type="string">
            <text:p>Dzongkh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fi</text:p>
          </table:table-cell>
          <table:table-cell table:style-name="ce115" office:value-type="string" calcext:value-type="string">
            <text:p>Efi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gy</text:p>
          </table:table-cell>
          <table:table-cell table:style-name="ce115" office:value-type="string" calcext:value-type="string">
            <text:p>Egyptian (Ancient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ka</text:p>
          </table:table-cell>
          <table:table-cell table:style-name="ce115" office:value-type="string" calcext:value-type="string">
            <text:p>Ekaju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ll</text:p>
          </table:table-cell>
          <table:table-cell table:style-name="ce115" office:value-type="string" calcext:value-type="string">
            <text:p>Greek, Modern (1453–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lx</text:p>
          </table:table-cell>
          <table:table-cell table:style-name="ce115" office:value-type="string" calcext:value-type="string">
            <text:p>Elamit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ng</text:p>
          </table:table-cell>
          <table:table-cell table:style-name="ce115" office:value-type="string" calcext:value-type="string">
            <text:p>Engl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nm</text:p>
          </table:table-cell>
          <table:table-cell table:style-name="ce115" office:value-type="string" calcext:value-type="string">
            <text:p>English, Middle (1100–15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po</text:p>
          </table:table-cell>
          <table:table-cell table:style-name="ce115" office:value-type="string" calcext:value-type="string">
            <text:p>Esperant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st</text:p>
          </table:table-cell>
          <table:table-cell table:style-name="ce115" office:value-type="string" calcext:value-type="string">
            <text:p>Eston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us</text:p>
          </table:table-cell>
          <table:table-cell table:style-name="ce115" office:value-type="string" calcext:value-type="string">
            <text:p>Basqu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we</text:p>
          </table:table-cell>
          <table:table-cell table:style-name="ce115" office:value-type="string" calcext:value-type="string">
            <text:p>Ew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ewo</text:p>
          </table:table-cell>
          <table:table-cell table:style-name="ce115" office:value-type="string" calcext:value-type="string">
            <text:p>Ewond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an</text:p>
          </table:table-cell>
          <table:table-cell table:style-name="ce115" office:value-type="string" calcext:value-type="string">
            <text:p>Fang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ao</text:p>
          </table:table-cell>
          <table:table-cell table:style-name="ce115" office:value-type="string" calcext:value-type="string">
            <text:p>Faro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as</text:p>
          </table:table-cell>
          <table:table-cell table:style-name="ce115" office:value-type="string" calcext:value-type="string">
            <text:p>Pers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at</text:p>
          </table:table-cell>
          <table:table-cell table:style-name="ce115" office:value-type="string" calcext:value-type="string">
            <text:p>Fant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ij</text:p>
          </table:table-cell>
          <table:table-cell table:style-name="ce115" office:value-type="string" calcext:value-type="string">
            <text:p>Fij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il</text:p>
          </table:table-cell>
          <table:table-cell table:style-name="ce115" office:value-type="string" calcext:value-type="string">
            <text:p>Filipino; Pilipin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in</text:p>
          </table:table-cell>
          <table:table-cell table:style-name="ce115" office:value-type="string" calcext:value-type="string">
            <text:p>Finn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iu</text:p>
          </table:table-cell>
          <table:table-cell table:style-name="ce115" office:value-type="string" calcext:value-type="string">
            <text:p>Finno-Ugr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on</text:p>
          </table:table-cell>
          <table:table-cell table:style-name="ce115" office:value-type="string" calcext:value-type="string">
            <text:p>F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a</text:p>
          </table:table-cell>
          <table:table-cell table:style-name="ce115" office:value-type="string" calcext:value-type="string">
            <text:p>Frenc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e</text:p>
          </table:table-cell>
          <table:table-cell table:style-name="ce115" office:value-type="string" calcext:value-type="string">
            <text:p>Frenc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m</text:p>
          </table:table-cell>
          <table:table-cell table:style-name="ce115" office:value-type="string" calcext:value-type="string">
            <text:p>French, Middle (ca. 1400–16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o</text:p>
          </table:table-cell>
          <table:table-cell table:style-name="ce115" office:value-type="string" calcext:value-type="string">
            <text:p>French, Old (842–ca. 14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r</text:p>
          </table:table-cell>
          <table:table-cell table:style-name="ce115" office:value-type="string" calcext:value-type="string">
            <text:p>Northern Fri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s</text:p>
          </table:table-cell>
          <table:table-cell table:style-name="ce115" office:value-type="string" calcext:value-type="string">
            <text:p>East Frisian Low Sax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ry</text:p>
          </table:table-cell>
          <table:table-cell table:style-name="ce115" office:value-type="string" calcext:value-type="string">
            <text:p>Western Fri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ul</text:p>
          </table:table-cell>
          <table:table-cell table:style-name="ce115" office:value-type="string" calcext:value-type="string">
            <text:p>Fulah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fur</text:p>
          </table:table-cell>
          <table:table-cell table:style-name="ce115" office:value-type="string" calcext:value-type="string">
            <text:p>Friul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aa</text:p>
          </table:table-cell>
          <table:table-cell table:style-name="ce115" office:value-type="string" calcext:value-type="string">
            <text:p>G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ay</text:p>
          </table:table-cell>
          <table:table-cell table:style-name="ce115" office:value-type="string" calcext:value-type="string">
            <text:p>Gay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ba</text:p>
          </table:table-cell>
          <table:table-cell table:style-name="ce115" office:value-type="string" calcext:value-type="string">
            <text:p>Gbay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em</text:p>
          </table:table-cell>
          <table:table-cell table:style-name="ce115" office:value-type="string" calcext:value-type="string">
            <text:p>German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eo</text:p>
          </table:table-cell>
          <table:table-cell table:style-name="ce115" office:value-type="string" calcext:value-type="string">
            <text:p>Georg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er</text:p>
          </table:table-cell>
          <table:table-cell table:style-name="ce115" office:value-type="string" calcext:value-type="string">
            <text:p>Germ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ez</text:p>
          </table:table-cell>
          <table:table-cell table:style-name="ce115" office:value-type="string" calcext:value-type="string">
            <text:p>Geez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il</text:p>
          </table:table-cell>
          <table:table-cell table:style-name="ce115" office:value-type="string" calcext:value-type="string">
            <text:p>Gilbert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la</text:p>
          </table:table-cell>
          <table:table-cell table:style-name="ce115" office:value-type="string" calcext:value-type="string">
            <text:p>Gaelic; Scottish Gael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le</text:p>
          </table:table-cell>
          <table:table-cell table:style-name="ce115" office:value-type="string" calcext:value-type="string">
            <text:p>Ir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lg</text:p>
          </table:table-cell>
          <table:table-cell table:style-name="ce115" office:value-type="string" calcext:value-type="string">
            <text:p>Galic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lv</text:p>
          </table:table-cell>
          <table:table-cell table:style-name="ce115" office:value-type="string" calcext:value-type="string">
            <text:p>Manx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mh</text:p>
          </table:table-cell>
          <table:table-cell table:style-name="ce115" office:value-type="string" calcext:value-type="string">
            <text:p>German, Middle High (ca. 1050–15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oh</text:p>
          </table:table-cell>
          <table:table-cell table:style-name="ce115" office:value-type="string" calcext:value-type="string">
            <text:p>German, Old High (ca. 750–105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on</text:p>
          </table:table-cell>
          <table:table-cell table:style-name="ce115" office:value-type="string" calcext:value-type="string">
            <text:p>Gond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or</text:p>
          </table:table-cell>
          <table:table-cell table:style-name="ce115" office:value-type="string" calcext:value-type="string">
            <text:p>Gorontal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ot</text:p>
          </table:table-cell>
          <table:table-cell table:style-name="ce115" office:value-type="string" calcext:value-type="string">
            <text:p>Goth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rb</text:p>
          </table:table-cell>
          <table:table-cell table:style-name="ce115" office:value-type="string" calcext:value-type="string">
            <text:p>Grebo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rc</text:p>
          </table:table-cell>
          <table:table-cell table:style-name="ce115" office:value-type="string" calcext:value-type="string">
            <text:p>Greek, Ancient (to 1453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re</text:p>
          </table:table-cell>
          <table:table-cell table:style-name="ce115" office:value-type="string" calcext:value-type="string">
            <text:p>Greek, Modern (1453–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rn</text:p>
          </table:table-cell>
          <table:table-cell table:style-name="ce115" office:value-type="string" calcext:value-type="string">
            <text:p>Guaran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sw</text:p>
          </table:table-cell>
          <table:table-cell table:style-name="ce115" office:value-type="string" calcext:value-type="string">
            <text:p>Swiss German; Alemannic; Alsat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uj</text:p>
          </table:table-cell>
          <table:table-cell table:style-name="ce115" office:value-type="string" calcext:value-type="string">
            <text:p>Gujarat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gwi</text:p>
          </table:table-cell>
          <table:table-cell table:style-name="ce115" office:value-type="string" calcext:value-type="string">
            <text:p>Gwich'i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ai</text:p>
          </table:table-cell>
          <table:table-cell table:style-name="ce115" office:value-type="string" calcext:value-type="string">
            <text:p>Haid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at</text:p>
          </table:table-cell>
          <table:table-cell table:style-name="ce115" office:value-type="string" calcext:value-type="string">
            <text:p>Haitian; Haitian Creol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au</text:p>
          </table:table-cell>
          <table:table-cell table:style-name="ce115" office:value-type="string" calcext:value-type="string">
            <text:p>Haus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aw</text:p>
          </table:table-cell>
          <table:table-cell table:style-name="ce115" office:value-type="string" calcext:value-type="string">
            <text:p>Hawai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eb</text:p>
          </table:table-cell>
          <table:table-cell table:style-name="ce115" office:value-type="string" calcext:value-type="string">
            <text:p>Hebrew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er</text:p>
          </table:table-cell>
          <table:table-cell table:style-name="ce115" office:value-type="string" calcext:value-type="string">
            <text:p>Herer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il</text:p>
          </table:table-cell>
          <table:table-cell table:style-name="ce115" office:value-type="string" calcext:value-type="string">
            <text:p>Hiligayn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im</text:p>
          </table:table-cell>
          <table:table-cell table:style-name="ce115" office:value-type="string" calcext:value-type="string">
            <text:p>Himachali languages; Pahari 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in</text:p>
          </table:table-cell>
          <table:table-cell table:style-name="ce115" office:value-type="string" calcext:value-type="string">
            <text:p>Hind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it</text:p>
          </table:table-cell>
          <table:table-cell table:style-name="ce115" office:value-type="string" calcext:value-type="string">
            <text:p>Hittit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mn</text:p>
          </table:table-cell>
          <table:table-cell table:style-name="ce115" office:value-type="string" calcext:value-type="string">
            <text:p>Hmong; Mong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mo</text:p>
          </table:table-cell>
          <table:table-cell table:style-name="ce115" office:value-type="string" calcext:value-type="string">
            <text:p>Hiri Mot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rv</text:p>
          </table:table-cell>
          <table:table-cell table:style-name="ce115" office:value-type="string" calcext:value-type="string">
            <text:p>Croat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sb</text:p>
          </table:table-cell>
          <table:table-cell table:style-name="ce115" office:value-type="string" calcext:value-type="string">
            <text:p>Upper Sorb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un</text:p>
          </table:table-cell>
          <table:table-cell table:style-name="ce115" office:value-type="string" calcext:value-type="string">
            <text:p>Hungar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up</text:p>
          </table:table-cell>
          <table:table-cell table:style-name="ce115" office:value-type="string" calcext:value-type="string">
            <text:p>Hup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hye</text:p>
          </table:table-cell>
          <table:table-cell table:style-name="ce115" office:value-type="string" calcext:value-type="string">
            <text:p>Arme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ba</text:p>
          </table:table-cell>
          <table:table-cell table:style-name="ce115" office:value-type="string" calcext:value-type="string">
            <text:p>Ib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bo</text:p>
          </table:table-cell>
          <table:table-cell table:style-name="ce115" office:value-type="string" calcext:value-type="string">
            <text:p>Igb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ce</text:p>
          </table:table-cell>
          <table:table-cell table:style-name="ce115" office:value-type="string" calcext:value-type="string">
            <text:p>Iceland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do</text:p>
          </table:table-cell>
          <table:table-cell table:style-name="ce115" office:value-type="string" calcext:value-type="string">
            <text:p>Id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ii</text:p>
          </table:table-cell>
          <table:table-cell table:style-name="ce115" office:value-type="string" calcext:value-type="string">
            <text:p>Sichuan Yi; Nuos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jo</text:p>
          </table:table-cell>
          <table:table-cell table:style-name="ce115" office:value-type="string" calcext:value-type="string">
            <text:p>Ijo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ku</text:p>
          </table:table-cell>
          <table:table-cell table:style-name="ce115" office:value-type="string" calcext:value-type="string">
            <text:p>Inuktitut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le</text:p>
          </table:table-cell>
          <table:table-cell table:style-name="ce115" office:value-type="string" calcext:value-type="string">
            <text:p>Interlingue; Occidental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lo</text:p>
          </table:table-cell>
          <table:table-cell table:style-name="ce115" office:value-type="string" calcext:value-type="string">
            <text:p>Ilok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na</text:p>
          </table:table-cell>
          <table:table-cell table:style-name="ce115" office:value-type="string" calcext:value-type="string">
            <text:p>Interlingua (International Auxiliary Language Association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nc</text:p>
          </table:table-cell>
          <table:table-cell table:style-name="ce115" office:value-type="string" calcext:value-type="string">
            <text:p>Indo-Ary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nd</text:p>
          </table:table-cell>
          <table:table-cell table:style-name="ce115" office:value-type="string" calcext:value-type="string">
            <text:p>Indone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ne</text:p>
          </table:table-cell>
          <table:table-cell table:style-name="ce115" office:value-type="string" calcext:value-type="string">
            <text:p>Indo-Europe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nh</text:p>
          </table:table-cell>
          <table:table-cell table:style-name="ce115" office:value-type="string" calcext:value-type="string">
            <text:p>Ingu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pk</text:p>
          </table:table-cell>
          <table:table-cell table:style-name="ce115" office:value-type="string" calcext:value-type="string">
            <text:p>Inupiaq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ra</text:p>
          </table:table-cell>
          <table:table-cell table:style-name="ce115" office:value-type="string" calcext:value-type="string">
            <text:p>Iran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ro</text:p>
          </table:table-cell>
          <table:table-cell table:style-name="ce115" office:value-type="string" calcext:value-type="string">
            <text:p>Iroquo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sl</text:p>
          </table:table-cell>
          <table:table-cell table:style-name="ce115" office:value-type="string" calcext:value-type="string">
            <text:p>Iceland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ita</text:p>
          </table:table-cell>
          <table:table-cell table:style-name="ce115" office:value-type="string" calcext:value-type="string">
            <text:p>Ital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jav</text:p>
          </table:table-cell>
          <table:table-cell table:style-name="ce115" office:value-type="string" calcext:value-type="string">
            <text:p>Java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jbo</text:p>
          </table:table-cell>
          <table:table-cell table:style-name="ce115" office:value-type="string" calcext:value-type="string">
            <text:p>Lojb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jpn</text:p>
          </table:table-cell>
          <table:table-cell table:style-name="ce115" office:value-type="string" calcext:value-type="string">
            <text:p>Japa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jpr</text:p>
          </table:table-cell>
          <table:table-cell table:style-name="ce115" office:value-type="string" calcext:value-type="string">
            <text:p>Judeo-Per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jrb</text:p>
          </table:table-cell>
          <table:table-cell table:style-name="ce115" office:value-type="string" calcext:value-type="string">
            <text:p>Judeo-Arabic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a</text:p>
          </table:table-cell>
          <table:table-cell table:style-name="ce115" office:value-type="string" calcext:value-type="string">
            <text:p>Kara-Kalpa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b</text:p>
          </table:table-cell>
          <table:table-cell table:style-name="ce115" office:value-type="string" calcext:value-type="string">
            <text:p>Kabyl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c</text:p>
          </table:table-cell>
          <table:table-cell table:style-name="ce115" office:value-type="string" calcext:value-type="string">
            <text:p>Kachin; Jingph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l</text:p>
          </table:table-cell>
          <table:table-cell table:style-name="ce115" office:value-type="string" calcext:value-type="string">
            <text:p>Kalaallisut; Greenland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m</text:p>
          </table:table-cell>
          <table:table-cell table:style-name="ce115" office:value-type="string" calcext:value-type="string">
            <text:p>Kamb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n</text:p>
          </table:table-cell>
          <table:table-cell table:style-name="ce115" office:value-type="string" calcext:value-type="string">
            <text:p>Kannad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r</text:p>
          </table:table-cell>
          <table:table-cell table:style-name="ce115" office:value-type="string" calcext:value-type="string">
            <text:p>Kare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s</text:p>
          </table:table-cell>
          <table:table-cell table:style-name="ce115" office:value-type="string" calcext:value-type="string">
            <text:p>Kashmi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t</text:p>
          </table:table-cell>
          <table:table-cell table:style-name="ce115" office:value-type="string" calcext:value-type="string">
            <text:p>Georg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u</text:p>
          </table:table-cell>
          <table:table-cell table:style-name="ce115" office:value-type="string" calcext:value-type="string">
            <text:p>Kanur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w</text:p>
          </table:table-cell>
          <table:table-cell table:style-name="ce115" office:value-type="string" calcext:value-type="string">
            <text:p>Kaw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az</text:p>
          </table:table-cell>
          <table:table-cell table:style-name="ce115" office:value-type="string" calcext:value-type="string">
            <text:p>Kazak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bd</text:p>
          </table:table-cell>
          <table:table-cell table:style-name="ce115" office:value-type="string" calcext:value-type="string">
            <text:p>Kabard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ha</text:p>
          </table:table-cell>
          <table:table-cell table:style-name="ce115" office:value-type="string" calcext:value-type="string">
            <text:p>Khas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hi</text:p>
          </table:table-cell>
          <table:table-cell table:style-name="ce115" office:value-type="string" calcext:value-type="string">
            <text:p>Khois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hm</text:p>
          </table:table-cell>
          <table:table-cell table:style-name="ce115" office:value-type="string" calcext:value-type="string">
            <text:p>Central Khme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ho</text:p>
          </table:table-cell>
          <table:table-cell table:style-name="ce115" office:value-type="string" calcext:value-type="string">
            <text:p>Khotanese; Sak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ik</text:p>
          </table:table-cell>
          <table:table-cell table:style-name="ce115" office:value-type="string" calcext:value-type="string">
            <text:p>Kikuyu; Gikuy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in</text:p>
          </table:table-cell>
          <table:table-cell table:style-name="ce115" office:value-type="string" calcext:value-type="string">
            <text:p>Kinyarwand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ir</text:p>
          </table:table-cell>
          <table:table-cell table:style-name="ce115" office:value-type="string" calcext:value-type="string">
            <text:p>Kirghiz; Kyrgyz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mb</text:p>
          </table:table-cell>
          <table:table-cell table:style-name="ce115" office:value-type="string" calcext:value-type="string">
            <text:p>Kimbund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ok</text:p>
          </table:table-cell>
          <table:table-cell table:style-name="ce115" office:value-type="string" calcext:value-type="string">
            <text:p>Konkan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om</text:p>
          </table:table-cell>
          <table:table-cell table:style-name="ce115" office:value-type="string" calcext:value-type="string">
            <text:p>Kom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on</text:p>
          </table:table-cell>
          <table:table-cell table:style-name="ce115" office:value-type="string" calcext:value-type="string">
            <text:p>Kongo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or</text:p>
          </table:table-cell>
          <table:table-cell table:style-name="ce115" office:value-type="string" calcext:value-type="string">
            <text:p>Kore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os</text:p>
          </table:table-cell>
          <table:table-cell table:style-name="ce115" office:value-type="string" calcext:value-type="string">
            <text:p>Kosrae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pe</text:p>
          </table:table-cell>
          <table:table-cell table:style-name="ce115" office:value-type="string" calcext:value-type="string">
            <text:p>Kpelle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rc</text:p>
          </table:table-cell>
          <table:table-cell table:style-name="ce115" office:value-type="string" calcext:value-type="string">
            <text:p>Karachay-Balka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rl</text:p>
          </table:table-cell>
          <table:table-cell table:style-name="ce115" office:value-type="string" calcext:value-type="string">
            <text:p>Karel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ro</text:p>
          </table:table-cell>
          <table:table-cell table:style-name="ce115" office:value-type="string" calcext:value-type="string">
            <text:p>Kru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ru</text:p>
          </table:table-cell>
          <table:table-cell table:style-name="ce115" office:value-type="string" calcext:value-type="string">
            <text:p>Kuruk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ua</text:p>
          </table:table-cell>
          <table:table-cell table:style-name="ce115" office:value-type="string" calcext:value-type="string">
            <text:p>Kuanyama; Kwanyam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um</text:p>
          </table:table-cell>
          <table:table-cell table:style-name="ce115" office:value-type="string" calcext:value-type="string">
            <text:p>Kumy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ur</text:p>
          </table:table-cell>
          <table:table-cell table:style-name="ce115" office:value-type="string" calcext:value-type="string">
            <text:p>Kurdish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kut</text:p>
          </table:table-cell>
          <table:table-cell table:style-name="ce115" office:value-type="string" calcext:value-type="string">
            <text:p>Kuten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d</text:p>
          </table:table-cell>
          <table:table-cell table:style-name="ce115" office:value-type="string" calcext:value-type="string">
            <text:p>Ladin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h</text:p>
          </table:table-cell>
          <table:table-cell table:style-name="ce115" office:value-type="string" calcext:value-type="string">
            <text:p>Lahnd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m</text:p>
          </table:table-cell>
          <table:table-cell table:style-name="ce115" office:value-type="string" calcext:value-type="string">
            <text:p>Lamb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o</text:p>
          </table:table-cell>
          <table:table-cell table:style-name="ce115" office:value-type="string" calcext:value-type="string">
            <text:p>La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t</text:p>
          </table:table-cell>
          <table:table-cell table:style-name="ce115" office:value-type="string" calcext:value-type="string">
            <text:p>Lati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av</text:p>
          </table:table-cell>
          <table:table-cell table:style-name="ce115" office:value-type="string" calcext:value-type="string">
            <text:p>Latv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ez</text:p>
          </table:table-cell>
          <table:table-cell table:style-name="ce115" office:value-type="string" calcext:value-type="string">
            <text:p>Lezgh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im</text:p>
          </table:table-cell>
          <table:table-cell table:style-name="ce115" office:value-type="string" calcext:value-type="string">
            <text:p>Limburgan; Limburger; Limburg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in</text:p>
          </table:table-cell>
          <table:table-cell table:style-name="ce115" office:value-type="string" calcext:value-type="string">
            <text:p>Lingal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it</text:p>
          </table:table-cell>
          <table:table-cell table:style-name="ce115" office:value-type="string" calcext:value-type="string">
            <text:p>Lithua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ol</text:p>
          </table:table-cell>
          <table:table-cell table:style-name="ce115" office:value-type="string" calcext:value-type="string">
            <text:p>Mong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oz</text:p>
          </table:table-cell>
          <table:table-cell table:style-name="ce115" office:value-type="string" calcext:value-type="string">
            <text:p>Loz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tz</text:p>
          </table:table-cell>
          <table:table-cell table:style-name="ce115" office:value-type="string" calcext:value-type="string">
            <text:p>Luxembourgish; Letzeburgesc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a</text:p>
          </table:table-cell>
          <table:table-cell table:style-name="ce115" office:value-type="string" calcext:value-type="string">
            <text:p>Luba-Lulu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b</text:p>
          </table:table-cell>
          <table:table-cell table:style-name="ce115" office:value-type="string" calcext:value-type="string">
            <text:p>Luba-Katang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g</text:p>
          </table:table-cell>
          <table:table-cell table:style-name="ce115" office:value-type="string" calcext:value-type="string">
            <text:p>Gand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i</text:p>
          </table:table-cell>
          <table:table-cell table:style-name="ce115" office:value-type="string" calcext:value-type="string">
            <text:p>Luisen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n</text:p>
          </table:table-cell>
          <table:table-cell table:style-name="ce115" office:value-type="string" calcext:value-type="string">
            <text:p>Lund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o</text:p>
          </table:table-cell>
          <table:table-cell table:style-name="ce115" office:value-type="string" calcext:value-type="string">
            <text:p>Luo (Kenya and Tanzania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lus</text:p>
          </table:table-cell>
          <table:table-cell table:style-name="ce115" office:value-type="string" calcext:value-type="string">
            <text:p>Lush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c</text:p>
          </table:table-cell>
          <table:table-cell table:style-name="ce115" office:value-type="string" calcext:value-type="string">
            <text:p>Macedo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d</text:p>
          </table:table-cell>
          <table:table-cell table:style-name="ce115" office:value-type="string" calcext:value-type="string">
            <text:p>Madur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g</text:p>
          </table:table-cell>
          <table:table-cell table:style-name="ce115" office:value-type="string" calcext:value-type="string">
            <text:p>Magah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h</text:p>
          </table:table-cell>
          <table:table-cell table:style-name="ce115" office:value-type="string" calcext:value-type="string">
            <text:p>Marshall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i</text:p>
          </table:table-cell>
          <table:table-cell table:style-name="ce115" office:value-type="string" calcext:value-type="string">
            <text:p>Maithi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k</text:p>
          </table:table-cell>
          <table:table-cell table:style-name="ce115" office:value-type="string" calcext:value-type="string">
            <text:p>Makasa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l</text:p>
          </table:table-cell>
          <table:table-cell table:style-name="ce115" office:value-type="string" calcext:value-type="string">
            <text:p>Malayalam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n</text:p>
          </table:table-cell>
          <table:table-cell table:style-name="ce115" office:value-type="string" calcext:value-type="string">
            <text:p>Mandingo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o</text:p>
          </table:table-cell>
          <table:table-cell table:style-name="ce115" office:value-type="string" calcext:value-type="string">
            <text:p>Māo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p</text:p>
          </table:table-cell>
          <table:table-cell table:style-name="ce115" office:value-type="string" calcext:value-type="string">
            <text:p>Austrones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r</text:p>
          </table:table-cell>
          <table:table-cell table:style-name="ce115" office:value-type="string" calcext:value-type="string">
            <text:p>Marath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s</text:p>
          </table:table-cell>
          <table:table-cell table:style-name="ce115" office:value-type="string" calcext:value-type="string">
            <text:p>Mas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ay</text:p>
          </table:table-cell>
          <table:table-cell table:style-name="ce115" office:value-type="string" calcext:value-type="string">
            <text:p>Malay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df</text:p>
          </table:table-cell>
          <table:table-cell table:style-name="ce115" office:value-type="string" calcext:value-type="string">
            <text:p>Moksh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dr</text:p>
          </table:table-cell>
          <table:table-cell table:style-name="ce115" office:value-type="string" calcext:value-type="string">
            <text:p>Manda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en</text:p>
          </table:table-cell>
          <table:table-cell table:style-name="ce115" office:value-type="string" calcext:value-type="string">
            <text:p>Mend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ga</text:p>
          </table:table-cell>
          <table:table-cell table:style-name="ce115" office:value-type="string" calcext:value-type="string">
            <text:p>Irish, Middle (900–12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ic</text:p>
          </table:table-cell>
          <table:table-cell table:style-name="ce115" office:value-type="string" calcext:value-type="string">
            <text:p>Mi'kmaq; Micma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in</text:p>
          </table:table-cell>
          <table:table-cell table:style-name="ce115" office:value-type="string" calcext:value-type="string">
            <text:p>Minangkaba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is</text:p>
          </table:table-cell>
          <table:table-cell table:style-name="ce115" office:value-type="string" calcext:value-type="string">
            <text:p>Uncoded languages</text:p>
          </table:table-cell>
          <table:table-cell table:style-name="ce115" office:value-type="string" calcext:value-type="string">
            <text:p>Special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kd</text:p>
          </table:table-cell>
          <table:table-cell table:style-name="ce115" office:value-type="string" calcext:value-type="string">
            <text:p>Macedo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kh</text:p>
          </table:table-cell>
          <table:table-cell table:style-name="ce115" office:value-type="string" calcext:value-type="string">
            <text:p>Mon-Khmer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lg</text:p>
          </table:table-cell>
          <table:table-cell table:style-name="ce115" office:value-type="string" calcext:value-type="string">
            <text:p>Malagasy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lt</text:p>
          </table:table-cell>
          <table:table-cell table:style-name="ce115" office:value-type="string" calcext:value-type="string">
            <text:p>Malt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nc</text:p>
          </table:table-cell>
          <table:table-cell table:style-name="ce115" office:value-type="string" calcext:value-type="string">
            <text:p>Manch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ni</text:p>
          </table:table-cell>
          <table:table-cell table:style-name="ce115" office:value-type="string" calcext:value-type="string">
            <text:p>Manipu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no</text:p>
          </table:table-cell>
          <table:table-cell table:style-name="ce115" office:value-type="string" calcext:value-type="string">
            <text:p>Manobo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oh</text:p>
          </table:table-cell>
          <table:table-cell table:style-name="ce115" office:value-type="string" calcext:value-type="string">
            <text:p>Mohaw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on</text:p>
          </table:table-cell>
          <table:table-cell table:style-name="ce115" office:value-type="string" calcext:value-type="string">
            <text:p>Mongol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os</text:p>
          </table:table-cell>
          <table:table-cell table:style-name="ce115" office:value-type="string" calcext:value-type="string">
            <text:p>Moss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ri</text:p>
          </table:table-cell>
          <table:table-cell table:style-name="ce115" office:value-type="string" calcext:value-type="string">
            <text:p>Māo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sa</text:p>
          </table:table-cell>
          <table:table-cell table:style-name="ce115" office:value-type="string" calcext:value-type="string">
            <text:p>Malay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ul</text:p>
          </table:table-cell>
          <table:table-cell table:style-name="ce115" office:value-type="string" calcext:value-type="string">
            <text:p>Multiple languages</text:p>
          </table:table-cell>
          <table:table-cell table:style-name="ce115" office:value-type="string" calcext:value-type="string">
            <text:p>Special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un</text:p>
          </table:table-cell>
          <table:table-cell table:style-name="ce115" office:value-type="string" calcext:value-type="string">
            <text:p>Munda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us</text:p>
          </table:table-cell>
          <table:table-cell table:style-name="ce115" office:value-type="string" calcext:value-type="string">
            <text:p>Cree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wl</text:p>
          </table:table-cell>
          <table:table-cell table:style-name="ce115" office:value-type="string" calcext:value-type="string">
            <text:p>Mirand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wr</text:p>
          </table:table-cell>
          <table:table-cell table:style-name="ce115" office:value-type="string" calcext:value-type="string">
            <text:p>Marwar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ya</text:p>
          </table:table-cell>
          <table:table-cell table:style-name="ce115" office:value-type="string" calcext:value-type="string">
            <text:p>Burm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yn</text:p>
          </table:table-cell>
          <table:table-cell table:style-name="ce115" office:value-type="string" calcext:value-type="string">
            <text:p>May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myv</text:p>
          </table:table-cell>
          <table:table-cell table:style-name="ce115" office:value-type="string" calcext:value-type="string">
            <text:p>Erzy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ah</text:p>
          </table:table-cell>
          <table:table-cell table:style-name="ce115" office:value-type="string" calcext:value-type="string">
            <text:p>Nahuatl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ai</text:p>
          </table:table-cell>
          <table:table-cell table:style-name="ce115" office:value-type="string" calcext:value-type="string">
            <text:p>North American Ind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ap</text:p>
          </table:table-cell>
          <table:table-cell table:style-name="ce115" office:value-type="string" calcext:value-type="string">
            <text:p>Neapolit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au</text:p>
          </table:table-cell>
          <table:table-cell table:style-name="ce115" office:value-type="string" calcext:value-type="string">
            <text:p>Naur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av</text:p>
          </table:table-cell>
          <table:table-cell table:style-name="ce115" office:value-type="string" calcext:value-type="string">
            <text:p>Navajo; Navah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bl</text:p>
          </table:table-cell>
          <table:table-cell table:style-name="ce115" office:value-type="string" calcext:value-type="string">
            <text:p>Ndebele, South; South Ndebel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de</text:p>
          </table:table-cell>
          <table:table-cell table:style-name="ce115" office:value-type="string" calcext:value-type="string">
            <text:p>Ndebele, North; North Ndebel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do</text:p>
          </table:table-cell>
          <table:table-cell table:style-name="ce115" office:value-type="string" calcext:value-type="string">
            <text:p>Ndong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ds</text:p>
          </table:table-cell>
          <table:table-cell table:style-name="ce115" office:value-type="string" calcext:value-type="string">
            <text:p>Low German; Low Saxon; German, Low; Saxon, Low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ep</text:p>
          </table:table-cell>
          <table:table-cell table:style-name="ce115" office:value-type="string" calcext:value-type="string">
            <text:p>Nepal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ew</text:p>
          </table:table-cell>
          <table:table-cell table:style-name="ce115" office:value-type="string" calcext:value-type="string">
            <text:p>Nepal Bhasa; Newa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ia</text:p>
          </table:table-cell>
          <table:table-cell table:style-name="ce115" office:value-type="string" calcext:value-type="string">
            <text:p>Nias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ic</text:p>
          </table:table-cell>
          <table:table-cell table:style-name="ce115" office:value-type="string" calcext:value-type="string">
            <text:p>Niger-Kordofan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iu</text:p>
          </table:table-cell>
          <table:table-cell table:style-name="ce115" office:value-type="string" calcext:value-type="string">
            <text:p>Niue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ld</text:p>
          </table:table-cell>
          <table:table-cell table:style-name="ce115" office:value-type="string" calcext:value-type="string">
            <text:p>Dutch; Flem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no</text:p>
          </table:table-cell>
          <table:table-cell table:style-name="ce115" office:value-type="string" calcext:value-type="string">
            <text:p>Norwegian Nynorsk; Nynorsk, Norweg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ob</text:p>
          </table:table-cell>
          <table:table-cell table:style-name="ce115" office:value-type="string" calcext:value-type="string">
            <text:p>Bokmål, Norwegian; Norwegian Bokmål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og</text:p>
          </table:table-cell>
          <table:table-cell table:style-name="ce115" office:value-type="string" calcext:value-type="string">
            <text:p>Nog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on</text:p>
          </table:table-cell>
          <table:table-cell table:style-name="ce115" office:value-type="string" calcext:value-type="string">
            <text:p>Norse, Old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or</text:p>
          </table:table-cell>
          <table:table-cell table:style-name="ce115" office:value-type="string" calcext:value-type="string">
            <text:p>Norweg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qo</text:p>
          </table:table-cell>
          <table:table-cell table:style-name="ce115" office:value-type="string" calcext:value-type="string">
            <text:p>N'K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so</text:p>
          </table:table-cell>
          <table:table-cell table:style-name="ce115" office:value-type="string" calcext:value-type="string">
            <text:p>Pedi; Sepedi; Northern Soth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ub</text:p>
          </table:table-cell>
          <table:table-cell table:style-name="ce115" office:value-type="string" calcext:value-type="string">
            <text:p>Nub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wc</text:p>
          </table:table-cell>
          <table:table-cell table:style-name="ce115" office:value-type="string" calcext:value-type="string">
            <text:p>Classical Newari; Old Newari; Classical Nepal Bhas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ya</text:p>
          </table:table-cell>
          <table:table-cell table:style-name="ce115" office:value-type="string" calcext:value-type="string">
            <text:p>Chichewa; Chewa; Nyanj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ym</text:p>
          </table:table-cell>
          <table:table-cell table:style-name="ce115" office:value-type="string" calcext:value-type="string">
            <text:p>Nyamwez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yn</text:p>
          </table:table-cell>
          <table:table-cell table:style-name="ce115" office:value-type="string" calcext:value-type="string">
            <text:p>Nyankol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yo</text:p>
          </table:table-cell>
          <table:table-cell table:style-name="ce115" office:value-type="string" calcext:value-type="string">
            <text:p>Nyor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nzi</text:p>
          </table:table-cell>
          <table:table-cell table:style-name="ce115" office:value-type="string" calcext:value-type="string">
            <text:p>Nzim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ci</text:p>
          </table:table-cell>
          <table:table-cell table:style-name="ce115" office:value-type="string" calcext:value-type="string">
            <text:p>Occitan (post 15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ji</text:p>
          </table:table-cell>
          <table:table-cell table:style-name="ce115" office:value-type="string" calcext:value-type="string">
            <text:p>Ojibw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ri</text:p>
          </table:table-cell>
          <table:table-cell table:style-name="ce115" office:value-type="string" calcext:value-type="string">
            <text:p>Oriy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rm</text:p>
          </table:table-cell>
          <table:table-cell table:style-name="ce115" office:value-type="string" calcext:value-type="string">
            <text:p>Oromo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sa</text:p>
          </table:table-cell>
          <table:table-cell table:style-name="ce115" office:value-type="string" calcext:value-type="string">
            <text:p>Osag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ss</text:p>
          </table:table-cell>
          <table:table-cell table:style-name="ce115" office:value-type="string" calcext:value-type="string">
            <text:p>Ossetian; Osset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ta</text:p>
          </table:table-cell>
          <table:table-cell table:style-name="ce115" office:value-type="string" calcext:value-type="string">
            <text:p>Turkish, Ottoman (1500–1928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oto</text:p>
          </table:table-cell>
          <table:table-cell table:style-name="ce115" office:value-type="string" calcext:value-type="string">
            <text:p>Otom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a</text:p>
          </table:table-cell>
          <table:table-cell table:style-name="ce115" office:value-type="string" calcext:value-type="string">
            <text:p>Papu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g</text:p>
          </table:table-cell>
          <table:table-cell table:style-name="ce115" office:value-type="string" calcext:value-type="string">
            <text:p>Pangasin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l</text:p>
          </table:table-cell>
          <table:table-cell table:style-name="ce115" office:value-type="string" calcext:value-type="string">
            <text:p>Pahlav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m</text:p>
          </table:table-cell>
          <table:table-cell table:style-name="ce115" office:value-type="string" calcext:value-type="string">
            <text:p>Pampanga; Kapampang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n</text:p>
          </table:table-cell>
          <table:table-cell table:style-name="ce115" office:value-type="string" calcext:value-type="string">
            <text:p>Panjabi; Punjab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p</text:p>
          </table:table-cell>
          <table:table-cell table:style-name="ce115" office:value-type="string" calcext:value-type="string">
            <text:p>Papiament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au</text:p>
          </table:table-cell>
          <table:table-cell table:style-name="ce115" office:value-type="string" calcext:value-type="string">
            <text:p>Palau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eo</text:p>
          </table:table-cell>
          <table:table-cell table:style-name="ce115" office:value-type="string" calcext:value-type="string">
            <text:p>Persian, Old (ca. 600–400 B.C.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er</text:p>
          </table:table-cell>
          <table:table-cell table:style-name="ce115" office:value-type="string" calcext:value-type="string">
            <text:p>Pers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hi</text:p>
          </table:table-cell>
          <table:table-cell table:style-name="ce115" office:value-type="string" calcext:value-type="string">
            <text:p>Philippine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hn</text:p>
          </table:table-cell>
          <table:table-cell table:style-name="ce115" office:value-type="string" calcext:value-type="string">
            <text:p>Phoenic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li</text:p>
          </table:table-cell>
          <table:table-cell table:style-name="ce115" office:value-type="string" calcext:value-type="string">
            <text:p>Pa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ol</text:p>
          </table:table-cell>
          <table:table-cell table:style-name="ce115" office:value-type="string" calcext:value-type="string">
            <text:p>Pol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on</text:p>
          </table:table-cell>
          <table:table-cell table:style-name="ce115" office:value-type="string" calcext:value-type="string">
            <text:p>Pohnpe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or</text:p>
          </table:table-cell>
          <table:table-cell table:style-name="ce115" office:value-type="string" calcext:value-type="string">
            <text:p>Portugu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ra</text:p>
          </table:table-cell>
          <table:table-cell table:style-name="ce115" office:value-type="string" calcext:value-type="string">
            <text:p>Prakrit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ro</text:p>
          </table:table-cell>
          <table:table-cell table:style-name="ce115" office:value-type="string" calcext:value-type="string">
            <text:p>Provençal, Old (to 1500); Old Occitan (to 15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pus</text:p>
          </table:table-cell>
          <table:table-cell table:style-name="ce115" office:value-type="string" calcext:value-type="string">
            <text:p>Pushto; Pashto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qaa-qtz</text:p>
          </table:table-cell>
          <table:table-cell table:style-name="ce115" office:value-type="string" calcext:value-type="string">
            <text:p>Reserved for local use</text:p>
          </table:table-cell>
          <table:table-cell table:style-name="ce115" office:value-type="string" calcext:value-type="string">
            <text:p>Local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que</text:p>
          </table:table-cell>
          <table:table-cell table:style-name="ce115" office:value-type="string" calcext:value-type="string">
            <text:p>Quechua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aj</text:p>
          </table:table-cell>
          <table:table-cell table:style-name="ce115" office:value-type="string" calcext:value-type="string">
            <text:p>Rajasthan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ap</text:p>
          </table:table-cell>
          <table:table-cell table:style-name="ce115" office:value-type="string" calcext:value-type="string">
            <text:p>Rapanu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ar</text:p>
          </table:table-cell>
          <table:table-cell table:style-name="ce115" office:value-type="string" calcext:value-type="string">
            <text:p>Rarotongan; Cook Islands Māor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oa</text:p>
          </table:table-cell>
          <table:table-cell table:style-name="ce115" office:value-type="string" calcext:value-type="string">
            <text:p>Romance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oh</text:p>
          </table:table-cell>
          <table:table-cell table:style-name="ce115" office:value-type="string" calcext:value-type="string">
            <text:p>Roman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om</text:p>
          </table:table-cell>
          <table:table-cell table:style-name="ce115" office:value-type="string" calcext:value-type="string">
            <text:p>Romany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on</text:p>
          </table:table-cell>
          <table:table-cell table:style-name="ce115" office:value-type="string" calcext:value-type="string">
            <text:p>Romanian; Moldavian; Moldov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um</text:p>
          </table:table-cell>
          <table:table-cell table:style-name="ce115" office:value-type="string" calcext:value-type="string">
            <text:p>Romanian; Moldavian; Moldov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un</text:p>
          </table:table-cell>
          <table:table-cell table:style-name="ce115" office:value-type="string" calcext:value-type="string">
            <text:p>Rund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up</text:p>
          </table:table-cell>
          <table:table-cell table:style-name="ce115" office:value-type="string" calcext:value-type="string">
            <text:p>Aromanian; Arumanian; Macedo-Romanian[b]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rus</text:p>
          </table:table-cell>
          <table:table-cell table:style-name="ce115" office:value-type="string" calcext:value-type="string">
            <text:p>Russ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d</text:p>
          </table:table-cell>
          <table:table-cell table:style-name="ce115" office:value-type="string" calcext:value-type="string">
            <text:p>Sandaw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g</text:p>
          </table:table-cell>
          <table:table-cell table:style-name="ce115" office:value-type="string" calcext:value-type="string">
            <text:p>Sang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h</text:p>
          </table:table-cell>
          <table:table-cell table:style-name="ce115" office:value-type="string" calcext:value-type="string">
            <text:p>Yaku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i</text:p>
          </table:table-cell>
          <table:table-cell table:style-name="ce115" office:value-type="string" calcext:value-type="string">
            <text:p>South American Ind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l</text:p>
          </table:table-cell>
          <table:table-cell table:style-name="ce115" office:value-type="string" calcext:value-type="string">
            <text:p>Salish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m</text:p>
          </table:table-cell>
          <table:table-cell table:style-name="ce115" office:value-type="string" calcext:value-type="string">
            <text:p>Samaritan Arama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Extinc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n</text:p>
          </table:table-cell>
          <table:table-cell table:style-name="ce115" office:value-type="string" calcext:value-type="string">
            <text:p>Sanskri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s</text:p>
          </table:table-cell>
          <table:table-cell table:style-name="ce115" office:value-type="string" calcext:value-type="string">
            <text:p>Sasa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at</text:p>
          </table:table-cell>
          <table:table-cell table:style-name="ce115" office:value-type="string" calcext:value-type="string">
            <text:p>Santa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cn</text:p>
          </table:table-cell>
          <table:table-cell table:style-name="ce115" office:value-type="string" calcext:value-type="string">
            <text:p>Sicil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co</text:p>
          </table:table-cell>
          <table:table-cell table:style-name="ce115" office:value-type="string" calcext:value-type="string">
            <text:p>Scots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el</text:p>
          </table:table-cell>
          <table:table-cell table:style-name="ce115" office:value-type="string" calcext:value-type="string">
            <text:p>Selkup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em</text:p>
          </table:table-cell>
          <table:table-cell table:style-name="ce115" office:value-type="string" calcext:value-type="string">
            <text:p>Semit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ga</text:p>
          </table:table-cell>
          <table:table-cell table:style-name="ce115" office:value-type="string" calcext:value-type="string">
            <text:p>Irish, Old (to 900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gn</text:p>
          </table:table-cell>
          <table:table-cell table:style-name="ce115" office:value-type="string" calcext:value-type="string">
            <text:p>Sig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hn</text:p>
          </table:table-cell>
          <table:table-cell table:style-name="ce115" office:value-type="string" calcext:value-type="string">
            <text:p>Sh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id</text:p>
          </table:table-cell>
          <table:table-cell table:style-name="ce115" office:value-type="string" calcext:value-type="string">
            <text:p>Sidam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in</text:p>
          </table:table-cell>
          <table:table-cell table:style-name="ce115" office:value-type="string" calcext:value-type="string">
            <text:p>Sinhala; Sinhal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io</text:p>
          </table:table-cell>
          <table:table-cell table:style-name="ce115" office:value-type="string" calcext:value-type="string">
            <text:p>Siou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it</text:p>
          </table:table-cell>
          <table:table-cell table:style-name="ce115" office:value-type="string" calcext:value-type="string">
            <text:p>Sino-Tibet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la</text:p>
          </table:table-cell>
          <table:table-cell table:style-name="ce115" office:value-type="string" calcext:value-type="string">
            <text:p>Slav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lk</text:p>
          </table:table-cell>
          <table:table-cell table:style-name="ce115" office:value-type="string" calcext:value-type="string">
            <text:p>Slova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lo</text:p>
          </table:table-cell>
          <table:table-cell table:style-name="ce115" office:value-type="string" calcext:value-type="string">
            <text:p>Slova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lv</text:p>
          </table:table-cell>
          <table:table-cell table:style-name="ce115" office:value-type="string" calcext:value-type="string">
            <text:p>Slove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a</text:p>
          </table:table-cell>
          <table:table-cell table:style-name="ce115" office:value-type="string" calcext:value-type="string">
            <text:p>Southern Sam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e</text:p>
          </table:table-cell>
          <table:table-cell table:style-name="ce115" office:value-type="string" calcext:value-type="string">
            <text:p>Northern Sam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i</text:p>
          </table:table-cell>
          <table:table-cell table:style-name="ce115" office:value-type="string" calcext:value-type="string">
            <text:p>Sami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j</text:p>
          </table:table-cell>
          <table:table-cell table:style-name="ce115" office:value-type="string" calcext:value-type="string">
            <text:p>Lule Sam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n</text:p>
          </table:table-cell>
          <table:table-cell table:style-name="ce115" office:value-type="string" calcext:value-type="string">
            <text:p>Inari Sam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o</text:p>
          </table:table-cell>
          <table:table-cell table:style-name="ce115" office:value-type="string" calcext:value-type="string">
            <text:p>Samo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ms</text:p>
          </table:table-cell>
          <table:table-cell table:style-name="ce115" office:value-type="string" calcext:value-type="string">
            <text:p>Skolt Sam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na</text:p>
          </table:table-cell>
          <table:table-cell table:style-name="ce115" office:value-type="string" calcext:value-type="string">
            <text:p>Shon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nd</text:p>
          </table:table-cell>
          <table:table-cell table:style-name="ce115" office:value-type="string" calcext:value-type="string">
            <text:p>Sindh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nk</text:p>
          </table:table-cell>
          <table:table-cell table:style-name="ce115" office:value-type="string" calcext:value-type="string">
            <text:p>Sonink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og</text:p>
          </table:table-cell>
          <table:table-cell table:style-name="ce115" office:value-type="string" calcext:value-type="string">
            <text:p>Sogd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om</text:p>
          </table:table-cell>
          <table:table-cell table:style-name="ce115" office:value-type="string" calcext:value-type="string">
            <text:p>Somal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on</text:p>
          </table:table-cell>
          <table:table-cell table:style-name="ce115" office:value-type="string" calcext:value-type="string">
            <text:p>Songhai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ot</text:p>
          </table:table-cell>
          <table:table-cell table:style-name="ce115" office:value-type="string" calcext:value-type="string">
            <text:p>Sotho, Souther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pa</text:p>
          </table:table-cell>
          <table:table-cell table:style-name="ce115" office:value-type="string" calcext:value-type="string">
            <text:p>Spanish; Castil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qi</text:p>
          </table:table-cell>
          <table:table-cell table:style-name="ce115" office:value-type="string" calcext:value-type="string">
            <text:p>Alban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rd</text:p>
          </table:table-cell>
          <table:table-cell table:style-name="ce115" office:value-type="string" calcext:value-type="string">
            <text:p>Sardinian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rn</text:p>
          </table:table-cell>
          <table:table-cell table:style-name="ce115" office:value-type="string" calcext:value-type="string">
            <text:p>Sranan Tong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rp</text:p>
          </table:table-cell>
          <table:table-cell table:style-name="ce115" office:value-type="string" calcext:value-type="string">
            <text:p>Serb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rr</text:p>
          </table:table-cell>
          <table:table-cell table:style-name="ce115" office:value-type="string" calcext:value-type="string">
            <text:p>Sere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sa</text:p>
          </table:table-cell>
          <table:table-cell table:style-name="ce115" office:value-type="string" calcext:value-type="string">
            <text:p>Nilo-Sahar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sw</text:p>
          </table:table-cell>
          <table:table-cell table:style-name="ce115" office:value-type="string" calcext:value-type="string">
            <text:p>Swat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uk</text:p>
          </table:table-cell>
          <table:table-cell table:style-name="ce115" office:value-type="string" calcext:value-type="string">
            <text:p>Sukum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un</text:p>
          </table:table-cell>
          <table:table-cell table:style-name="ce115" office:value-type="string" calcext:value-type="string">
            <text:p>Sundan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us</text:p>
          </table:table-cell>
          <table:table-cell table:style-name="ce115" office:value-type="string" calcext:value-type="string">
            <text:p>Sus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ux</text:p>
          </table:table-cell>
          <table:table-cell table:style-name="ce115" office:value-type="string" calcext:value-type="string">
            <text:p>Sumer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wa</text:p>
          </table:table-cell>
          <table:table-cell table:style-name="ce115" office:value-type="string" calcext:value-type="string">
            <text:p>Swahil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we</text:p>
          </table:table-cell>
          <table:table-cell table:style-name="ce115" office:value-type="string" calcext:value-type="string">
            <text:p>Swed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yc</text:p>
          </table:table-cell>
          <table:table-cell table:style-name="ce115" office:value-type="string" calcext:value-type="string">
            <text:p>Classical Syria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Historical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syr</text:p>
          </table:table-cell>
          <table:table-cell table:style-name="ce115" office:value-type="string" calcext:value-type="string">
            <text:p>Syriac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ah</text:p>
          </table:table-cell>
          <table:table-cell table:style-name="ce115" office:value-type="string" calcext:value-type="string">
            <text:p>Tahit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ai</text:p>
          </table:table-cell>
          <table:table-cell table:style-name="ce115" office:value-type="string" calcext:value-type="string">
            <text:p>Tai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am</text:p>
          </table:table-cell>
          <table:table-cell table:style-name="ce115" office:value-type="string" calcext:value-type="string">
            <text:p>Tamil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at</text:p>
          </table:table-cell>
          <table:table-cell table:style-name="ce115" office:value-type="string" calcext:value-type="string">
            <text:p>Tata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el</text:p>
          </table:table-cell>
          <table:table-cell table:style-name="ce115" office:value-type="string" calcext:value-type="string">
            <text:p>Telug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em</text:p>
          </table:table-cell>
          <table:table-cell table:style-name="ce115" office:value-type="string" calcext:value-type="string">
            <text:p>Timn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er</text:p>
          </table:table-cell>
          <table:table-cell table:style-name="ce115" office:value-type="string" calcext:value-type="string">
            <text:p>Teren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et</text:p>
          </table:table-cell>
          <table:table-cell table:style-name="ce115" office:value-type="string" calcext:value-type="string">
            <text:p>Tetum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gk</text:p>
          </table:table-cell>
          <table:table-cell table:style-name="ce115" office:value-type="string" calcext:value-type="string">
            <text:p>Taji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gl</text:p>
          </table:table-cell>
          <table:table-cell table:style-name="ce115" office:value-type="string" calcext:value-type="string">
            <text:p>Tagalog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ha</text:p>
          </table:table-cell>
          <table:table-cell table:style-name="ce115" office:value-type="string" calcext:value-type="string">
            <text:p>Th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ib</text:p>
          </table:table-cell>
          <table:table-cell table:style-name="ce115" office:value-type="string" calcext:value-type="string">
            <text:p>Tibet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ig</text:p>
          </table:table-cell>
          <table:table-cell table:style-name="ce115" office:value-type="string" calcext:value-type="string">
            <text:p>Tigr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ir</text:p>
          </table:table-cell>
          <table:table-cell table:style-name="ce115" office:value-type="string" calcext:value-type="string">
            <text:p>Tigriny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iv</text:p>
          </table:table-cell>
          <table:table-cell table:style-name="ce115" office:value-type="string" calcext:value-type="string">
            <text:p>Tiv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kl</text:p>
          </table:table-cell>
          <table:table-cell table:style-name="ce115" office:value-type="string" calcext:value-type="string">
            <text:p>Tokela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lh</text:p>
          </table:table-cell>
          <table:table-cell table:style-name="ce115" office:value-type="string" calcext:value-type="string">
            <text:p>Klingon; tlhIngan-Hol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li</text:p>
          </table:table-cell>
          <table:table-cell table:style-name="ce115" office:value-type="string" calcext:value-type="string">
            <text:p>Tlingi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mh</text:p>
          </table:table-cell>
          <table:table-cell table:style-name="ce115" office:value-type="string" calcext:value-type="string">
            <text:p>Tamashek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og</text:p>
          </table:table-cell>
          <table:table-cell table:style-name="ce115" office:value-type="string" calcext:value-type="string">
            <text:p>Tonga (Nyasa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on</text:p>
          </table:table-cell>
          <table:table-cell table:style-name="ce115" office:value-type="string" calcext:value-type="string">
            <text:p>Tonga (Tonga Islands)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pi</text:p>
          </table:table-cell>
          <table:table-cell table:style-name="ce115" office:value-type="string" calcext:value-type="string">
            <text:p>Tok Pisi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si</text:p>
          </table:table-cell>
          <table:table-cell table:style-name="ce115" office:value-type="string" calcext:value-type="string">
            <text:p>Tsimsh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sn</text:p>
          </table:table-cell>
          <table:table-cell table:style-name="ce115" office:value-type="string" calcext:value-type="string">
            <text:p>Tswan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so</text:p>
          </table:table-cell>
          <table:table-cell table:style-name="ce115" office:value-type="string" calcext:value-type="string">
            <text:p>Tsong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uk</text:p>
          </table:table-cell>
          <table:table-cell table:style-name="ce115" office:value-type="string" calcext:value-type="string">
            <text:p>Turkme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um</text:p>
          </table:table-cell>
          <table:table-cell table:style-name="ce115" office:value-type="string" calcext:value-type="string">
            <text:p>Tumbuk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up</text:p>
          </table:table-cell>
          <table:table-cell table:style-name="ce115" office:value-type="string" calcext:value-type="string">
            <text:p>Tupi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ur</text:p>
          </table:table-cell>
          <table:table-cell table:style-name="ce115" office:value-type="string" calcext:value-type="string">
            <text:p>Turki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ut</text:p>
          </table:table-cell>
          <table:table-cell table:style-name="ce115" office:value-type="string" calcext:value-type="string">
            <text:p>Altaic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vl</text:p>
          </table:table-cell>
          <table:table-cell table:style-name="ce115" office:value-type="string" calcext:value-type="string">
            <text:p>Tuval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wi</text:p>
          </table:table-cell>
          <table:table-cell table:style-name="ce115" office:value-type="string" calcext:value-type="string">
            <text:p>Tw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tyv</text:p>
          </table:table-cell>
          <table:table-cell table:style-name="ce115" office:value-type="string" calcext:value-type="string">
            <text:p>Tuvi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dm</text:p>
          </table:table-cell>
          <table:table-cell table:style-name="ce115" office:value-type="string" calcext:value-type="string">
            <text:p>Udmur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ga</text:p>
          </table:table-cell>
          <table:table-cell table:style-name="ce115" office:value-type="string" calcext:value-type="string">
            <text:p>Ugarit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Ancient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ig</text:p>
          </table:table-cell>
          <table:table-cell table:style-name="ce115" office:value-type="string" calcext:value-type="string">
            <text:p>Uighur; Uyghur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kr</text:p>
          </table:table-cell>
          <table:table-cell table:style-name="ce115" office:value-type="string" calcext:value-type="string">
            <text:p>Ukrainia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mb</text:p>
          </table:table-cell>
          <table:table-cell table:style-name="ce115" office:value-type="string" calcext:value-type="string">
            <text:p>Umbund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nd</text:p>
          </table:table-cell>
          <table:table-cell table:style-name="ce115" office:value-type="string" calcext:value-type="string">
            <text:p>Undetermined</text:p>
          </table:table-cell>
          <table:table-cell table:style-name="ce115" office:value-type="string" calcext:value-type="string">
            <text:p>Special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rd</text:p>
          </table:table-cell>
          <table:table-cell table:style-name="ce115" office:value-type="string" calcext:value-type="string">
            <text:p>Urd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uzb</text:p>
          </table:table-cell>
          <table:table-cell table:style-name="ce115" office:value-type="string" calcext:value-type="string">
            <text:p>Uzbek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vai</text:p>
          </table:table-cell>
          <table:table-cell table:style-name="ce115" office:value-type="string" calcext:value-type="string">
            <text:p>Va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ven</text:p>
          </table:table-cell>
          <table:table-cell table:style-name="ce115" office:value-type="string" calcext:value-type="string">
            <text:p>Vend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vie</text:p>
          </table:table-cell>
          <table:table-cell table:style-name="ce115" office:value-type="string" calcext:value-type="string">
            <text:p>Vietnam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vol</text:p>
          </table:table-cell>
          <table:table-cell table:style-name="ce115" office:value-type="string" calcext:value-type="string">
            <text:p>Volapük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vot</text:p>
          </table:table-cell>
          <table:table-cell table:style-name="ce115" office:value-type="string" calcext:value-type="string">
            <text:p>Votic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ak</text:p>
          </table:table-cell>
          <table:table-cell table:style-name="ce115" office:value-type="string" calcext:value-type="string">
            <text:p>Wakash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al</text:p>
          </table:table-cell>
          <table:table-cell table:style-name="ce115" office:value-type="string" calcext:value-type="string">
            <text:p>Wolaitta; Wolaytt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ar</text:p>
          </table:table-cell>
          <table:table-cell table:style-name="ce115" office:value-type="string" calcext:value-type="string">
            <text:p>Waray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as</text:p>
          </table:table-cell>
          <table:table-cell table:style-name="ce115" office:value-type="string" calcext:value-type="string">
            <text:p>Wash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el</text:p>
          </table:table-cell>
          <table:table-cell table:style-name="ce115" office:value-type="string" calcext:value-type="string">
            <text:p>Welsh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en</text:p>
          </table:table-cell>
          <table:table-cell table:style-name="ce115" office:value-type="string" calcext:value-type="string">
            <text:p>Sorbian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ln</text:p>
          </table:table-cell>
          <table:table-cell table:style-name="ce115" office:value-type="string" calcext:value-type="string">
            <text:p>Walloon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wol</text:p>
          </table:table-cell>
          <table:table-cell table:style-name="ce115" office:value-type="string" calcext:value-type="string">
            <text:p>Wolof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xal</text:p>
          </table:table-cell>
          <table:table-cell table:style-name="ce115" office:value-type="string" calcext:value-type="string">
            <text:p>Kalmyk; Oira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xho</text:p>
          </table:table-cell>
          <table:table-cell table:style-name="ce115" office:value-type="string" calcext:value-type="string">
            <text:p>Xhos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yao</text:p>
          </table:table-cell>
          <table:table-cell table:style-name="ce115" office:value-type="string" calcext:value-type="string">
            <text:p>Yao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yap</text:p>
          </table:table-cell>
          <table:table-cell table:style-name="ce115" office:value-type="string" calcext:value-type="string">
            <text:p>Yapese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yid</text:p>
          </table:table-cell>
          <table:table-cell table:style-name="ce115" office:value-type="string" calcext:value-type="string">
            <text:p>Yiddish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yor</text:p>
          </table:table-cell>
          <table:table-cell table:style-name="ce115" office:value-type="string" calcext:value-type="string">
            <text:p>Yorub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ypk</text:p>
          </table:table-cell>
          <table:table-cell table:style-name="ce115" office:value-type="string" calcext:value-type="string">
            <text:p>Yupik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ap</text:p>
          </table:table-cell>
          <table:table-cell table:style-name="ce115" office:value-type="string" calcext:value-type="string">
            <text:p>Zapotec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bl</text:p>
          </table:table-cell>
          <table:table-cell table:style-name="ce115" office:value-type="string" calcext:value-type="string">
            <text:p>Blissymbols; Blissymbolics; Bliss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Constructed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en</text:p>
          </table:table-cell>
          <table:table-cell table:style-name="ce115" office:value-type="string" calcext:value-type="string">
            <text:p>Zenaga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gh</text:p>
          </table:table-cell>
          <table:table-cell table:style-name="ce115" office:value-type="string" calcext:value-type="string">
            <text:p>Standard Moroccan Tamazight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ha</text:p>
          </table:table-cell>
          <table:table-cell table:style-name="ce115" office:value-type="string" calcext:value-type="string">
            <text:p>Zhuang; Chuang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ho</text:p>
          </table:table-cell>
          <table:table-cell table:style-name="ce115" office:value-type="string" calcext:value-type="string">
            <text:p>Chinese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nd</text:p>
          </table:table-cell>
          <table:table-cell table:style-name="ce115" office:value-type="string" calcext:value-type="string">
            <text:p>Zande languages</text:p>
          </table:table-cell>
          <table:table-cell table:style-name="ce115" office:value-type="string" calcext:value-type="string">
            <text:p>Collective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ul</text:p>
          </table:table-cell>
          <table:table-cell table:style-name="ce115" office:value-type="string" calcext:value-type="string">
            <text:p>Zulu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un</text:p>
          </table:table-cell>
          <table:table-cell table:style-name="ce115" office:value-type="string" calcext:value-type="string">
            <text:p>Zuni</text:p>
          </table:table-cell>
          <table:table-cell table:style-name="ce115" office:value-type="string" calcext:value-type="string">
            <text:p>Individual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xx</text:p>
          </table:table-cell>
          <table:table-cell table:style-name="ce115" office:value-type="string" calcext:value-type="string">
            <text:p>No linguistic content; Not applicable</text:p>
          </table:table-cell>
          <table:table-cell table:style-name="ce115" office:value-type="string" calcext:value-type="string">
            <text:p>Special</text:p>
          </table:table-cell>
          <table:table-cell table:style-name="ce115"/>
          <table:table-cell table:number-columns-repeated="16379"/>
        </table:table-row>
        <table:table-row table:style-name="ro2">
          <table:table-cell/>
          <table:table-cell table:style-name="ce115" office:value-type="string" calcext:value-type="string">
            <text:p>zza</text:p>
          </table:table-cell>
          <table:table-cell table:style-name="ce115" office:value-type="string" calcext:value-type="string">
            <text:p>Zaza; Dimili; Dimli; Kirdki; Kirmanjki; Zazaki</text:p>
          </table:table-cell>
          <table:table-cell table:style-name="ce115" office:value-type="string" calcext:value-type="string">
            <text:p>Macrolanguage</text:p>
          </table:table-cell>
          <table:table-cell table:style-name="ce115" office:value-type="string" calcext:value-type="string">
            <text:p>Living</text:p>
          </table:table-cell>
          <table:table-cell table:number-columns-repeated="16379"/>
        </table:table-row>
        <table:table-row table:style-name="ro2" table:number-rows-repeated="10480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elper" table:style-name="ta2">
        <table:table-column table:style-name="co1" table:default-cell-style-name="ce48"/>
        <table:table-column table:style-name="co27" table:default-cell-style-name="ce48"/>
        <table:table-column table:style-name="co28" table:default-cell-style-name="ce80"/>
        <table:table-column table:style-name="co1" table:default-cell-style-name="ce48"/>
        <table:table-column table:style-name="co3" table:number-columns-repeated="6" table:default-cell-style-name="ce48"/>
        <table:table-column table:style-name="co1" table:default-cell-style-name="ce48"/>
        <table:table-column table:style-name="co3" table:number-columns-repeated="14" table:default-cell-style-name="ce48"/>
        <table:table-column table:style-name="co1" table:default-cell-style-name="ce48"/>
        <table:table-column table:style-name="co3" table:number-columns-repeated="16358" table:default-cell-style-name="ce48"/>
        <table:table-row table:style-name="ro1">
          <table:table-cell table:number-columns-repeated="16384"/>
        </table:table-row>
        <table:table-row table:style-name="ro2">
          <table:table-cell/>
          <table:table-cell table:style-name="ce85" office:value-type="string" calcext:value-type="string" table:number-columns-spanned="2" table:number-rows-spanned="1">
            <text:p>final command compatibility stack</text:p>
          </table:table-cell>
          <table:covered-table-cell/>
          <table:table-cell/>
          <table:table-cell table:style-name="ce116" office:value-type="string" calcext:value-type="string" table:number-columns-spanned="12" table:number-rows-spanned="1">
            <text:p>Output start time tests without regexp (due to incorrect import in GoogleDocs) follows</text:p>
          </table:table-cell>
          <table:covered-table-cell table:number-columns-repeated="2" table:style-name="ce116"/>
          <table:covered-table-cell table:number-columns-repeated="9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ffmpeg &amp; override</text:p>
          </table:table-cell>
          <table:table-cell table:style-name="ce88" table:formula="of:=&quot;ffmpeg -y &quot;" office:value-type="string" office:string-value="ffmpeg -y " calcext:value-type="string">
            <text:p>ffmpeg -y </text:p>
          </table:table-cell>
          <table:table-cell/>
          <table:table-cell table:style-name="ce84" table:formula="of:=NOT(LEN(output_start_entry)&lt;5)" office:value-type="boolean" office:boolean-value="false" calcext:value-type="boolean">
            <text:p>FALSE</text:p>
          </table:table-cell>
          <table:table-cell table:style-name="ce84" table:formula="of:=AND([.M3];[.N3];[.P3])" office:value-type="boolean" office:boolean-value="false" calcext:value-type="boolean">
            <text:p>FALSE</text:p>
          </table:table-cell>
          <table:table-cell table:style-name="ce84" table:formula="of:=IF(LEN(output_start_entry)=5;[.F3];FALSE())" office:value-type="boolean" office:boolean-value="false" calcext:value-type="boolean">
            <text:p>FALSE</text:p>
          </table:table-cell>
          <table:table-cell table:style-name="ce84" table:formula="of:=IF(LEN(output_start_entry)&gt;6;AND([.F3];[.X3];[.Y3]);FALSE())" office:value-type="boolean" office:boolean-value="false" calcext:value-type="boolean">
            <text:p>FALSE</text:p>
          </table:table-cell>
          <table:table-cell table:style-name="ce84" table:formula="of:=IF(LEN(output_start_entry)=8;AND([.F3];[.Q3];[.S3]);FALSE())" office:value-type="boolean" office:boolean-value="false" calcext:value-type="boolean">
            <text:p>FALSE</text:p>
          </table:table-cell>
          <table:table-cell table:style-name="ce84" table:formula="of:=IF(LEN(output_start_entry)&gt;9;AND([.F3];[.U3];[.V3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start_entry;2))" office:value-type="string" office:string-value="" calcext:value-type="error">
            <text:p>Err:502</text:p>
          </table:table-cell>
          <table:table-cell table:style-name="ce91" table:formula="of:=IF(ISERROR([.L3]);FALSE();IF(OR([.L3]&lt;0;[.L3]&gt;59);FALSE();TRUE()))" office:value-type="boolean" office:boolean-value="false" calcext:value-type="boolean">
            <text:p>FALSE</text:p>
          </table:table-cell>
          <table:table-cell table:style-name="ce91" table:formula="of:=MID(output_start_entry;3;1)=&quot;:&quot;" office:value-type="boolean" office:boolean-value="false" calcext:value-type="boolean">
            <text:p>FALSE</text:p>
          </table:table-cell>
          <table:table-cell table:style-name="ce92" table:formula="of:=VALUE(MID(output_start_entry;4;2))" office:value-type="string" office:string-value="" calcext:value-type="error">
            <text:p>Err:502</text:p>
          </table:table-cell>
          <table:table-cell table:style-name="ce91" table:formula="of:=IF(ISERROR([.O3]);FALSE();IF(OR([.O3]&lt;0;[.O3]&gt;59);FALSE();TRUE()))" office:value-type="boolean" office:boolean-value="false" calcext:value-type="boolean">
            <text:p>FALSE</text:p>
          </table:table-cell>
          <table:table-cell table:style-name="ce97" table:formula="of:=MID(output_start_entry;6;1)=&quot;:&quot;" office:value-type="boolean" office:boolean-value="false" calcext:value-type="boolean">
            <text:p>FALSE</text:p>
          </table:table-cell>
          <table:table-cell table:style-name="ce83" table:formula="of:=VALUE(MID(output_start_entry;7;2))" office:value-type="string" office:string-value="" calcext:value-type="error">
            <text:p>Err:502</text:p>
          </table:table-cell>
          <table:table-cell table:style-name="ce97" table:formula="of:=IF(ISERROR([.R3]);FALSE();IF(OR([.R3]&lt;0;[.R3]&gt;59);FALSE();TRUE()))" office:value-type="boolean" office:boolean-value="false" calcext:value-type="boolean">
            <text:p>FALSE</text:p>
          </table:table-cell>
          <table:table-cell table:style-name="ce100" table:formula="of:=VALUE(RIGHT(output_start_entry;LEN(output_start_entry)-6))" office:value-type="string" office:string-value="" calcext:value-type="error">
            <text:p>Err:502</text:p>
          </table:table-cell>
          <table:table-cell table:style-name="ce105" table:formula="of:=MID(output_start_entry;9;1)=&quot;.&quot;" office:value-type="boolean" office:boolean-value="false" calcext:value-type="boolean">
            <text:p>FALSE</text:p>
          </table:table-cell>
          <table:table-cell table:style-name="ce105" table:formula="of:=IF(ISERROR([.T3]);FALSE();IF(OR([.T3]&lt;0;[.T3]&gt;60);FALSE();TRUE()))" office:value-type="boolean" office:boolean-value="false" calcext:value-type="boolean">
            <text:p>FALSE</text:p>
          </table:table-cell>
          <table:table-cell table:style-name="ce107" table:formula="of:=VALUE(RIGHT(output_start_entry;LEN(output_start_entry)-3))" office:value-type="string" office:string-value="" calcext:value-type="error">
            <text:p>Err:502</text:p>
          </table:table-cell>
          <table:table-cell table:style-name="ce109" table:formula="of:=MID(output_start_entry;6;1)=&quot;.&quot;" office:value-type="boolean" office:boolean-value="false" calcext:value-type="boolean">
            <text:p>FALSE</text:p>
          </table:table-cell>
          <table:table-cell table:style-name="ce109" table:formula="of:=IF(ISERROR([.W3]);FALSE();IF(OR([.W3]&lt;0;[.W3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gnore DTS</text:p>
          </table:table-cell>
          <table:table-cell table:style-name="ce88" table:formula="of:=input_ignore_dts_command">
            <text:p/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s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initialization</text:p>
          </table:table-cell>
          <table:table-cell table:style-name="ce88" table:formula="of:=gpu_initialization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input scanning</text:p>
          </table:table-cell>
          <table:table-cell table:style-name="ce88" table:formula="of:=input_scanning" office:value-type="string" office:string-value="-analyzeduration 1000000000 -probesize 1000000000 " calcext:value-type="string">
            <text:p>-analyzeduration 1000000000 -probesize 1000000000 </text:p>
          </table:table-cell>
          <table:table-cell/>
          <table:table-cell table:style-name="ce116" office:value-type="string" calcext:value-type="string" table:number-columns-spanned="12" table:number-rows-spanned="1">
            <text:p>Output legth tests without regexp (due to incorrect import in GoogleDocs) follows</text:p>
          </table:table-cell>
          <table:covered-table-cell table:number-columns-repeated="2" table:style-name="ce116"/>
          <table:covered-table-cell table:number-columns-repeated="9" table:style-name="ce94"/>
          <table:table-cell table:style-name="ce93" office:value-type="string" calcext:value-type="string" table:number-columns-spanned="3" table:number-rows-spanned="1">
            <text:p>HH:MM:SS path</text:p>
          </table:table-cell>
          <table:covered-table-cell table:number-columns-repeated="2"/>
          <table:table-cell table:style-name="ce99" office:value-type="string" calcext:value-type="string" table:number-columns-spanned="3" table:number-rows-spanned="1">
            <text:p>HH:MM:SS.M.. path</text:p>
          </table:table-cell>
          <table:covered-table-cell table:number-columns-repeated="2" table:style-name="ce119"/>
          <table:table-cell table:style-name="ce106" office:value-type="string" calcext:value-type="string" table:number-columns-spanned="3" table:number-rows-spanned="1">
            <text:p>MM:SS.M.. path</text:p>
          </table:table-cell>
          <table:covered-table-cell table:number-columns-repeated="2"/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argument</text:p>
          </table:table-cell>
          <table:table-cell table:style-name="ce88" table:formula="of:=&quot;-i &quot;" office:value-type="string" office:string-value="-i " calcext:value-type="string">
            <text:p>-i </text:p>
          </table:table-cell>
          <table:table-cell/>
          <table:table-cell table:style-name="ce84" table:formula="of:=NOT(LEN(output_length_entry)&lt;5)" office:value-type="boolean" office:boolean-value="false" calcext:value-type="boolean">
            <text:p>FALSE</text:p>
          </table:table-cell>
          <table:table-cell table:style-name="ce84" table:formula="of:=AND([.M7];[.N7];[.P7])" office:value-type="boolean" office:boolean-value="false" calcext:value-type="boolean">
            <text:p>FALSE</text:p>
          </table:table-cell>
          <table:table-cell table:style-name="ce84" table:formula="of:=IF(LEN(output_length_entry)=5;[.F7];FALSE())" office:value-type="boolean" office:boolean-value="false" calcext:value-type="boolean">
            <text:p>FALSE</text:p>
          </table:table-cell>
          <table:table-cell table:style-name="ce84" table:formula="of:=IF(LEN(output_length_entry)&gt;6;AND([.F7];[.X7];[.Y7]);FALSE())" office:value-type="boolean" office:boolean-value="false" calcext:value-type="boolean">
            <text:p>FALSE</text:p>
          </table:table-cell>
          <table:table-cell table:style-name="ce84" table:formula="of:=IF(LEN(output_length_entry)=8;AND([.F7];[.Q7];[.S7]);FALSE())" office:value-type="boolean" office:boolean-value="false" calcext:value-type="boolean">
            <text:p>FALSE</text:p>
          </table:table-cell>
          <table:table-cell table:style-name="ce84" table:formula="of:=IF(LEN(output_length_entry)&gt;9;AND([.F7];[.U7];[.V7]);FALSE())" office:value-type="boolean" office:boolean-value="false" calcext:value-type="boolean">
            <text:p>FALSE</text:p>
          </table:table-cell>
          <table:table-cell table:style-name="ce91"/>
          <table:table-cell table:style-name="ce92" table:formula="of:=VALUE(LEFT(output_length_entry;2))" office:value-type="string" office:string-value="" calcext:value-type="error">
            <text:p>Err:502</text:p>
          </table:table-cell>
          <table:table-cell table:style-name="ce91" table:formula="of:=IF(ISERROR([.L7]);FALSE();IF(OR([.L7]&lt;0;[.L7]&gt;59);FALSE();TRUE()))" office:value-type="boolean" office:boolean-value="false" calcext:value-type="boolean">
            <text:p>FALSE</text:p>
          </table:table-cell>
          <table:table-cell table:style-name="ce91" table:formula="of:=MID(output_length_entry;3;1)=&quot;:&quot;" office:value-type="boolean" office:boolean-value="false" calcext:value-type="boolean">
            <text:p>FALSE</text:p>
          </table:table-cell>
          <table:table-cell table:style-name="ce92" table:formula="of:=VALUE(MID(output_length_entry;4;2))" office:value-type="string" office:string-value="" calcext:value-type="error">
            <text:p>Err:502</text:p>
          </table:table-cell>
          <table:table-cell table:style-name="ce91" table:formula="of:=IF(ISERROR([.O7]);FALSE();IF(OR([.O7]&lt;0;[.O7]&gt;59);FALSE();TRUE()))" office:value-type="boolean" office:boolean-value="false" calcext:value-type="boolean">
            <text:p>FALSE</text:p>
          </table:table-cell>
          <table:table-cell table:style-name="ce97" table:formula="of:=MID(output_length_entry;6;1)=&quot;:&quot;" office:value-type="boolean" office:boolean-value="false" calcext:value-type="boolean">
            <text:p>FALSE</text:p>
          </table:table-cell>
          <table:table-cell table:style-name="ce83" table:formula="of:=VALUE(MID(output_length_entry;7;2))" office:value-type="string" office:string-value="" calcext:value-type="error">
            <text:p>Err:502</text:p>
          </table:table-cell>
          <table:table-cell table:style-name="ce97" table:formula="of:=IF(ISERROR([.R7]);FALSE();IF(OR([.R7]&lt;0;[.R7]&gt;59);FALSE();TRUE()))" office:value-type="boolean" office:boolean-value="false" calcext:value-type="boolean">
            <text:p>FALSE</text:p>
          </table:table-cell>
          <table:table-cell table:style-name="ce100" table:formula="of:=VALUE(RIGHT(output_length_entry;LEN(output_length_entry)-6))" office:value-type="string" office:string-value="" calcext:value-type="error">
            <text:p>Err:502</text:p>
          </table:table-cell>
          <table:table-cell table:style-name="ce105" table:formula="of:=MID(output_length_entry;9;1)=&quot;.&quot;" office:value-type="boolean" office:boolean-value="false" calcext:value-type="boolean">
            <text:p>FALSE</text:p>
          </table:table-cell>
          <table:table-cell table:style-name="ce105" table:formula="of:=IF(ISERROR([.T7]);FALSE();IF(OR([.T7]&lt;0;[.T7]&gt;60);FALSE();TRUE()))" office:value-type="boolean" office:boolean-value="false" calcext:value-type="boolean">
            <text:p>FALSE</text:p>
          </table:table-cell>
          <table:table-cell table:style-name="ce107" table:formula="of:=VALUE(RIGHT(output_length_entry;LEN(output_length_entry)-3))" office:value-type="string" office:string-value="" calcext:value-type="error">
            <text:p>Err:502</text:p>
          </table:table-cell>
          <table:table-cell table:style-name="ce109" table:formula="of:=MID(output_length_entry;6;1)=&quot;.&quot;" office:value-type="boolean" office:boolean-value="false" calcext:value-type="boolean">
            <text:p>FALSE</text:p>
          </table:table-cell>
          <table:table-cell table:style-name="ce109" table:formula="of:=IF(ISERROR([.W7]);FALSE();IF(OR([.W7]&lt;0;[.W7]&gt;60);FALSE();TRUE()))" office:value-type="boolean" office:boolean-value="false" calcext:value-type="boolean">
            <text:p>FALSE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input file name combined</text:p>
          </table:table-cell>
          <table:table-cell table:style-name="ce88" table:formula="of:=input_file_name_combined" office:value-type="string" office:string-value="00000.m2ts " calcext:value-type="string">
            <text:p>00000.m2ts </text:p>
          </table:table-cell>
          <table:table-cell/>
          <table:table-cell table:style-name="ce87" office:value-type="string" calcext:value-type="string">
            <text:p>Basic Length Check</text:p>
          </table:table-cell>
          <table:table-cell table:style-name="ce87" office:value-type="string" calcext:value-type="string">
            <text:p>All Path</text:p>
          </table:table-cell>
          <table:table-cell table:style-name="ce87" office:value-type="string" calcext:value-type="string">
            <text:p>MM:SS path</text:p>
          </table:table-cell>
          <table:table-cell table:style-name="ce87" office:value-type="string" calcext:value-type="string">
            <text:p>MM:SS.M.. path</text:p>
          </table:table-cell>
          <table:table-cell table:style-name="ce87" office:value-type="string" calcext:value-type="string">
            <text:p>HH:MM:SS path</text:p>
          </table:table-cell>
          <table:table-cell table:style-name="ce87" office:value-type="string" calcext:value-type="string">
            <text:p>HH:MM:SS.M.. path</text:p>
          </table:table-cell>
          <table:table-cell table:style-name="ce87"/>
          <table:table-cell table:style-name="ce87" office:value-type="string" calcext:value-type="string">
            <text:p>First two characters as a number</text:p>
          </table:table-cell>
          <table:table-cell table:style-name="ce87" office:value-type="string" calcext:value-type="string">
            <text:p>First two characters must be a number</text:p>
          </table:table-cell>
          <table:table-cell table:style-name="ce87" office:value-type="string" calcext:value-type="string">
            <text:p>Third character must be a colon</text:p>
          </table:table-cell>
          <table:table-cell table:style-name="ce87" office:value-type="string" calcext:value-type="string">
            <text:p>Fourth and fifth characters as a number</text:p>
          </table:table-cell>
          <table:table-cell table:style-name="ce87" office:value-type="string" calcext:value-type="string">
            <text:p>Fourth and fifth characters must be a number under 60 and above 0</text:p>
          </table:table-cell>
          <table:table-cell table:style-name="ce98" office:value-type="string" calcext:value-type="string">
            <text:p>Sixth character might be a colon</text:p>
          </table:table-cell>
          <table:table-cell table:style-name="ce98" office:value-type="string" calcext:value-type="string">
            <text:p>Seventh and eight characters as a number</text:p>
          </table:table-cell>
          <table:table-cell table:style-name="ce98" office:value-type="string" calcext:value-type="string">
            <text:p>Seventh and eight characters might be a number under 60 and above 0</text:p>
          </table:table-cell>
          <table:table-cell table:style-name="ce119" office:value-type="string" calcext:value-type="string">
            <text:p>Seventh character onwards</text:p>
          </table:table-cell>
          <table:table-cell table:style-name="ce119" office:value-type="string" calcext:value-type="string">
            <text:p>Ninth character must be a dot</text:p>
          </table:table-cell>
          <table:table-cell table:style-name="ce119" office:value-type="string" calcext:value-type="string">
            <text:p>Seventh character onwards is valid number not smaller than 0 and not larger than 60</text:p>
          </table:table-cell>
          <table:table-cell table:style-name="ce108" office:value-type="string" calcext:value-type="string">
            <text:p>Fifth character onwards</text:p>
          </table:table-cell>
          <table:table-cell table:style-name="ce108" office:value-type="string" calcext:value-type="string">
            <text:p>Sixth character must be a dot</text:p>
          </table:table-cell>
          <table:table-cell table:style-name="ce108" office:value-type="string" calcext:value-type="string">
            <text:p>Fifth character onwards is valid number not smaller than 0 and not larger than 60</text:p>
          </table:table-cell>
          <table:table-cell table:number-columns-repeated="16359"/>
        </table:table-row>
        <table:table-row table:style-name="ro2">
          <table:table-cell/>
          <table:table-cell table:style-name="ce86" office:value-type="string" calcext:value-type="string">
            <text:p>GPU HW filtering</text:p>
          </table:table-cell>
          <table:table-cell table:style-name="ce88" table:formula="of:=gpu_hw_filtering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crop command</text:p>
          </table:table-cell>
          <table:table-cell table:style-name="ce88" table:formula="of:=output_crop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codec options</text:p>
          </table:table-cell>
          <table:table-cell table:style-name="ce88" table:formula="of:=output_video_codec_options" office:value-type="string" office:string-value="-c:v libx265 -qp 18 -bf 2 -coder cabac -g 15 -keyint_min 15 " calcext:value-type="string">
            <text:p>-c:v libx265 -qp 18 -bf 2 -coder cabac -g 15 -keyint_min 15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encoding combined</text:p>
          </table:table-cell>
          <table:table-cell table:style-name="ce88" table:formula="of:=output_audio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encoding combined</text:p>
          </table:table-cell>
          <table:table-cell table:style-name="ce88" table:formula="of:=output_sub_encod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video mapping</text:p>
          </table:table-cell>
          <table:table-cell table:style-name="ce88" table:formula="of:=output_video_mapping" office:value-type="string" office:string-value="-map 0:v:0 " calcext:value-type="string">
            <text:p>-map 0:v:0 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apping combined</text:p>
          </table:table-cell>
          <table:table-cell table:style-name="ce88" table:formula="of:=output_audio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apping combined</text:p>
          </table:table-cell>
          <table:table-cell table:style-name="ce88" table:formula="of:=output_sub_mapping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metadata combined</text:p>
          </table:table-cell>
          <table:table-cell table:style-name="ce88" table:formula="of:=output_audio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metadata combined</text:p>
          </table:table-cell>
          <table:table-cell table:style-name="ce88" table:formula="of:=output_sub_metadata_combine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audio default channel</text:p>
          </table:table-cell>
          <table:table-cell table:style-name="ce88" table:formula="of:=output_audio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ub default channel</text:p>
          </table:table-cell>
          <table:table-cell table:style-name="ce88" table:formula="of:=output_sub_default_channel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start command</text:p>
          </table:table-cell>
          <table:table-cell table:style-name="ce88" table:formula="of:=output_start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length command</text:p>
          </table:table-cell>
          <table:table-cell table:style-name="ce88" table:formula="of:=output_length_command">
            <text:p/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name</text:p>
          </table:table-cell>
          <table:table-cell table:style-name="ce88" table:formula="of:=&quot;output.&quot;" office:value-type="string" office:string-value="output." calcext:value-type="string">
            <text:p>output.</text:p>
          </table:table-cell>
          <table:table-cell table:number-columns-repeated="16381"/>
        </table:table-row>
        <table:table-row table:style-name="ro2">
          <table:table-cell/>
          <table:table-cell table:style-name="ce86" office:value-type="string" calcext:value-type="string">
            <text:p>output file extension</text:p>
          </table:table-cell>
          <table:table-cell table:style-name="ce88" table:formula="of:=output_file_extension" office:value-type="string" office:string-value="mkv" calcext:value-type="string">
            <text:p>mkv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crop_canvas_height" table:base-cell-address="$miscellaneous.$C$11" table:cell-range-address="$miscellaneous.$C$9"/>
        <table:named-range table:name="crop_canvas_width" table:base-cell-address="$miscellaneous.$C$10" table:cell-range-address="$miscellaneous.$C$8"/>
        <table:named-range table:name="crop_command" table:base-cell-address="$miscellaneous.$C$14" table:cell-range-address="$miscellaneous.$C$12"/>
        <table:named-range table:name="crop_content" table:base-cell-address="$miscellaneous.$C$9" table:cell-range-address="$miscellaneous.$C$7"/>
        <table:named-range table:name="crop_content_height" table:base-cell-address="$miscellaneous.$C$13" table:cell-range-address="$miscellaneous.$C$11"/>
        <table:named-range table:name="crop_content_width" table:base-cell-address="$miscellaneous.$C$12" table:cell-range-address="$miscellaneous.$C$10"/>
        <table:named-range table:name="encoding_hardware" table:base-cell-address="$video_encoding.$C$5" table:cell-range-address="$video_encoding.$C$4"/>
        <table:named-range table:name="gpu_hw_filtering" table:base-cell-address="$video_encoding.$C$15" table:cell-range-address="$video_encoding.$C$13:.$H$13"/>
        <table:named-range table:name="gpu_initialization" table:base-cell-address="$video_encoding.$C$14" table:cell-range-address="$video_encoding.$C$12:.$H$12"/>
        <table:named-range table:name="input_dub_codes_valid" table:base-cell-address="$dub_selection.$C$7" table:cell-range-address="$dub_selection.$C$7"/>
        <table:named-range table:name="input_dub_default_index" table:base-cell-address="$dub_selection.$C$3" table:cell-range-address="$dub_selection.$C$2"/>
        <table:named-range table:name="input_file_name_combined" table:base-cell-address="$file_names.$C$109" table:cell-range-address="$file_names.$C$108:.$L$108"/>
        <table:named-range table:name="input_file_name_extension" table:base-cell-address="$file_names.$C$5" table:cell-range-address="$file_names.$C$5"/>
        <table:named-range table:name="input_file_name_first_with_prefix" table:base-cell-address="$file_names.$E$10" table:cell-range-address="$file_names.$D$7"/>
        <table:named-range table:name="input_file_name_first_with_prefix_suffix" table:base-cell-address="$file_names.$E$7" table:cell-range-address="$file_names.$E$7"/>
        <table:named-range table:name="input_file_name_prefix" table:base-cell-address="$file_names.$C$4" table:cell-range-address="$file_names.$C$4"/>
        <table:named-range table:name="input_ignore_dts_command" table:base-cell-address="$miscellaneous.$C$3" table:cell-range-address="$miscellaneous.$C$3"/>
        <table:named-range table:name="input_ignore_dts_entry" table:base-cell-address="$miscellaneous.$C$2" table:cell-range-address="$miscellaneous.$C$2"/>
        <table:named-range table:name="input_scanning" table:base-cell-address="$miscellaneous.$C$5" table:cell-range-address="$miscellaneous.$C$5:.$H$5"/>
        <table:named-range table:name="input_sub_codes_valid" table:base-cell-address="$sub_selection.$C$8" table:cell-range-address="$sub_selection.$C$8"/>
        <table:named-range table:name="input_sub_default_code" table:base-cell-address="$sub_selection.$C$4" table:cell-range-address="$sub_selection.$C$2"/>
        <table:named-range table:name="input_sub_default_index" table:base-cell-address="$sub_selection.$C$4" table:cell-range-address="$sub_selection.$C$3"/>
        <table:named-range table:name="media_source" table:base-cell-address="$file_names.$B$3" table:cell-range-address="$file_names.$C$2"/>
        <table:named-range table:name="output_audio_default_channel" table:base-cell-address="$dub_selection.$C$48" table:cell-range-address="$dub_selection.$C$43:.$D$43"/>
        <table:named-range table:name="output_audio_encoding_combined" table:base-cell-address="$dub_selection.$C$46" table:cell-range-address="$dub_selection.$C$45:.$L$45"/>
        <table:named-range table:name="output_audio_mapping_combined" table:base-cell-address="$dub_selection.$C$46" table:cell-range-address="$dub_selection.$C$49:.$L$49"/>
        <table:named-range table:name="output_audio_metadata_combined" table:base-cell-address="$dub_selection.$C$46" table:cell-range-address="$dub_selection.$C$47:.$L$47"/>
        <table:named-range table:name="output_crop_command" table:base-cell-address="$miscellaneous.$C$12" table:cell-range-address="$miscellaneous.$C$12:.$H$12"/>
        <table:named-range table:name="output_dub_default_index" table:base-cell-address="$dub_selection.$C$3" table:cell-range-address="$dub_selection.$C$4"/>
        <table:named-range table:name="output_dub_default_language" table:base-cell-address="$sub_selection.$C$7" table:cell-range-address="$dub_selection.$C$5"/>
        <table:named-range table:name="output_file_extension" table:base-cell-address="$video_encoding.$C$3" table:cell-range-address="$video_encoding.$C$2"/>
        <table:named-range table:name="output_file_name_combined" table:base-cell-address="$file_names.$C$107" table:cell-range-address="$file_names.$C$108"/>
        <table:named-range table:name="output_length_command" table:base-cell-address="$miscellaneous.$C$23" table:cell-range-address="$miscellaneous.$C$19"/>
        <table:named-range table:name="output_length_entry" table:base-cell-address="$miscellaneous.$C$22" table:cell-range-address="$miscellaneous.$C$18"/>
        <table:named-range table:name="output_length_entry_valid" table:base-cell-address="$miscellaneous.$C$24" table:cell-range-address="$miscellaneous.$C$20"/>
        <table:named-range table:name="output_start_command" table:base-cell-address="$miscellaneous.$C$18" table:cell-range-address="$miscellaneous.$C$15"/>
        <table:named-range table:name="output_start_entry" table:base-cell-address="$miscellaneous.$C$17" table:cell-range-address="$miscellaneous.$C$14"/>
        <table:named-range table:name="output_start_entry_valid" table:base-cell-address="$miscellaneous.$C$19" table:cell-range-address="$miscellaneous.$C$16"/>
        <table:named-range table:name="output_sub_default_channel" table:base-cell-address="$sub_selection.$C$48" table:cell-range-address="$sub_selection.$C$44:.$D$44"/>
        <table:named-range table:name="output_sub_default_index" table:base-cell-address="$sub_selection.$C$4" table:cell-range-address="$sub_selection.$C$5"/>
        <table:named-range table:name="output_sub_default_language" table:base-cell-address="$sub_selection.$C$7" table:cell-range-address="$sub_selection.$C$6"/>
        <table:named-range table:name="output_sub_encoding_combined" table:base-cell-address="$sub_selection.$C$50" table:cell-range-address="$sub_selection.$C$46:.$D$46"/>
        <table:named-range table:name="output_sub_mapping_combined" table:base-cell-address="$sub_selection.$C$54" table:cell-range-address="$sub_selection.$C$50:.$L$50"/>
        <table:named-range table:name="output_sub_metadata_combined" table:base-cell-address="$sub_selection.$C$52" table:cell-range-address="$sub_selection.$C$48:.$L$48"/>
        <table:named-range table:name="output_video_codec" table:base-cell-address="$video_encoding.$C$7" table:cell-range-address="$video_encoding.$C$6"/>
        <table:named-range table:name="output_video_codec_options" table:base-cell-address="$video_encoding.$C$11" table:cell-range-address="$video_encoding.$C$10:.$E$10"/>
        <table:named-range table:name="output_video_encoding_options" table:base-cell-address="$video_encoding.$C$11" table:cell-range-address="$video_encoding.$C$10"/>
        <table:named-range table:name="output_video_mapping" table:base-cell-address="$video_encoding.$C$14" table:cell-range-address="$video_encoding.$C$15"/>
        <table:named-range table:name="output_video_quality_preset" table:base-cell-address="$video_encoding.$C$10" table:cell-range-address="$video_encoding.$C$9"/>
        <table:named-range table:name="output_video_quality_preset_override" table:base-cell-address="$video_encoding.$C$8" table:cell-range-address="$video_encoding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le_20_Input_20_Valid" style:display-name="File Input Valid" style:family="table-cell" style:parent-style-name="Default">
      <style:table-cell-properties fo:background-color="#3faf46"/>
      <style:text-properties fo:font-size="12pt" fo:font-weight="bold"/>
    </style:style>
    <style:style style:name="Input_20_Invalid" style:display-name="Input Invalid" style:family="table-cell" style:parent-style-name="Default">
      <style:table-cell-properties fo:background-color="#f10d0c"/>
      <style:text-properties fo:font-size="12pt" fo:font-weight="bold"/>
    </style:style>
    <style:style style:name="Warning_20_Custom" style:display-name="Warning Custom" style:family="table-cell" style:parent-style-name="Default">
      <style:table-cell-properties fo:background-color="#ff0000" style:diagonal-bl-tr="none" style:diagonal-tl-br="none" fo:wrap-option="wrap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4:14:22.6907521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21:31:18.002187112</meta:creation-date>
    <meta:generator>LibreOffice/24.2.4.2$Linux_X86_64 LibreOffice_project/420$Build-2</meta:generator>
    <dc:date>2024-08-12T14:15:41.032037323</dc:date>
    <meta:editing-duration>PT13H41M26S</meta:editing-duration>
    <meta:editing-cycles>82</meta:editing-cycles>
    <meta:document-statistic meta:table-count="8" meta:cell-count="3331" meta:object-count="0"/>
  </office:meta>
</office:document-meta>
</file>